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au1" style:family="table">
      <style:table-properties style:width="17.385cm" fo:margin-left="0.598cm" table:align="left"/>
    </style:style>
    <style:style style:name="Tableau1.A" style:family="table-column">
      <style:table-column-properties style:column-width="3.898cm"/>
    </style:style>
    <style:style style:name="Tableau1.B" style:family="table-column">
      <style:table-column-properties style:column-width="6.262cm"/>
    </style:style>
    <style:style style:name="Tableau1.C" style:family="table-column">
      <style:table-column-properties style:column-width="7.225cm"/>
    </style:style>
    <style:style style:name="Tableau1.1" style:family="table-row">
      <style:table-row-properties style:min-row-height="0.681cm" fo:keep-together="always" style:use-optimal-row-height="false"/>
    </style:style>
    <style:style style:name="Tableau1.A1" style:family="table-cell">
      <style:table-cell-properties style:vertical-align="middle" fo:background-color="#4bacc6" fo:padding="0.097cm" fo:border-left="0.25pt solid #000000" fo:border-right="none" fo:border-top="0.25pt solid #000000" fo:border-bottom="0.25pt solid #000000">
        <style:background-image/>
      </style:table-cell-properties>
    </style:style>
    <style:style style:name="Tableau1.B1" style:family="table-cell">
      <style:table-cell-properties style:vertical-align="middle" fo:background-color="#4bacc6" fo:padding="0.097cm" fo:border="0.25pt solid #000000">
        <style:background-image/>
      </style:table-cell-properties>
    </style:style>
    <style:style style:name="Tableau1.2" style:family="table-row">
      <style:table-row-properties style:min-row-height="0.803cm" fo:keep-together="always" style:use-optimal-row-height="false"/>
    </style:style>
    <style:style style:name="Tableau1.A2" style:family="table-cell">
      <style:table-cell-properties style:vertical-align="middle" fo:background-color="#b6dde8" fo:padding="0.097cm" fo:border-left="0.25pt solid #000000" fo:border-right="none" fo:border-top="none" fo:border-bottom="0.25pt solid #000000">
        <style:background-image/>
      </style:table-cell-properties>
    </style:style>
    <style:style style:name="Tableau1.C2" style:family="table-cell">
      <style:table-cell-properties style:vertical-align="middle" fo:background-color="#b6dde8" fo:padding="0.097cm" fo:border-left="0.25pt solid #000000" fo:border-right="0.25pt solid #000000" fo:border-top="none" fo:border-bottom="0.25pt solid #000000">
        <style:background-image/>
      </style:table-cell-properties>
    </style:style>
    <style:style style:name="Tableau1.3" style:family="table-row">
      <style:table-row-properties style:min-row-height="1.235cm" fo:keep-together="always" style:use-optimal-row-height="false"/>
    </style:style>
    <style:style style:name="Tableau1.A3" style:family="table-cell">
      <style:table-cell-properties style:vertical-align="middle" fo:padding="0.097cm" fo:border-left="0.25pt solid #000000" fo:border-right="none" fo:border-top="none" fo:border-bottom="0.25pt solid #000000"/>
    </style:style>
    <style:style style:name="Tableau1.B3" style:family="table-cell">
      <style:table-cell-properties style:vertical-align="middle" fo:padding="0.097cm" fo:border-left="0.25pt solid #000000" fo:border-right="none" fo:border-top="none" fo:border-bottom="0.25pt solid #000000"/>
    </style:style>
    <style:style style:name="Tableau1.C3" style:family="table-cell">
      <style:table-cell-properties style:vertical-align="middle" fo:padding="0.097cm" fo:border-left="0.25pt solid #000000" fo:border-right="0.25pt solid #000000" fo:border-top="none" fo:border-bottom="0.25pt solid #000000"/>
    </style:style>
    <style:style style:name="Tableau1.A4" style:family="table-cell">
      <style:table-cell-properties style:vertical-align="middle" fo:padding="0.097cm" fo:border-left="0.25pt solid #000000" fo:border-right="none" fo:border-top="none" fo:border-bottom="0.25pt solid #000000"/>
    </style:style>
    <style:style style:name="Tableau1.B4" style:family="table-cell">
      <style:table-cell-properties style:vertical-align="middle" fo:padding="0.097cm" fo:border-left="0.25pt solid #000000" fo:border-right="none" fo:border-top="none" fo:border-bottom="0.25pt solid #000000"/>
    </style:style>
    <style:style style:name="Tableau1.C4" style:family="table-cell">
      <style:table-cell-properties style:vertical-align="middle" fo:padding="0.097cm" fo:border-left="0.25pt solid #000000" fo:border-right="0.25pt solid #000000" fo:border-top="none" fo:border-bottom="0.25pt solid #000000"/>
    </style:style>
    <style:style style:name="Tableau2" style:family="table">
      <style:table-properties style:width="17.385cm" fo:margin-left="0.598cm" table:align="left"/>
    </style:style>
    <style:style style:name="Tableau2.A" style:family="table-column">
      <style:table-column-properties style:column-width="3.918cm"/>
    </style:style>
    <style:style style:name="Tableau2.B" style:family="table-column">
      <style:table-column-properties style:column-width="6.242cm"/>
    </style:style>
    <style:style style:name="Tableau2.C" style:family="table-column">
      <style:table-column-properties style:column-width="7.225cm"/>
    </style:style>
    <style:style style:name="Tableau2.1" style:family="table-row">
      <style:table-row-properties style:min-row-height="0.797cm" fo:keep-together="always" style:use-optimal-row-height="false"/>
    </style:style>
    <style:style style:name="Tableau2.A1" style:family="table-cell">
      <style:table-cell-properties style:vertical-align="middle" fo:background-color="#4bacc6" fo:padding="0.097cm" fo:border-left="0.25pt solid #000000" fo:border-right="none" fo:border-top="0.25pt solid #000000" fo:border-bottom="0.25pt solid #000000">
        <style:background-image/>
      </style:table-cell-properties>
    </style:style>
    <style:style style:name="Tableau2.B1" style:family="table-cell">
      <style:table-cell-properties style:vertical-align="middle" fo:background-color="#4bacc6" fo:padding="0.097cm" fo:border="0.25pt solid #000000">
        <style:background-image/>
      </style:table-cell-properties>
    </style:style>
    <style:style style:name="Tableau2.2" style:family="table-row">
      <style:table-row-properties style:min-row-height="0.792cm" fo:keep-together="always" style:use-optimal-row-height="false"/>
    </style:style>
    <style:style style:name="Tableau2.A2" style:family="table-cell">
      <style:table-cell-properties style:vertical-align="middle" fo:background-color="#b6dde8" fo:padding="0.097cm" fo:border-left="0.25pt solid #000000" fo:border-right="none" fo:border-top="0.25pt solid #000000" fo:border-bottom="0.5pt solid #000000">
        <style:background-image/>
      </style:table-cell-properties>
    </style:style>
    <style:style style:name="Tableau2.C2" style:family="table-cell">
      <style:table-cell-properties style:vertical-align="middle" fo:background-color="#b6dde8" fo:padding="0.097cm" fo:border-left="0.25pt solid #000000" fo:border-right="0.25pt solid #000000" fo:border-top="none" fo:border-bottom="0.5pt solid #000000">
        <style:background-image/>
      </style:table-cell-properties>
    </style:style>
    <style:style style:name="Tableau2.3" style:family="table-row">
      <style:table-row-properties style:min-row-height="1.399cm" fo:keep-together="always" style:use-optimal-row-height="false"/>
    </style:style>
    <style:style style:name="Tableau2.A3" style:family="table-cell">
      <style:table-cell-properties style:vertical-align="middle" fo:padding="0.097cm" fo:border-left="0.5pt solid #000000" fo:border-right="none" fo:border-top="0.5pt solid #000000" fo:border-bottom="0.5pt solid #000000"/>
    </style:style>
    <style:style style:name="Tableau2.B3" style:family="table-cell">
      <style:table-cell-properties style:vertical-align="middle" fo:padding="0.097cm" fo:border="0.5pt solid #000000"/>
    </style:style>
    <style:style style:name="Tableau2.C3" style:family="table-cell">
      <style:table-cell-properties style:vertical-align="middle" fo:padding="0.097cm" fo:border="0.5pt solid #000000"/>
    </style:style>
    <style:style style:name="Tableau2.4" style:family="table-row">
      <style:table-row-properties style:min-row-height="1.304cm" fo:keep-together="always" style:use-optimal-row-height="false"/>
    </style:style>
    <style:style style:name="Tableau2.A4" style:family="table-cell">
      <style:table-cell-properties style:vertical-align="middle" fo:padding="0.097cm" fo:border-left="0.5pt solid #000000" fo:border-right="none" fo:border-top="0.5pt solid #000000" fo:border-bottom="0.5pt solid #000000"/>
    </style:style>
    <style:style style:name="Tableau2.B4" style:family="table-cell">
      <style:table-cell-properties style:vertical-align="middle" fo:padding="0.097cm" fo:border="0.5pt solid #000000"/>
    </style:style>
    <style:style style:name="Tableau2.C4" style:family="table-cell">
      <style:table-cell-properties style:vertical-align="middle" fo:padding="0.097cm" fo:border="0.5pt solid #000000"/>
    </style:style>
    <style:style style:name="Tableau2.5" style:family="table-row">
      <style:table-row-properties style:min-row-height="0.739cm" fo:keep-together="always" style:use-optimal-row-height="false"/>
    </style:style>
    <style:style style:name="Tableau2.A5" style:family="table-cell">
      <style:table-cell-properties style:vertical-align="middle" fo:padding="0.097cm" fo:border-left="none" fo:border-right="none" fo:border-top="0.5pt solid #000000" fo:border-bottom="0.5pt solid #000000"/>
    </style:style>
    <style:style style:name="Tableau2.B5" style:family="table-cell">
      <style:table-cell-properties style:vertical-align="middle" fo:padding="0.097cm" fo:border-left="none" fo:border-right="none" fo:border-top="0.5pt solid #000000" fo:border-bottom="0.5pt solid #000000"/>
    </style:style>
    <style:style style:name="Tableau2.A6" style:family="table-cell">
      <style:table-cell-properties style:vertical-align="middle" fo:background-color="#4bacc6" fo:padding="0.097cm" fo:border-left="0.5pt solid #000000" fo:border-right="none" fo:border-top="0.5pt solid #000000" fo:border-bottom="0.5pt solid #000000">
        <style:background-image/>
      </style:table-cell-properties>
    </style:style>
    <style:style style:name="Tableau2.B6" style:family="table-cell">
      <style:table-cell-properties style:vertical-align="middle" fo:background-color="#4bacc6" fo:padding="0.097cm" fo:border="0.5pt solid #000000">
        <style:background-image/>
      </style:table-cell-properties>
    </style:style>
    <style:style style:name="Tableau2.7" style:family="table-row">
      <style:table-row-properties style:min-row-height="0.824cm" fo:keep-together="always" style:use-optimal-row-height="false"/>
    </style:style>
    <style:style style:name="Tableau2.A7" style:family="table-cell">
      <style:table-cell-properties style:vertical-align="middle" fo:background-color="#b6dde8" fo:padding="0.097cm" fo:border-left="0.25pt solid #000000" fo:border-right="none" fo:border-top="0.5pt solid #000000" fo:border-bottom="0.25pt solid #000000">
        <style:background-image/>
      </style:table-cell-properties>
    </style:style>
    <style:style style:name="Tableau2.C7" style:family="table-cell">
      <style:table-cell-properties style:vertical-align="middle" fo:background-color="#b6dde8" fo:padding="0.097cm" fo:border-left="0.25pt solid #000000" fo:border-right="0.25pt solid #000000" fo:border-top="0.5pt solid #000000" fo:border-bottom="0.25pt solid #000000">
        <style:background-image/>
      </style:table-cell-properties>
    </style:style>
    <style:style style:name="Tableau2.8" style:family="table-row">
      <style:table-row-properties fo:keep-together="always" style:use-optimal-row-height="false"/>
    </style:style>
    <style:style style:name="Tableau2.A8" style:family="table-cell">
      <style:table-cell-properties style:vertical-align="middle" fo:padding="0.097cm" fo:border-left="0.25pt solid #000000" fo:border-right="none" fo:border-top="none" fo:border-bottom="0.25pt solid #000000"/>
    </style:style>
    <style:style style:name="Tableau2.B8" style:family="table-cell">
      <style:table-cell-properties style:vertical-align="middle" fo:padding="0.097cm" fo:border-left="0.25pt solid #000000" fo:border-right="none" fo:border-top="none" fo:border-bottom="0.25pt solid #000000"/>
    </style:style>
    <style:style style:name="Tableau2.C8" style:family="table-cell">
      <style:table-cell-properties style:vertical-align="middle" fo:padding="0.097cm" fo:border-left="0.25pt solid #000000" fo:border-right="0.25pt solid #000000" fo:border-top="none" fo:border-bottom="0.25pt solid #000000"/>
    </style:style>
    <style:style style:name="Tableau2.9" style:family="table-row">
      <style:table-row-properties fo:keep-together="always" style:use-optimal-row-height="false"/>
    </style:style>
    <style:style style:name="Tableau2.A9" style:family="table-cell">
      <style:table-cell-properties style:vertical-align="middle" fo:padding="0.097cm" fo:border-left="0.25pt solid #000000" fo:border-right="none" fo:border-top="none" fo:border-bottom="0.25pt solid #000000"/>
    </style:style>
    <style:style style:name="Tableau2.B9" style:family="table-cell">
      <style:table-cell-properties style:vertical-align="middle" fo:padding="0.097cm" fo:border-left="0.25pt solid #000000" fo:border-right="none" fo:border-top="none" fo:border-bottom="0.25pt solid #000000"/>
    </style:style>
    <style:style style:name="Tableau2.C9" style:family="table-cell">
      <style:table-cell-properties style:vertical-align="middle" fo:padding="0.097cm" fo:border-left="0.25pt solid #000000" fo:border-right="0.25pt solid #000000" fo:border-top="none" fo:border-bottom="0.25pt solid #000000"/>
    </style:style>
    <style:style style:name="Tableau10" style:family="table">
      <style:table-properties style:width="17.385cm" fo:margin-left="0.598cm" table:align="left"/>
    </style:style>
    <style:style style:name="Tableau10.A" style:family="table-column">
      <style:table-column-properties style:column-width="3.939cm"/>
    </style:style>
    <style:style style:name="Tableau10.B" style:family="table-column">
      <style:table-column-properties style:column-width="6.202cm"/>
    </style:style>
    <style:style style:name="Tableau10.C" style:family="table-column">
      <style:table-column-properties style:column-width="7.244cm"/>
    </style:style>
    <style:style style:name="Tableau10.1" style:family="table-row">
      <style:table-row-properties style:min-row-height="0.739cm" fo:keep-together="always" style:use-optimal-row-height="false"/>
    </style:style>
    <style:style style:name="Tableau10.A1" style:family="table-cell">
      <style:table-cell-properties style:vertical-align="middle" fo:background-color="#4bacc6"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4bacc6" fo:padding="0.097cm" fo:border-left="0.25pt solid #000000" fo:border-right="0.5pt solid #000000" fo:border-top="0.5pt solid #000000" fo:border-bottom="0.5pt solid #000000">
        <style:background-image/>
      </style:table-cell-properties>
    </style:style>
    <style:style style:name="Tableau10.2" style:family="table-row">
      <style:table-row-properties style:min-row-height="0.824cm" fo:keep-together="always" style:use-optimal-row-height="false"/>
    </style:style>
    <style:style style:name="Tableau10.A2" style:family="table-cell">
      <style:table-cell-properties style:vertical-align="middle" fo:background-color="#b6dde8" fo:padding="0.097cm" fo:border-left="0.25pt solid #000000" fo:border-right="none" fo:border-top="0.5pt solid #000000" fo:border-bottom="0.25pt solid #000000">
        <style:background-image/>
      </style:table-cell-properties>
    </style:style>
    <style:style style:name="Tableau10.C2" style:family="table-cell">
      <style:table-cell-properties style:vertical-align="middle" fo:background-color="#b6dde8" fo:padding="0.097cm" fo:border-left="0.25pt solid #000000" fo:border-right="0.25pt solid #000000" fo:border-top="0.5pt solid #000000" fo:border-bottom="0.25pt solid #000000">
        <style:background-image/>
      </style:table-cell-properties>
    </style:style>
    <style:style style:name="Tableau10.3" style:family="table-row">
      <style:table-row-properties fo:keep-together="always" style:use-optimal-row-height="false"/>
    </style:style>
    <style:style style:name="Tableau10.A3" style:family="table-cell">
      <style:table-cell-properties style:vertical-align="middle" fo:padding="0.097cm" fo:border-left="0.25pt solid #000000" fo:border-right="none" fo:border-top="none" fo:border-bottom="0.25pt solid #000000"/>
    </style:style>
    <style:style style:name="Tableau10.B3" style:family="table-cell">
      <style:table-cell-properties style:vertical-align="middle" fo:padding="0.097cm" fo:border-left="0.25pt solid #000000" fo:border-right="none" fo:border-top="none" fo:border-bottom="0.25pt solid #000000"/>
    </style:style>
    <style:style style:name="Tableau10.C3" style:family="table-cell">
      <style:table-cell-properties style:vertical-align="middle" fo:padding="0.097cm" fo:border-left="0.25pt solid #000000" fo:border-right="0.25pt solid #000000" fo:border-top="none" fo:border-bottom="0.25pt solid #000000"/>
    </style:style>
    <style:style style:name="Tableau10.4" style:family="table-row">
      <style:table-row-properties fo:keep-together="always" style:use-optimal-row-height="false"/>
    </style:style>
    <style:style style:name="Tableau10.A4" style:family="table-cell">
      <style:table-cell-properties style:vertical-align="middle" fo:padding="0.097cm" fo:border-left="0.25pt solid #000000" fo:border-right="none" fo:border-top="none" fo:border-bottom="0.25pt solid #000000"/>
    </style:style>
    <style:style style:name="Tableau10.B4" style:family="table-cell">
      <style:table-cell-properties style:vertical-align="middle" fo:padding="0.097cm" fo:border-left="0.25pt solid #000000" fo:border-right="none" fo:border-top="none" fo:border-bottom="0.25pt solid #000000"/>
    </style:style>
    <style:style style:name="Tableau10.C4" style:family="table-cell">
      <style:table-cell-properties style:vertical-align="middle" fo:padding="0.097cm" fo:border-left="0.25pt solid #000000" fo:border-right="0.25pt solid #000000" fo:border-top="none" fo:border-bottom="0.25pt solid #000000"/>
    </style:style>
    <style:style style:name="Tableau4" style:family="table">
      <style:table-properties style:width="17.385cm" fo:margin-left="1.097cm" table:align="left"/>
    </style:style>
    <style:style style:name="Tableau4.A" style:family="table-column">
      <style:table-column-properties style:column-width="1.931cm"/>
    </style:style>
    <style:style style:name="Tableau4.I" style:family="table-column">
      <style:table-column-properties style:column-width="1.933cm"/>
    </style:style>
    <style:style style:name="Tableau4.A1" style:family="table-cell">
      <style:table-cell-properties fo:padding="0.097cm" fo:border-left="0.25pt solid #000000" fo:border-right="none" fo:border-top="0.25pt solid #000000" fo:border-bottom="0.25pt solid #000000"/>
    </style:style>
    <style:style style:name="Tableau4.I1" style:family="table-cell">
      <style:table-cell-properties fo:padding="0.097cm" fo:border="0.25pt solid #000000"/>
    </style:style>
    <style:style style:name="Tableau3" style:family="table">
      <style:table-properties style:width="13.204cm" table:align="center"/>
    </style:style>
    <style:style style:name="Tableau3.A" style:family="table-column">
      <style:table-column-properties style:column-width="2.702cm"/>
    </style:style>
    <style:style style:name="Tableau3.B" style:family="table-column">
      <style:table-column-properties style:column-width="5.251cm"/>
    </style:style>
    <style:style style:name="Tableau3.A1" style:family="table-cell">
      <style:table-cell-properties style:vertical-align="middle" fo:padding="0.097cm" fo:border-left="0.25pt solid #000000" fo:border-right="none" fo:border-top="0.25pt solid #000000" fo:border-bottom="0.25pt solid #000000"/>
    </style:style>
    <style:style style:name="Tableau3.B1" style:family="table-cell">
      <style:table-cell-properties style:vertical-align="middle" fo:padding="0.097cm" fo:border="0.25pt solid #000000"/>
    </style:style>
    <style:style style:name="Tableau3.C1" style:family="table-cell">
      <style:table-cell-properties fo:padding-left="0.018cm" fo:padding-right="0.018cm" fo:padding-top="0cm" fo:padding-bottom="0cm" fo:border="0.25pt solid #000000"/>
    </style:style>
    <style:style style:name="Tableau3.A2" style:family="table-cell">
      <style:table-cell-properties style:vertical-align="middle" fo:padding="0.097cm" fo:border-left="0.25pt solid #000000" fo:border-right="none" fo:border-top="none" fo:border-bottom="0.25pt solid #000000"/>
    </style:style>
    <style:style style:name="Tableau3.B2" style:family="table-cell">
      <style:table-cell-properties style:vertical-align="middle" fo:padding="0.097cm" fo:border-left="0.25pt solid #000000" fo:border-right="0.25pt solid #000000" fo:border-top="none" fo:border-bottom="0.25pt solid #000000"/>
    </style:style>
    <style:style style:name="Tableau3.C2" style:family="table-cell">
      <style:table-cell-properties fo:padding-left="0.018cm" fo:padding-right="0.018cm" fo:padding-top="0cm" fo:padding-bottom="0cm" fo:border-left="0.25pt solid #000000" fo:border-right="0.25pt solid #000000" fo:border-top="none" fo:border-bottom="0.25pt solid #000000"/>
    </style:style>
    <style:style style:name="Tableau3.C3" style:family="table-cell">
      <style:table-cell-properties style:vertical-align="middle" fo:padding-left="0.018cm" fo:padding-right="0.018cm" fo:padding-top="0cm" fo:padding-bottom="0cm" fo:border-left="0.25pt solid #000000" fo:border-right="0.25pt solid #000000" fo:border-top="none" fo:border-bottom="0.25pt solid #000000"/>
    </style:style>
    <style:style style:name="Tableau5" style:family="table">
      <style:table-properties style:width="8.001cm" fo:margin-left="5.442cm" table:align="left"/>
    </style:style>
    <style:style style:name="Tableau5.A" style:family="table-column">
      <style:table-column-properties style:column-width="2.75cm"/>
    </style:style>
    <style:style style:name="Tableau5.B" style:family="table-column">
      <style:table-column-properties style:column-width="5.251cm"/>
    </style:style>
    <style:style style:name="Tableau5.1" style:family="table-row">
      <style:table-row-properties style:min-row-height="0.787cm"/>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18.219cm" fo:margin-left="0.191cm" table:align="left"/>
    </style:style>
    <style:style style:name="Tableau6.A" style:family="table-column">
      <style:table-column-properties style:column-width="8.468cm"/>
    </style:style>
    <style:style style:name="Tableau6.B" style:family="table-column">
      <style:table-column-properties style:column-width="9.751cm"/>
    </style:style>
    <style:style style:name="Tableau6.A1" style:family="table-cell">
      <style:table-cell-properties fo:padding-left="0.191cm" fo:padding-right="0.191cm" fo:padding-top="0cm" fo:padding-bottom="0cm" fo:border="none"/>
    </style:style>
    <style:style style:name="Tableau7" style:family="table">
      <style:table-properties style:width="17.251cm" fo:margin-left="0.942cm" table:align="left"/>
    </style:style>
    <style:style style:name="Tableau7.A" style:family="table-column">
      <style:table-column-properties style:column-width="4.75cm"/>
    </style:style>
    <style:style style:name="Tableau7.B" style:family="table-column">
      <style:table-column-properties style:column-width="4.001cm"/>
    </style:style>
    <style:style style:name="Tableau7.D" style:family="table-column">
      <style:table-column-properties style:column-width="3.75cm"/>
    </style:style>
    <style:style style:name="Tableau7.A1" style:family="table-cell">
      <style:table-cell-properties style:vertical-align="middle" fo:padding-left="0.191cm" fo:padding-right="0.191cm" fo:padding-top="0cm" fo:padding-bottom="0cm" fo:border="0.5pt solid #000000"/>
    </style:style>
    <style:style style:name="Tableau7.12" style:family="table-row">
      <style:table-row-properties style:min-row-height="0.564cm"/>
    </style:style>
    <style:style style:name="Tableau8" style:family="table">
      <style:table-properties style:width="18.15cm" fo:margin-left="0.691cm" table:align="left"/>
    </style:style>
    <style:style style:name="Tableau8.A" style:family="table-column">
      <style:table-column-properties style:column-width="8.5cm"/>
    </style:style>
    <style:style style:name="Tableau8.B" style:family="table-column">
      <style:table-column-properties style:column-width="9.65cm"/>
    </style:style>
    <style:style style:name="Tableau8.A1" style:family="table-cell">
      <style:table-cell-properties fo:padding-left="0.191cm" fo:padding-right="0.191cm" fo:padding-top="0cm" fo:padding-bottom="0cm" fo:border="none"/>
    </style:style>
    <style:style style:name="Tableau9" style:family="table">
      <style:table-properties style:width="18.503cm" fo:margin-left="0.441cm" table:align="left"/>
    </style:style>
    <style:style style:name="Tableau9.A" style:family="table-column">
      <style:table-column-properties style:column-width="6.502cm"/>
    </style:style>
    <style:style style:name="Tableau9.B" style:family="table-column">
      <style:table-column-properties style:column-width="12.002cm"/>
    </style:style>
    <style:style style:name="Tableau9.A1" style:family="table-cell">
      <style:table-cell-properties fo:padding-left="0.191cm" fo:padding-right="0.191cm" fo:padding-top="0cm" fo:padding-bottom="0cm" fo:border="none"/>
    </style:style>
    <style:style style:name="P1" style:family="paragraph" style:parent-style-name="Normal">
      <style:paragraph-properties fo:margin-left="0.501cm" fo:margin-right="0.459cm" fo:line-height="115%" fo:text-indent="0cm" style:auto-text-indent="false">
        <style:tab-stops/>
      </style:paragraph-properties>
      <style:text-properties style:font-name="Arial" style:font-name-complex="Arial" style:font-size-complex="10pt"/>
    </style:style>
    <style:style style:name="P2" style:family="paragraph" style:parent-style-name="Normal">
      <style:paragraph-properties fo:margin-left="0.501cm" fo:margin-right="0.459cm" fo:line-height="115%" fo:text-indent="0cm" style:auto-text-indent="false">
        <style:tab-stops/>
      </style:paragraph-properties>
      <style:text-properties style:font-name="Arial" fo:font-weight="bold" style:font-weight-asian="bold" style:font-name-complex="Arial" style:font-size-complex="10pt" style:font-weight-complex="bold"/>
    </style:style>
    <style:style style:name="P3" style:family="paragraph" style:parent-style-name="Normal">
      <style:paragraph-properties fo:margin-left="0.501cm" fo:margin-right="0.459cm" fo:line-height="115%" fo:text-indent="0cm" style:auto-text-indent="false">
        <style:tab-stops/>
      </style:paragraph-properties>
      <style:text-properties style:font-name="Arial" fo:font-size="10pt" style:font-size-asian="10pt" style:font-name-complex="Arial" style:font-size-complex="10pt"/>
    </style:style>
    <style:style style:name="P4" style:family="paragraph" style:parent-style-name="Normal">
      <style:paragraph-properties fo:margin-left="0.501cm" fo:margin-right="0.459cm" fo:line-height="115%" fo:text-align="center" style:justify-single-word="false" fo:text-indent="0cm" style:auto-text-indent="false">
        <style:tab-stops/>
      </style:paragraph-properties>
      <style:text-properties style:font-name="Arial" fo:font-size="10pt" style:font-size-asian="10pt" style:font-name-complex="Arial" style:font-size-complex="10pt"/>
    </style:style>
    <style:style style:name="P5" style:family="paragraph" style:parent-style-name="Normal">
      <style:paragraph-properties fo:margin-left="0.501cm" fo:margin-right="0.459cm" fo:line-height="115%" fo:text-align="justify" style:justify-single-word="false" fo:text-indent="0cm" style:auto-text-indent="false">
        <style:tab-stops/>
      </style:paragraph-properties>
      <style:text-properties style:font-name="Arial" fo:font-size="10pt" style:font-size-asian="10pt" style:font-name-complex="Arial" style:font-size-complex="10pt"/>
    </style:style>
    <style:style style:name="P6" style:family="paragraph" style:parent-style-name="Normal">
      <style:paragraph-properties fo:margin-left="0.501cm" fo:margin-right="0.459cm" fo:line-height="115%" fo:text-align="justify" style:justify-single-word="false" fo:text-indent="0cm" style:auto-text-indent="false">
        <style:tab-stops/>
      </style:paragraph-properties>
      <style:text-properties style:font-name="Arial" fo:font-size="10pt" style:font-size-asian="10pt" style:font-name-complex="Arial" style:font-size-complex="10pt" style:font-style-complex="italic"/>
    </style:style>
    <style:style style:name="P7" style:family="paragraph" style:parent-style-name="Normal">
      <style:paragraph-properties fo:margin-left="0.501cm" fo:margin-right="0.459cm" fo:line-height="115%" fo:text-align="justify" style:justify-single-word="false" fo:text-indent="0cm" style:auto-text-indent="false">
        <style:tab-stops/>
      </style:paragraph-properties>
      <style:text-properties style:font-name="Arial" fo:font-size="10pt" officeooo:paragraph-rsid="0015bc68" style:font-size-asian="10pt" style:font-name-complex="Arial" style:font-size-complex="10pt" style:font-style-complex="italic"/>
    </style:style>
    <style:style style:name="P8" style:family="paragraph" style:parent-style-name="Normal">
      <style:paragraph-properties fo:margin-left="0.501cm" fo:margin-right="0.459cm" fo:line-height="115%" fo:text-align="justify" style:justify-single-word="false" fo:text-indent="0cm" style:auto-text-indent="false">
        <style:tab-stops/>
      </style:paragraph-properties>
      <style:text-properties style:font-name="Arial" fo:font-size="10pt" officeooo:paragraph-rsid="0015bc68" style:font-size-asian="10pt" style:font-name-complex="Arial"/>
    </style:style>
    <style:style style:name="P9" style:family="paragraph" style:parent-style-name="Normal">
      <style:paragraph-properties fo:margin-left="0.501cm" fo:margin-right="0.459cm" fo:line-height="115%" fo:text-indent="0cm" style:auto-text-indent="false">
        <style:tab-stops/>
      </style:paragraph-properties>
      <style:text-properties style:font-name="Arial" fo:font-size="10pt" fo:font-weight="bold" style:font-size-asian="10pt" style:font-weight-asian="bold" style:font-name-complex="Arial" style:font-size-complex="10pt" style:font-weight-complex="bold"/>
    </style:style>
    <style:style style:name="P10" style:family="paragraph" style:parent-style-name="Normal">
      <style:paragraph-properties fo:margin-left="0.501cm" fo:margin-right="0.459cm" fo:line-height="115%" fo:text-align="justify" style:justify-single-word="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P11" style:family="paragraph" style:parent-style-name="Normal">
      <style:paragraph-properties fo:margin-left="0.501cm" fo:margin-right="0.459cm" fo:line-height="115%" fo:text-indent="0cm" style:auto-text-indent="false">
        <style:tab-stops/>
      </style:paragraph-properties>
    </style:style>
    <style:style style:name="P12" style:family="paragraph" style:parent-style-name="Normal">
      <style:paragraph-properties fo:margin-left="0.501cm" fo:margin-right="0.459cm" fo:line-height="115%" fo:text-align="justify" style:justify-single-word="false" fo:text-indent="0cm" style:auto-text-indent="false">
        <style:tab-stops/>
      </style:paragraph-properties>
    </style:style>
    <style:style style:name="P13" style:family="paragraph" style:parent-style-name="Table_20_Heading">
      <style:paragraph-properties fo:margin-left="0.501cm" fo:margin-right="0.459cm" fo:line-height="115%" fo:text-indent="0cm" style:auto-text-indent="false">
        <style:tab-stops/>
      </style:paragraph-properties>
      <style:text-properties style:font-name="Arial" style:font-name-complex="Arial"/>
    </style:style>
    <style:style style:name="P14" style:family="paragraph" style:parent-style-name="Table_20_Heading">
      <style:paragraph-properties fo:margin-left="0.501cm" fo:margin-right="0.459cm" fo:line-height="115%" fo:text-indent="0cm" style:auto-text-indent="false">
        <style:tab-stops/>
      </style:paragraph-properties>
      <style:text-properties style:font-name="Arial" officeooo:paragraph-rsid="00145f6e" style:font-name-complex="Arial"/>
    </style:style>
    <style:style style:name="P15" style:family="paragraph" style:parent-style-name="Table_20_Heading">
      <style:paragraph-properties fo:margin-left="0.501cm" fo:margin-right="0.459cm" fo:line-height="115%" fo:text-indent="0cm" style:auto-text-indent="false">
        <style:tab-stops/>
      </style:paragraph-properties>
      <style:text-properties style:font-name="Arial" style:font-name-complex="Arial" style:font-weight-complex="normal"/>
    </style:style>
    <style:style style:name="P16" style:family="paragraph" style:parent-style-name="Table_20_Heading">
      <style:paragraph-properties fo:margin-left="0.501cm" fo:margin-right="0.459cm" fo:line-height="115%" fo:text-indent="0cm" style:auto-text-indent="false">
        <style:tab-stops/>
      </style:paragraph-properties>
      <style:text-properties style:font-name="Arial" officeooo:rsid="00145f6e" officeooo:paragraph-rsid="00145f6e" style:font-name-complex="Arial"/>
    </style:style>
    <style:style style:name="P17" style:family="paragraph" style:parent-style-name="Table_20_Contents">
      <style:paragraph-properties fo:margin-left="0.501cm" fo:margin-right="0.459cm" fo:line-height="115%" fo:text-align="center" style:justify-single-word="false" fo:text-indent="0cm" style:auto-text-indent="false">
        <style:tab-stops/>
      </style:paragraph-properties>
      <style:text-properties style:font-name="Arial" style:font-name-complex="Arial" style:font-style-complex="italic"/>
    </style:style>
    <style:style style:name="P18" style:family="paragraph" style:parent-style-name="Table_20_Contents">
      <style:paragraph-properties fo:margin-left="0.501cm" fo:margin-right="0.459cm" fo:line-height="115%" fo:text-align="center" style:justify-single-word="false" fo:text-indent="0cm" style:auto-text-indent="false">
        <style:tab-stops/>
      </style:paragraph-properties>
      <style:text-properties style:font-name="Arial" officeooo:paragraph-rsid="00145f6e" style:font-name-complex="Arial" style:font-style-complex="italic"/>
    </style:style>
    <style:style style:name="P19" style:family="paragraph" style:parent-style-name="Table_20_Contents">
      <style:paragraph-properties fo:margin-left="0.501cm" fo:margin-right="0.459cm" fo:line-height="115%" fo:text-align="center" style:justify-single-word="false" fo:text-indent="0cm" style:auto-text-indent="false">
        <style:tab-stops/>
      </style:paragraph-properties>
      <style:text-properties style:font-name="Arial" officeooo:rsid="00156650" officeooo:paragraph-rsid="00156650" style:font-name-complex="Arial" style:font-style-complex="italic"/>
    </style:style>
    <style:style style:name="P20" style:family="paragraph" style:parent-style-name="Table_20_Contents">
      <style:paragraph-properties fo:margin-left="0.501cm" fo:margin-right="0.459cm" fo:line-height="115%" fo:text-align="center" style:justify-single-word="false" fo:text-indent="0cm" style:auto-text-indent="false">
        <style:tab-stops/>
      </style:paragraph-properties>
      <style:text-properties style:font-name="Arial" officeooo:paragraph-rsid="00156650" style:font-name-complex="Arial"/>
    </style:style>
    <style:style style:name="P21" style:family="paragraph" style:parent-style-name="Table_20_Contents">
      <style:paragraph-properties fo:margin-left="0.501cm" fo:margin-right="0.459cm" fo:line-height="115%" fo:text-align="center" style:justify-single-word="false" fo:text-indent="0cm" style:auto-text-indent="false">
        <style:tab-stops/>
      </style:paragraph-properties>
      <style:text-properties style:font-name="Arial" officeooo:paragraph-rsid="00164e82" style:font-name-complex="Arial"/>
    </style:style>
    <style:style style:name="P22" style:family="paragraph" style:parent-style-name="Table_20_Contents">
      <style:paragraph-properties fo:margin-left="0.501cm" fo:margin-right="0.459cm" fo:line-height="115%" fo:text-align="center" style:justify-single-word="false" fo:text-indent="0cm" style:auto-text-indent="false">
        <style:tab-stops/>
      </style:paragraph-properties>
      <style:text-properties style:font-name="Arial" officeooo:rsid="00156650" officeooo:paragraph-rsid="00156650" style:font-name-complex="Arial"/>
    </style:style>
    <style:style style:name="P23" style:family="paragraph" style:parent-style-name="Table_20_Contents">
      <style:paragraph-properties fo:margin-left="0.501cm" fo:margin-right="0.459cm" fo:line-height="115%" fo:text-align="center" style:justify-single-word="false" fo:text-indent="0cm" style:auto-text-indent="false">
        <style:tab-stops/>
      </style:paragraph-properties>
      <style:text-properties style:font-name="Arial" fo:font-weight="bold" style:font-weight-asian="bold" style:font-name-complex="Arial"/>
    </style:style>
    <style:style style:name="P24" style:family="paragraph" style:parent-style-name="Table_20_Contents">
      <style:paragraph-properties fo:margin-left="0.501cm" fo:margin-right="0.459cm" fo:line-height="115%" fo:text-align="center" style:justify-single-word="false" fo:text-indent="0cm" style:auto-text-indent="false">
        <style:tab-stops/>
      </style:paragraph-properties>
      <style:text-properties style:font-name="Arial" fo:font-weight="bold" officeooo:paragraph-rsid="00156650" style:font-weight-asian="bold" style:font-name-complex="Arial"/>
    </style:style>
    <style:style style:name="P25" style:family="paragraph" style:parent-style-name="Table_20_Contents">
      <style:paragraph-properties fo:margin-left="0.501cm" fo:margin-right="0.459cm" fo:line-height="115%" fo:text-align="center" style:justify-single-word="false" fo:text-indent="0cm" style:auto-text-indent="false">
        <style:tab-stops/>
      </style:paragraph-properties>
      <style:text-properties style:font-name="Arial" fo:font-weight="bold" officeooo:rsid="00145f6e" officeooo:paragraph-rsid="00145f6e" style:font-weight-asian="bold" style:font-name-complex="Arial"/>
    </style:style>
    <style:style style:name="P26" style:family="paragraph" style:parent-style-name="Table_20_Contents">
      <style:paragraph-properties fo:margin-left="0.501cm" fo:margin-right="0.459cm" fo:line-height="115%" fo:text-align="center" style:justify-single-word="false" fo:text-indent="0cm" style:auto-text-indent="false">
        <style:tab-stops/>
      </style:paragraph-properties>
      <style:text-properties style:font-name="Arial" fo:font-weight="bold" officeooo:rsid="00145f6e" officeooo:paragraph-rsid="00145f6e" style:font-weight-asian="bold" style:font-name-complex="Arial" style:font-style-complex="italic" style:font-weight-complex="bold"/>
    </style:style>
    <style:style style:name="P27" style:family="paragraph" style:parent-style-name="Table_20_Contents">
      <style:paragraph-properties fo:margin-left="0.501cm" fo:margin-right="0.459cm" fo:line-height="115%" fo:text-align="center" style:justify-single-word="false" fo:text-indent="0cm" style:auto-text-indent="false">
        <style:tab-stops/>
      </style:paragraph-properties>
      <style:text-properties style:font-name="Arial" fo:font-weight="bold" officeooo:rsid="00145f6e" officeooo:paragraph-rsid="00156650" style:font-weight-asian="bold" style:font-name-complex="Arial" style:font-style-complex="italic" style:font-weight-complex="bold"/>
    </style:style>
    <style:style style:name="P28" style:family="paragraph" style:parent-style-name="Table_20_Contents">
      <style:paragraph-properties fo:margin-left="0.501cm" fo:margin-right="0.459cm" fo:line-height="115%" fo:text-align="center" style:justify-single-word="false" fo:text-indent="0cm" style:auto-text-indent="false">
        <style:tab-stops/>
      </style:paragraph-properties>
      <style:text-properties style:font-name="Arial" fo:font-weight="bold" officeooo:rsid="00156650" officeooo:paragraph-rsid="00156650" style:font-weight-asian="bold" style:font-name-complex="Arial" style:font-style-complex="italic" style:font-weight-complex="bold"/>
    </style:style>
    <style:style style:name="P29" style:family="paragraph" style:parent-style-name="Table_20_Contents">
      <style:paragraph-properties fo:margin-left="0.501cm" fo:margin-right="0.459cm" fo:line-height="115%" fo:text-align="center" style:justify-single-word="false" fo:text-indent="0cm" style:auto-text-indent="false">
        <style:tab-stops/>
      </style:paragraph-properties>
      <style:text-properties style:font-name="Arial" fo:font-weight="bold" officeooo:rsid="00156650" officeooo:paragraph-rsid="00156650" style:font-weight-asian="bold" style:font-name-complex="Arial"/>
    </style:style>
    <style:style style:name="P30" style:family="paragraph" style:parent-style-name="Table_20_Contents">
      <style:paragraph-properties fo:margin-left="0.501cm" fo:margin-right="0.459cm" fo:line-height="115%" fo:text-align="center" style:justify-single-word="false" fo:text-indent="0cm" style:auto-text-indent="false">
        <style:tab-stops/>
      </style:paragraph-properties>
      <style:text-properties style:font-name="Arial" fo:font-weight="bold" officeooo:paragraph-rsid="00164e82" style:font-weight-asian="bold" style:font-name-complex="Arial" style:font-weight-complex="bold"/>
    </style:style>
    <style:style style:name="P31" style:family="paragraph" style:parent-style-name="Table_20_Contents">
      <style:paragraph-properties fo:margin-left="0.501cm" fo:margin-right="0.459cm" fo:line-height="115%" fo:text-align="center" style:justify-single-word="false" fo:text-indent="0cm" style:auto-text-indent="false">
        <style:tab-stops/>
      </style:paragraph-properties>
      <style:text-properties officeooo:paragraph-rsid="00156650"/>
    </style:style>
    <style:style style:name="P32" style:family="paragraph" style:parent-style-name="Text_20_body">
      <style:paragraph-properties fo:margin-left="0.501cm" fo:margin-right="0.459cm" fo:line-height="115%" fo:text-indent="0cm" style:auto-text-indent="false">
        <style:tab-stops/>
      </style:paragraph-properties>
      <style:text-properties style:font-name="Arial" fo:font-size="10pt" style:font-size-asian="10pt" style:font-name-complex="Arial" style:font-size-complex="10pt"/>
    </style:style>
    <style:style style:name="P33" style:family="paragraph" style:parent-style-name="Standard">
      <style:paragraph-properties fo:margin-left="0.501cm" fo:margin-right="0.459cm" fo:line-height="115%" fo:text-align="justify" style:justify-single-word="false" fo:text-indent="0cm" style:auto-text-indent="false">
        <style:tab-stops>
          <style:tab-stop style:position="0cm"/>
        </style:tab-stops>
      </style:paragraph-properties>
      <style:text-properties style:font-name="Arial" style:font-name-complex="Arial"/>
    </style:style>
    <style:style style:name="P34" style:family="paragraph" style:parent-style-name="Standard">
      <style:paragraph-properties fo:margin-left="0.501cm" fo:margin-right="0.459cm" fo:line-height="115%" fo:text-indent="0cm" style:auto-text-indent="false">
        <style:tab-stops/>
      </style:paragraph-properties>
      <style:text-properties style:font-name="Arial" officeooo:paragraph-rsid="00164e82" style:font-name-complex="Arial"/>
    </style:style>
    <style:style style:name="P35" style:family="paragraph" style:parent-style-name="Standard">
      <style:paragraph-properties fo:margin-left="0.501cm" fo:margin-right="0.459cm" fo:line-height="115%" fo:text-align="justify" style:justify-single-word="false" fo:text-indent="0cm" style:auto-text-indent="false">
        <style:tab-stops>
          <style:tab-stop style:position="0cm"/>
        </style:tab-stops>
      </style:paragraph-properties>
    </style:style>
    <style:style style:name="P36" style:family="paragraph" style:parent-style-name="Text_20_body">
      <style:paragraph-properties fo:margin-left="0.501cm" fo:margin-right="0.459cm" fo:margin-top="0cm" fo:margin-bottom="0cm" style:contextual-spacing="false" fo:line-height="115%" fo:text-indent="0cm" style:auto-text-indent="false">
        <style:tab-stops/>
      </style:paragraph-properties>
      <style:text-properties style:font-name="Arial" fo:font-size="10pt" style:font-size-asian="10pt" style:font-name-complex="Arial" style:font-size-complex="10pt"/>
    </style:style>
    <style:style style:name="P37" style:family="paragraph" style:parent-style-name="Text_20_body">
      <style:paragraph-properties fo:margin-left="0.501cm" fo:margin-right="0.459cm" fo:margin-top="0cm" fo:margin-bottom="0.423cm" style:contextual-spacing="false" fo:line-height="115%" fo:text-indent="0cm" style:auto-text-indent="false">
        <style:tab-stops/>
      </style:paragraph-properties>
    </style:style>
    <style:style style:name="P38" style:family="paragraph" style:parent-style-name="Text_20_body">
      <style:paragraph-properties fo:margin-left="0.501cm" fo:margin-right="0.459cm" fo:margin-top="0cm" fo:margin-bottom="0.423cm" style:contextual-spacing="false" fo:line-height="115%" fo:text-indent="0cm" style:auto-text-indent="false">
        <style:tab-stops/>
      </style:paragraph-properties>
      <style:text-properties style:font-name="Arial" fo:font-size="10pt" style:font-size-asian="10pt" style:font-name-complex="Arial" style:font-size-complex="10pt"/>
    </style:style>
    <style:style style:name="P39" style:family="paragraph" style:parent-style-name="Code">
      <style:paragraph-properties fo:margin-left="0.501cm" fo:margin-right="0.459cm" fo:line-height="115%" fo:text-indent="0cm" style:auto-text-indent="false">
        <style:tab-stops/>
      </style:paragraph-properties>
      <style:text-properties style:font-name="Arial" style:font-name-complex="Arial" style:font-size-complex="10pt"/>
    </style:style>
    <style:style style:name="P40" style:family="paragraph" style:parent-style-name="Code">
      <style:paragraph-properties fo:margin-left="0.501cm" fo:margin-right="0.459cm" fo:line-height="115%" fo:text-indent="0cm" style:auto-text-indent="false">
        <style:tab-stops>
          <style:tab-stop style:position="8.751cm" style:type="center"/>
        </style:tab-stops>
      </style:paragraph-properties>
      <style:text-properties style:font-name="Arial" style:font-name-complex="Arial" style:font-size-complex="10pt"/>
    </style:style>
    <style:style style:name="P41" style:family="paragraph" style:parent-style-name="Code">
      <style:paragraph-properties fo:margin-left="0.501cm" fo:margin-right="0.459cm" fo:line-height="115%" fo:text-indent="0cm" style:auto-text-indent="false">
        <style:tab-stops/>
      </style:paragraph-properties>
      <style:text-properties style:font-name="Arial" fo:font-style="italic" style:font-style-asian="italic" style:font-name-complex="Arial" style:font-size-complex="10pt"/>
    </style:style>
    <style:style style:name="P42" style:family="paragraph" style:parent-style-name="Code">
      <style:paragraph-properties fo:margin-left="0.501cm" fo:margin-right="0.459cm" fo:line-height="115%" fo:text-indent="0cm" style:auto-text-indent="false">
        <style:tab-stops/>
      </style:paragraph-properties>
    </style:style>
    <style:style style:name="P43" style:family="paragraph" style:parent-style-name="Code">
      <style:paragraph-properties fo:margin-left="0.501cm" fo:margin-right="0.459cm" fo:line-height="115%" fo:text-indent="0cm" style:auto-text-indent="false">
        <style:tab-stops>
          <style:tab-stop style:position="8.751cm" style:type="center"/>
        </style:tab-stops>
      </style:paragraph-properties>
    </style:style>
    <style:style style:name="P44" style:family="paragraph" style:parent-style-name="Code">
      <style:paragraph-properties fo:margin-left="0.501cm" fo:margin-right="0.459cm" fo:line-height="115%" fo:text-indent="0cm" style:auto-text-indent="false">
        <style:tab-stops/>
      </style:paragraph-properties>
      <style:text-properties fo:color="#808080" style:font-name="Arial" fo:font-style="italic" style:font-style-asian="italic" style:font-name-complex="Arial" style:font-size-complex="10pt"/>
    </style:style>
    <style:style style:name="P45" style:family="paragraph" style:parent-style-name="Code">
      <style:paragraph-properties fo:margin-left="0.501cm" fo:margin-right="0.459cm" fo:line-height="115%" fo:text-indent="0cm" style:auto-text-indent="false">
        <style:tab-stops>
          <style:tab-stop style:position="8.751cm" style:type="center"/>
        </style:tab-stops>
      </style:paragraph-properties>
      <style:text-properties fo:color="#808080" style:font-name="Arial" fo:font-style="italic" style:font-style-asian="italic" style:font-name-complex="Arial" style:font-size-complex="10pt"/>
    </style:style>
    <style:style style:name="P46" style:family="paragraph" style:parent-style-name="Normal">
      <style:paragraph-properties fo:margin-left="0.501cm" fo:margin-right="0.459cm" fo:line-height="115%" fo:text-align="justify" style:justify-single-word="false" fo:text-indent="0cm" style:auto-text-indent="false" fo:break-before="page">
        <style:tab-stops/>
      </style:paragraph-properties>
      <style:text-properties style:font-name="Arial" fo:font-size="10pt" style:font-size-asian="10pt" style:font-name-complex="Arial" style:font-size-complex="10pt" style:font-style-complex="italic"/>
    </style:style>
    <style:style style:name="P47" style:family="paragraph" style:parent-style-name="Normal">
      <style:paragraph-properties fo:hyphenation-ladder-count="no-limit" fo:break-before="page"/>
      <style:text-properties fo:hyphenate="true"/>
    </style:style>
    <style:style style:name="P48" style:family="paragraph" style:parent-style-name="Normal">
      <style:paragraph-properties fo:line-height="115%"/>
    </style:style>
    <style:style style:name="P49" style:family="paragraph" style:parent-style-name="Normal">
      <style:paragraph-properties fo:line-height="115%"/>
      <style:text-properties officeooo:paragraph-rsid="001a1092"/>
    </style:style>
    <style:style style:name="P50" style:family="paragraph" style:parent-style-name="Normal">
      <style:paragraph-properties fo:hyphenation-ladder-count="no-limit"/>
      <style:text-properties style:font-name="Arial" fo:font-size="10pt" style:font-size-asian="10pt" style:language-asian="ar" style:country-asian="SA" style:font-name-complex="Arial" style:font-size-complex="10pt" fo:hyphenate="true"/>
    </style:style>
    <style:style style:name="P51" style:family="paragraph" style:parent-style-name="Normal">
      <style:paragraph-properties fo:text-align="justify" style:justify-single-word="false"/>
      <style:text-properties style:font-name="Arial" fo:font-size="10pt" style:font-size-asian="10pt" style:font-name-complex="Arial"/>
    </style:style>
    <style:style style:name="P52" style:family="paragraph" style:parent-style-name="Normal">
      <style:paragraph-properties fo:line-height="115%"/>
      <style:text-properties style:font-name="Arial" fo:font-size="10pt" style:font-size-asian="10pt" style:font-name-complex="Arial" style:font-size-complex="10pt"/>
    </style:style>
    <style:style style:name="P53" style:family="paragraph" style:parent-style-name="Normal">
      <style:paragraph-properties fo:line-height="115%"/>
      <style:text-properties style:font-name="Arial" fo:font-size="10pt" fo:font-style="italic" style:font-size-asian="10pt" style:font-style-asian="italic" style:font-name-complex="Arial"/>
    </style:style>
    <style:style style:name="P54" style:family="paragraph" style:parent-style-name="Normal">
      <style:paragraph-properties fo:line-height="130%"/>
      <style:text-properties style:font-name="Arial" fo:font-size="10pt" fo:font-style="italic" style:font-size-asian="10pt" style:font-style-asian="italic" style:font-name-complex="Arial"/>
    </style:style>
    <style:style style:name="P55" style:family="paragraph" style:parent-style-name="Normal">
      <style:paragraph-properties fo:line-height="130%"/>
      <style:text-properties style:font-name="Arial" fo:font-size="10pt" fo:language="fr" fo:country="FR" fo:font-style="italic" style:font-size-asian="10pt" style:font-style-asian="italic" style:font-name-complex="Arial"/>
    </style:style>
    <style:style style:name="P56" style:family="paragraph" style:parent-style-name="Normal">
      <style:paragraph-properties fo:text-align="center" style:justify-single-word="false"/>
      <style:text-properties style:font-name="Arial" style:font-name-complex="Arial"/>
    </style:style>
    <style:style style:name="P57" style:family="paragraph" style:parent-style-name="Normal">
      <style:paragraph-properties fo:line-height="130%"/>
      <style:text-properties style:font-name="Arial" fo:font-size="4pt" fo:font-style="italic" style:font-size-asian="4pt" style:font-style-asian="italic" style:font-name-complex="Arial"/>
    </style:style>
    <style:style style:name="P58" style:family="paragraph" style:parent-style-name="Normal">
      <style:paragraph-properties fo:line-height="130%"/>
      <style:text-properties style:font-name="Arial" fo:font-size="3pt" fo:font-style="italic" style:font-size-asian="3pt" style:font-style-asian="italic" style:font-name-complex="Arial"/>
    </style:style>
    <style:style style:name="P59" style:family="paragraph" style:parent-style-name="Normal">
      <style:paragraph-properties fo:line-height="130%"/>
      <style:text-properties style:font-name="Arial" fo:font-size="5pt" fo:font-style="italic" style:font-size-asian="5pt" style:font-style-asian="italic" style:font-name-complex="Arial"/>
    </style:style>
    <style:style style:name="P60" style:family="paragraph" style:parent-style-name="Normal">
      <style:paragraph-properties fo:text-align="justify" style:justify-single-word="false"/>
    </style:style>
    <style:style style:name="P61" style:family="paragraph" style:parent-style-name="Normal">
      <style:text-properties fo:language="fr" fo:country="FR"/>
    </style:style>
    <style:style style:name="P62" style:family="paragraph" style:parent-style-name="Normal">
      <style:paragraph-properties fo:text-align="center" style:justify-single-word="false"/>
      <style:text-properties fo:color="#000000" style:font-name="Arial" fo:font-size="11pt" style:font-size-asian="11pt" style:font-name-complex="Arial" style:font-size-complex="11pt"/>
    </style:style>
    <style:style style:name="P63" style:family="paragraph" style:parent-style-name="Normal">
      <style:paragraph-properties fo:line-height="130%"/>
    </style:style>
    <style:style style:name="P64" style:family="paragraph" style:parent-style-name="Normal">
      <style:text-properties fo:font-size="15pt" style:font-size-asian="15pt" style:font-size-complex="15pt"/>
    </style:style>
    <style:style style:name="P65" style:family="paragraph" style:parent-style-name="Normal">
      <style:paragraph-properties fo:line-height="115%" fo:hyphenation-ladder-count="no-limit">
        <style:tab-stops>
          <style:tab-stop style:position="0cm"/>
        </style:tab-stops>
      </style:paragraph-properties>
      <style:text-properties officeooo:rsid="002187ed" officeooo:paragraph-rsid="002187ed" fo:hyphenate="false"/>
    </style:style>
    <style:style style:name="P66" style:family="paragraph" style:parent-style-name="Normal">
      <style:paragraph-properties fo:margin-left="1.752cm" fo:margin-right="0.459cm" fo:line-height="115%" fo:text-indent="-0.751cm" style:auto-text-indent="false">
        <style:tab-stops/>
      </style:paragraph-properties>
      <style:text-properties fo:color="#0084d1" style:font-name="Arial" fo:font-size="10pt" style:font-size-asian="10pt" style:font-name-complex="Arial" style:font-size-complex="10pt"/>
    </style:style>
    <style:style style:name="P67" style:family="paragraph" style:parent-style-name="Normal">
      <style:paragraph-properties fo:margin-left="0cm" fo:margin-right="0.459cm" fo:line-height="115%" fo:text-indent="0cm" style:auto-text-indent="false"/>
    </style:style>
    <style:style style:name="P68" style:family="paragraph" style:parent-style-name="Normal">
      <style:paragraph-properties fo:margin-left="0cm" fo:margin-right="0.459cm" fo:line-height="115%" fo:text-align="justify" style:justify-single-word="false" fo:text-indent="0cm" style:auto-text-indent="false"/>
    </style:style>
    <style:style style:name="P69" style:family="paragraph" style:parent-style-name="Normal">
      <style:paragraph-properties fo:margin-left="0cm" fo:margin-right="0.459cm" fo:line-height="115%" fo:text-indent="0cm" style:auto-text-indent="false"/>
      <style:text-properties style:font-name="Arial" fo:font-size="10pt" style:font-size-asian="10pt" style:font-name-complex="Arial" style:font-size-complex="10pt"/>
    </style:style>
    <style:style style:name="P70" style:family="paragraph" style:parent-style-name="Normal">
      <style:paragraph-properties fo:margin-left="0cm" fo:margin-right="0.459cm" fo:line-height="115%" fo:text-align="justify" style:justify-single-word="false" fo:text-indent="0cm" style:auto-text-indent="false"/>
      <style:text-properties style:font-name="Arial" fo:font-size="10pt" style:font-size-asian="10pt" style:font-name-complex="Arial" style:font-size-complex="10pt"/>
    </style:style>
    <style:style style:name="P71" style:family="paragraph" style:parent-style-name="Standard">
      <style:paragraph-properties fo:margin-left="0cm" fo:margin-right="0.459cm" fo:line-height="115%" fo:text-align="center" style:justify-single-word="false" fo:text-indent="0cm" style:auto-text-indent="false"/>
      <style:text-properties style:font-name="Arial" fo:font-weight="bold" style:font-weight-asian="bold" style:font-name-complex="Arial"/>
    </style:style>
    <style:style style:name="P72" style:family="paragraph" style:parent-style-name="Standard">
      <style:paragraph-properties fo:margin-left="0cm" fo:margin-right="0.459cm" fo:line-height="115%" fo:text-align="center" style:justify-single-word="false" fo:text-indent="0cm" style:auto-text-indent="false"/>
      <style:text-properties style:font-name="Arial" style:font-name-complex="Arial"/>
    </style:style>
    <style:style style:name="P73" style:family="paragraph" style:parent-style-name="Standard">
      <style:paragraph-properties fo:margin-left="0cm" fo:margin-right="0.459cm" fo:text-align="justify" style:justify-single-word="false" fo:text-indent="0cm" style:auto-text-indent="false">
        <style:tab-stops/>
      </style:paragraph-properties>
      <style:text-properties officeooo:paragraph-rsid="0015bc68"/>
    </style:style>
    <style:style style:name="P74" style:family="paragraph" style:parent-style-name="Standard">
      <style:paragraph-properties fo:margin-left="0cm" fo:margin-right="0.459cm" fo:margin-top="0cm" fo:margin-bottom="0cm" style:contextual-spacing="false" fo:line-height="115%" fo:text-indent="0cm" style:auto-text-indent="false">
        <style:tab-stops/>
      </style:paragraph-properties>
      <style:text-properties officeooo:paragraph-rsid="001dfb15"/>
    </style:style>
    <style:style style:name="P75" style:family="paragraph" style:parent-style-name="Text_20_body">
      <style:paragraph-properties fo:margin-left="0cm" fo:margin-right="0.459cm" fo:margin-top="0cm" fo:margin-bottom="0cm" style:contextual-spacing="false" fo:line-height="115%" fo:text-indent="0cm" style:auto-text-indent="false">
        <style:tab-stops/>
      </style:paragraph-properties>
      <style:text-properties officeooo:paragraph-rsid="001843b3"/>
    </style:style>
    <style:style style:name="P76" style:family="paragraph" style:parent-style-name="Text_20_body">
      <style:paragraph-properties fo:margin-left="0cm" fo:margin-right="0.459cm" fo:text-indent="0cm" style:auto-text-indent="false">
        <style:tab-stops/>
      </style:paragraph-properties>
      <style:text-properties style:font-name="Arial" fo:font-size="10pt" officeooo:paragraph-rsid="00164e82" style:font-size-asian="10pt" style:font-name-complex="Arial" style:font-size-complex="10pt"/>
    </style:style>
    <style:style style:name="P77" style:family="paragraph" style:parent-style-name="Text_20_body">
      <style:paragraph-properties fo:margin-left="0cm" fo:margin-right="0.459cm" fo:line-height="115%" fo:text-indent="0cm" style:auto-text-indent="false"/>
      <style:text-properties officeooo:paragraph-rsid="001c3dd7"/>
    </style:style>
    <style:style style:name="P78" style:family="paragraph" style:parent-style-name="Table_20_Contents">
      <style:paragraph-properties fo:margin-left="0cm" fo:margin-right="0.459cm" fo:line-height="115%" fo:text-align="center" style:justify-single-word="false" fo:text-indent="0cm" style:auto-text-indent="false">
        <style:tab-stops/>
      </style:paragraph-properties>
      <style:text-properties style:font-name="Arial" officeooo:rsid="00156650" officeooo:paragraph-rsid="00156650" style:font-name-complex="Arial" style:font-style-complex="italic"/>
    </style:style>
    <style:style style:name="P79" style:family="paragraph" style:parent-style-name="Normal">
      <style:paragraph-properties fo:margin-left="1.249cm" fo:margin-right="0.459cm" fo:line-height="115%" fo:text-align="justify" style:justify-single-word="false" fo:text-indent="0cm" style:auto-text-indent="false">
        <style:tab-stops/>
      </style:paragraph-properties>
    </style:style>
    <style:style style:name="P80" style:family="paragraph" style:parent-style-name="Normal">
      <style:paragraph-properties fo:margin-left="1.249cm" fo:margin-right="0.459cm" fo:line-height="115%" fo:text-align="justify" style:justify-single-word="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P81" style:family="paragraph" style:parent-style-name="Text_20_body">
      <style:paragraph-properties fo:margin-left="1.249cm" fo:margin-right="0.459cm" fo:margin-top="0cm" fo:margin-bottom="0cm" style:contextual-spacing="false" fo:line-height="115%" fo:text-indent="0cm" style:auto-text-indent="false">
        <style:tab-stops/>
      </style:paragraph-properties>
    </style:style>
    <style:style style:name="P82" style:family="paragraph" style:parent-style-name="Text_20_body">
      <style:paragraph-properties fo:margin-left="1.249cm" fo:margin-right="0.459cm" fo:margin-top="0cm" fo:margin-bottom="0cm" style:contextual-spacing="false" fo:line-height="115%" fo:text-indent="0cm" style:auto-text-indent="false">
        <style:tab-stops/>
      </style:paragraph-properties>
      <style:text-properties fo:color="#000000" style:font-name="Arial" fo:font-size="10pt" fo:font-style="italic" style:font-size-asian="10pt" style:font-style-asian="italic" style:font-name-complex="Arial" style:font-size-complex="10pt" style:font-style-complex="italic"/>
    </style:style>
    <style:style style:name="P83" style:family="paragraph" style:parent-style-name="Text_20_body">
      <style:paragraph-properties fo:margin-left="1.251cm" fo:margin-right="0.459cm" fo:line-height="115%" fo:text-indent="0cm" style:auto-text-indent="false">
        <style:tab-stops/>
      </style:paragraph-properties>
      <style:text-properties style:font-name="Arial" fo:font-size="10pt" style:font-size-asian="10pt" style:font-name-complex="Arial" style:font-size-complex="10pt"/>
    </style:style>
    <style:style style:name="P84" style:family="paragraph" style:parent-style-name="Text_20_body">
      <style:paragraph-properties fo:margin-left="1.251cm" fo:margin-right="0.459cm" fo:text-indent="0cm" style:auto-text-indent="false">
        <style:tab-stops/>
      </style:paragraph-properties>
      <style:text-properties style:font-name="Arial" fo:font-size="10pt" officeooo:paragraph-rsid="0015bc68" style:font-size-asian="10pt" style:font-name-complex="Arial"/>
    </style:style>
    <style:style style:name="P85" style:family="paragraph" style:parent-style-name="Text_20_body">
      <style:paragraph-properties fo:margin-left="1.251cm" fo:margin-right="0.459cm" fo:text-align="justify" style:justify-single-word="false" fo:text-indent="0cm" style:auto-text-indent="false">
        <style:tab-stops/>
      </style:paragraph-properties>
      <style:text-properties officeooo:paragraph-rsid="0015bc68"/>
    </style:style>
    <style:style style:name="P86" style:family="paragraph" style:parent-style-name="Standard">
      <style:paragraph-properties fo:margin-left="1.251cm" fo:margin-right="0.459cm" fo:line-height="115%" fo:text-align="justify" style:justify-single-word="false" fo:text-indent="0cm" style:auto-text-indent="false">
        <style:tab-stops/>
      </style:paragraph-properties>
      <style:text-properties style:font-name="Arial" style:font-name-complex="Arial"/>
    </style:style>
    <style:style style:name="P87" style:family="paragraph" style:parent-style-name="Standard">
      <style:paragraph-properties fo:margin-left="1.251cm" fo:margin-right="0.459cm" fo:text-align="justify" style:justify-single-word="false" fo:text-indent="0cm" style:auto-text-indent="false">
        <style:tab-stops/>
      </style:paragraph-properties>
      <style:text-properties style:font-name="Arial" officeooo:paragraph-rsid="0015bc68" style:font-name-complex="Arial"/>
    </style:style>
    <style:style style:name="P88" style:family="paragraph" style:parent-style-name="Standard">
      <style:paragraph-properties fo:margin-left="1.251cm" fo:margin-right="0.459cm" fo:text-align="justify" style:justify-single-word="false" fo:text-indent="0cm" style:auto-text-indent="false">
        <style:tab-stops/>
      </style:paragraph-properties>
      <style:text-properties style:font-name="Arial" officeooo:rsid="0015bc68" officeooo:paragraph-rsid="0015bc68" style:font-name-complex="Arial"/>
    </style:style>
    <style:style style:name="P89" style:family="paragraph" style:parent-style-name="Standard">
      <style:paragraph-properties fo:margin-left="1.251cm" fo:margin-right="0.459cm" fo:text-align="justify" style:justify-single-word="false" fo:text-indent="0cm" style:auto-text-indent="false">
        <style:tab-stops/>
      </style:paragraph-properties>
      <style:text-properties officeooo:paragraph-rsid="0015bc68"/>
    </style:style>
    <style:style style:name="P90" style:family="paragraph" style:parent-style-name="Text_20_body">
      <style:paragraph-properties fo:margin-left="1.251cm" fo:margin-right="0.459cm" fo:margin-top="0cm" fo:margin-bottom="0cm" style:contextual-spacing="false" fo:text-indent="0cm" style:auto-text-indent="false">
        <style:tab-stops/>
      </style:paragraph-properties>
      <style:text-properties style:font-name="Arial" fo:font-size="10pt" officeooo:paragraph-rsid="0015bc68" style:font-size-asian="10pt" style:font-name-complex="Arial"/>
    </style:style>
    <style:style style:name="P91" style:family="paragraph" style:parent-style-name="Text_20_body">
      <style:paragraph-properties fo:margin-left="1.251cm" fo:margin-right="0.459cm" fo:margin-top="0cm" fo:margin-bottom="0cm" style:contextual-spacing="false" fo:text-indent="0cm" style:auto-text-indent="false">
        <style:tab-stops/>
      </style:paragraph-properties>
      <style:text-properties style:font-name="Arial" fo:font-size="10pt" officeooo:paragraph-rsid="00164e82" style:font-size-asian="10pt" style:font-name-complex="Arial" style:font-size-complex="10pt"/>
    </style:style>
    <style:style style:name="P92" style:family="paragraph" style:parent-style-name="Text_20_body">
      <style:paragraph-properties fo:margin-left="1.884cm" fo:margin-right="0.459cm" fo:margin-top="0cm" fo:margin-bottom="0cm" style:contextual-spacing="false" fo:line-height="115%" fo:text-indent="0cm" style:auto-text-indent="false">
        <style:tab-stops/>
      </style:paragraph-properties>
    </style:style>
    <style:style style:name="P93" style:family="paragraph" style:parent-style-name="Text_20_body">
      <style:paragraph-properties fo:margin-left="1.884cm" fo:margin-right="0.459cm" fo:margin-top="0cm" fo:margin-bottom="0cm" style:contextual-spacing="false" fo:line-height="115%" fo:text-indent="0cm" style:auto-text-indent="false">
        <style:tab-stops/>
      </style:paragraph-properties>
      <style:text-properties style:font-name="Arial" fo:font-size="10pt" fo:font-weight="bold" style:font-size-asian="10pt" style:font-weight-asian="bold" style:font-name-complex="Arial" style:font-size-complex="10pt"/>
    </style:style>
    <style:style style:name="P94" style:family="paragraph" style:parent-style-name="Text_20_body">
      <style:paragraph-properties fo:margin-left="1.884cm" fo:margin-right="0.459cm" fo:margin-top="0cm" fo:margin-bottom="0cm" style:contextual-spacing="false" fo:line-height="115%" fo:text-indent="0cm" style:auto-text-indent="false">
        <style:tab-stops/>
      </style:paragraph-properties>
      <style:text-properties style:font-name="Arial" fo:font-size="10pt" fo:font-weight="bold" officeooo:paragraph-rsid="0023631e" style:font-size-asian="10pt" style:font-weight-asian="bold" style:font-name-complex="Arial" style:font-size-complex="10pt"/>
    </style:style>
    <style:style style:name="P95" style:family="paragraph" style:parent-style-name="Text_20_body">
      <style:paragraph-properties fo:margin-left="1.884cm" fo:margin-right="0.459cm" fo:margin-top="0cm" fo:margin-bottom="0cm" style:contextual-spacing="false" fo:line-height="115%" fo:text-align="justify" style:justify-single-word="false" fo:hyphenation-ladder-count="no-limit" fo:text-indent="0cm" style:auto-text-indent="false">
        <style:tab-stops/>
      </style:paragraph-properties>
      <style:text-properties style:font-name="Arial" fo:font-size="10pt" fo:font-weight="bold" officeooo:paragraph-rsid="0023631e" style:font-size-asian="10pt" style:font-weight-asian="bold" style:font-name-complex="Arial" style:font-size-complex="10pt" fo:hyphenate="false"/>
    </style:style>
    <style:style style:name="P96" style:family="paragraph" style:parent-style-name="Text_20_body">
      <style:paragraph-properties fo:margin-left="1.884cm" fo:margin-right="0.459cm" fo:margin-top="0cm" fo:margin-bottom="0cm" style:contextual-spacing="false" fo:line-height="115%" fo:text-indent="0cm" style:auto-text-indent="false" fo:break-before="page">
        <style:tab-stops/>
      </style:paragraph-properties>
    </style:style>
    <style:style style:name="P97" style:family="paragraph" style:parent-style-name="Normal">
      <style:paragraph-properties fo:margin-left="0.751cm" fo:margin-right="0.459cm" fo:text-align="justify" style:justify-single-word="false" fo:text-indent="0cm" style:auto-text-indent="false">
        <style:tab-stops/>
      </style:paragraph-properties>
      <style:text-properties style:font-name="Arial" fo:font-size="10pt" style:font-size-asian="10pt" style:font-name-complex="Arial"/>
    </style:style>
    <style:style style:name="P98" style:family="paragraph" style:parent-style-name="Paragraphe_20_de_20_liste">
      <style:paragraph-properties fo:margin-left="0.751cm" fo:margin-right="0.459cm" fo:line-height="115%" fo:text-align="center" style:justify-single-word="false" fo:text-indent="0cm" style:auto-text-indent="false">
        <style:tab-stops/>
      </style:paragraph-properties>
    </style:style>
    <style:style style:name="P99" style:family="paragraph" style:parent-style-name="Normal">
      <style:paragraph-properties fo:margin-left="0.751cm" fo:margin-right="0cm" fo:text-align="justify" style:justify-single-word="false" fo:text-indent="0cm" style:auto-text-indent="false">
        <style:tab-stops/>
      </style:paragraph-properties>
      <style:text-properties style:font-name="Arial" fo:font-size="10pt" style:font-size-asian="10pt" style:font-name-complex="Arial"/>
    </style:style>
    <style:style style:name="P100" style:family="paragraph" style:parent-style-name="Normal">
      <style:paragraph-properties fo:margin-left="0.751cm" fo:margin-right="0cm" fo:text-indent="0cm" style:auto-text-indent="false">
        <style:tab-stops/>
      </style:paragraph-properties>
    </style:style>
    <style:style style:name="P101" style:family="paragraph" style:parent-style-name="Normal">
      <style:paragraph-properties fo:margin-left="0.751cm" fo:margin-right="0cm" fo:text-align="justify" style:justify-single-word="false" fo:text-indent="0cm" style:auto-text-indent="false">
        <style:tab-stops/>
      </style:paragraph-properties>
    </style:style>
    <style:style style:name="P102" style:family="paragraph" style:parent-style-name="Normal">
      <style:paragraph-properties fo:margin-left="0.058cm" fo:margin-right="0cm" fo:text-align="center" style:justify-single-word="false" fo:text-indent="0cm" style:auto-text-indent="false">
        <style:tab-stops/>
      </style:paragraph-properties>
      <style:text-properties style:font-name="Arial" style:font-name-complex="Arial"/>
    </style:style>
    <style:style style:name="P103" style:family="paragraph" style:parent-style-name="Normal">
      <style:paragraph-properties fo:margin-left="0.058cm" fo:margin-right="0cm" fo:text-align="center" style:justify-single-word="false" fo:text-indent="0cm" style:auto-text-indent="false">
        <style:tab-stops/>
      </style:paragraph-properties>
      <style:text-properties fo:color="#000000" style:font-name="Arial" style:font-name-complex="Arial"/>
    </style:style>
    <style:style style:name="P104" style:family="paragraph" style:parent-style-name="Normal">
      <style:paragraph-properties fo:margin-left="0.058cm" fo:margin-right="0cm" fo:text-align="center" style:justify-single-word="false" fo:text-indent="0cm" style:auto-text-indent="false">
        <style:tab-stops/>
      </style:paragraph-properties>
      <style:text-properties fo:color="#000000" style:font-name="Arial" fo:font-size="11pt" style:font-size-asian="11pt" style:font-name-complex="Arial" style:font-size-complex="11pt"/>
    </style:style>
    <style:style style:name="P105" style:family="paragraph" style:parent-style-name="Normal">
      <style:paragraph-properties fo:margin-left="0.06cm" fo:margin-right="0cm" fo:text-align="center" style:justify-single-word="false" fo:text-indent="0cm" style:auto-text-indent="false">
        <style:tab-stops/>
      </style:paragraph-properties>
      <style:text-properties style:font-name="Arial" style:font-name-complex="Arial"/>
    </style:style>
    <style:style style:name="P106" style:family="paragraph" style:parent-style-name="Normal">
      <style:paragraph-properties fo:margin-left="0.06cm" fo:margin-right="0cm" fo:text-align="center" style:justify-single-word="false" fo:text-indent="0cm" style:auto-text-indent="false">
        <style:tab-stops/>
      </style:paragraph-properties>
      <style:text-properties fo:color="#000000" style:font-name="Arial" fo:font-size="11pt" style:font-size-asian="11pt" style:font-name-complex="Arial" style:font-size-complex="11pt"/>
    </style:style>
    <style:style style:name="P107" style:family="paragraph" style:parent-style-name="Paragraphe_20_de_20_liste">
      <style:paragraph-properties fo:line-height="115%"/>
    </style:style>
    <style:style style:name="P108" style:family="paragraph" style:parent-style-name="Standard">
      <style:paragraph-properties fo:margin-left="1.251cm" fo:margin-right="0.459cm" fo:line-height="115%" fo:text-align="center" style:justify-single-word="false" fo:text-indent="-0.75cm" style:auto-text-indent="false">
        <style:tab-stops/>
      </style:paragraph-properties>
    </style:style>
    <style:style style:name="P109" style:family="paragraph" style:parent-style-name="Normal">
      <style:paragraph-properties fo:margin-left="0cm" fo:margin-right="0cm" fo:line-height="115%" fo:text-indent="1.06cm" style:auto-text-indent="false"/>
    </style:style>
    <style:style style:name="P110" style:family="paragraph" style:parent-style-name="Normal">
      <style:paragraph-properties fo:margin-left="0cm" fo:margin-right="0cm" fo:line-height="115%" fo:text-indent="0.81cm" style:auto-text-indent="false"/>
    </style:style>
    <style:style style:name="P111" style:family="paragraph" style:parent-style-name="Standard">
      <style:paragraph-properties fo:line-height="115%"/>
      <style:text-properties officeooo:paragraph-rsid="00145f6e"/>
    </style:style>
    <style:style style:name="P112" style:family="paragraph" style:parent-style-name="Standard" style:master-page-name="">
      <style:paragraph-properties fo:hyphenation-ladder-count="no-limit" style:page-number="auto" fo:break-before="auto" fo:break-after="auto"/>
      <style:text-properties style:font-name="Arial" fo:font-size="10pt" officeooo:paragraph-rsid="00145f6e" style:font-size-asian="10pt" style:font-name-complex="Arial" style:font-size-complex="10pt" style:font-style-complex="italic" fo:hyphenate="true"/>
    </style:style>
    <style:style style:name="P113" style:family="paragraph" style:parent-style-name="Standard" style:master-page-name="">
      <style:paragraph-properties fo:margin-left="0.552cm" fo:margin-right="0.473cm" fo:text-align="justify" style:justify-single-word="false" fo:hyphenation-ladder-count="no-limit" fo:text-indent="0cm" style:auto-text-indent="false" style:page-number="auto">
        <style:tab-stops/>
      </style:paragraph-properties>
      <style:text-properties officeooo:paragraph-rsid="0015bc68" fo:hyphenate="true"/>
    </style:style>
    <style:style style:name="P114" style:family="paragraph" style:parent-style-name="Text_20_body">
      <style:paragraph-properties fo:line-height="115%"/>
    </style:style>
    <style:style style:name="P115" style:family="paragraph" style:parent-style-name="Text_20_body" style:master-page-name="">
      <style:paragraph-properties fo:margin-left="0.413cm" fo:margin-right="0.473cm" fo:margin-top="0cm" fo:margin-bottom="0cm" style:contextual-spacing="false" fo:text-align="justify" style:justify-single-word="false" fo:hyphenation-ladder-count="no-limit" fo:text-indent="0cm" style:auto-text-indent="false" style:page-number="auto">
        <style:tab-stops/>
      </style:paragraph-properties>
      <style:text-properties style:font-name="Arial" fo:font-size="10pt" officeooo:paragraph-rsid="00164e82" style:font-size-asian="10pt" style:font-name-complex="Arial" style:font-size-complex="10pt" fo:hyphenate="false"/>
    </style:style>
    <style:style style:name="P116" style:family="paragraph" style:parent-style-name="Text_20_body">
      <style:paragraph-properties fo:margin-left="0.413cm" fo:margin-right="0.473cm" fo:margin-top="0cm" fo:margin-bottom="0cm" style:contextual-spacing="false" fo:text-align="justify" style:justify-single-word="false" fo:hyphenation-ladder-count="no-limit" fo:text-indent="0cm" style:auto-text-indent="false">
        <style:tab-stops/>
      </style:paragraph-properties>
      <style:text-properties style:font-name="Arial" fo:font-size="10pt" officeooo:paragraph-rsid="00164e82" style:font-size-asian="10pt" style:font-name-complex="Arial" style:font-size-complex="10pt" fo:hyphenate="false"/>
    </style:style>
    <style:style style:name="P117" style:family="paragraph" style:parent-style-name="Text_20_body" style:master-page-name="">
      <style:paragraph-properties fo:margin-left="0.413cm" fo:margin-right="0.473cm" fo:margin-top="0.423cm" fo:margin-bottom="0cm" style:contextual-spacing="false" fo:line-height="115%" fo:text-align="justify" style:justify-single-word="false" fo:hyphenation-ladder-count="no-limit" fo:text-indent="0.106cm" style:auto-text-indent="false" style:page-number="auto">
        <style:tab-stops/>
      </style:paragraph-properties>
      <style:text-properties style:font-name="Arial" fo:font-size="10pt" style:font-size-asian="10pt" style:font-name-complex="Arial" style:font-size-complex="10pt" fo:hyphenate="false"/>
    </style:style>
    <style:style style:name="P118" style:family="paragraph" style:parent-style-name="Text_20_body" style:master-page-name="">
      <style:paragraph-properties fo:margin-left="0.473cm" fo:margin-right="0.473cm" fo:margin-top="0.423cm" fo:margin-bottom="0cm" style:contextual-spacing="false" fo:line-height="115%" fo:text-align="justify" style:justify-single-word="false" fo:hyphenation-ladder-count="no-limit" fo:text-indent="-0.039cm" style:auto-text-indent="false" style:page-number="auto"/>
      <style:text-properties style:font-name="Arial" fo:font-size="10pt" officeooo:paragraph-rsid="00164e82" style:font-size-asian="10pt" style:font-name-complex="Arial" style:font-size-complex="10pt" fo:hyphenate="false"/>
    </style:style>
    <style:style style:name="P119" style:family="paragraph" style:parent-style-name="Text_20_body" style:master-page-name="">
      <style:paragraph-properties fo:margin-left="0.393cm" fo:margin-right="0.473cm" fo:margin-top="0.423cm" fo:margin-bottom="0cm" style:contextual-spacing="false" fo:line-height="115%" fo:text-align="justify" style:justify-single-word="false" fo:hyphenation-ladder-count="no-limit" fo:text-indent="-0.039cm" style:auto-text-indent="false" style:page-number="auto">
        <style:tab-stops/>
      </style:paragraph-properties>
      <style:text-properties style:font-name="Arial" fo:font-size="10pt" officeooo:paragraph-rsid="00164e82" style:font-size-asian="10pt" style:font-name-complex="Arial" style:font-size-complex="10pt" fo:hyphenate="false"/>
    </style:style>
    <style:style style:name="P120" style:family="paragraph" style:parent-style-name="Text_20_body" style:master-page-name="">
      <style:paragraph-properties fo:margin-left="0.492cm" fo:margin-right="0.473cm" fo:margin-top="0.423cm" fo:margin-bottom="0cm" style:contextual-spacing="false" fo:line-height="115%" fo:text-align="justify" style:justify-single-word="false" fo:hyphenation-ladder-count="no-limit" fo:text-indent="0cm" style:auto-text-indent="false" style:page-number="auto"/>
      <style:text-properties style:font-name="Arial" fo:font-size="10pt" style:font-size-asian="10pt" style:font-name-complex="Arial" style:font-size-complex="10pt" fo:hyphenate="false"/>
    </style:style>
    <style:style style:name="P121" style:family="paragraph" style:parent-style-name="Text_20_body" style:master-page-name="">
      <style:paragraph-properties fo:margin-left="0.434cm" fo:margin-right="0.473cm" fo:margin-top="0.423cm" fo:margin-bottom="0cm" style:contextual-spacing="false" fo:line-height="115%" fo:text-align="justify" style:justify-single-word="false" fo:hyphenation-ladder-count="no-limit" fo:text-indent="0cm" style:auto-text-indent="false" style:page-number="auto">
        <style:tab-stops/>
      </style:paragraph-properties>
      <style:text-properties style:font-name="Arial" fo:font-size="10pt" style:font-size-asian="10pt" style:font-name-complex="Arial" style:font-size-complex="10pt" fo:hyphenate="false"/>
    </style:style>
    <style:style style:name="P122" style:family="paragraph" style:parent-style-name="Text_20_body">
      <style:paragraph-properties fo:margin-left="0.492cm" fo:margin-right="0cm" fo:margin-top="0.423cm" fo:margin-bottom="0cm" style:contextual-spacing="false" fo:line-height="115%" fo:text-align="justify" style:justify-single-word="false" fo:hyphenation-ladder-count="no-limit" fo:text-indent="0cm" style:auto-text-indent="false">
        <style:tab-stops/>
      </style:paragraph-properties>
      <style:text-properties fo:hyphenate="false"/>
    </style:style>
    <style:style style:name="P123" style:family="paragraph" style:parent-style-name="Normal">
      <style:paragraph-properties fo:margin-left="2.498cm" fo:margin-right="0cm" fo:line-height="115%" fo:hyphenation-ladder-count="no-limit" fo:text-indent="-0.635cm" style:auto-text-indent="false">
        <style:tab-stops>
          <style:tab-stop style:position="0cm"/>
        </style:tab-stops>
      </style:paragraph-properties>
      <style:text-properties officeooo:paragraph-rsid="002187ed" fo:hyphenate="false"/>
    </style:style>
    <style:style style:name="P124" style:family="paragraph" style:parent-style-name="Normal">
      <style:paragraph-properties fo:margin-left="3.747cm" fo:margin-right="0cm" fo:line-height="115%" fo:hyphenation-ladder-count="no-limit" fo:text-indent="-0.635cm" style:auto-text-indent="false">
        <style:tab-stops>
          <style:tab-stop style:position="0cm"/>
        </style:tab-stops>
      </style:paragraph-properties>
      <style:text-properties officeooo:rsid="002187ed" officeooo:paragraph-rsid="002187ed" fo:hyphenate="false"/>
    </style:style>
    <style:style style:name="P125" style:family="paragraph" style:parent-style-name="Normal">
      <style:paragraph-properties fo:margin-left="3.747cm" fo:margin-right="0cm" fo:line-height="115%" fo:hyphenation-ladder-count="no-limit" fo:text-indent="-0.635cm" style:auto-text-indent="false">
        <style:tab-stops>
          <style:tab-stop style:position="0cm"/>
        </style:tab-stops>
      </style:paragraph-properties>
      <style:text-properties officeooo:paragraph-rsid="002187ed" fo:hyphenate="false"/>
    </style:style>
    <style:style style:name="P126" style:family="paragraph" style:parent-style-name="Normal">
      <style:paragraph-properties fo:margin-left="1.136cm" fo:margin-right="0cm" fo:text-indent="0cm" style:auto-text-indent="false">
        <style:tab-stops/>
      </style:paragraph-properties>
    </style:style>
    <style:style style:name="P127" style:family="paragraph" style:parent-style-name="Normal" style:master-page-name="">
      <style:paragraph-properties fo:margin-left="0.552cm" fo:margin-right="0cm" fo:line-height="115%" fo:hyphenation-ladder-count="no-limit" fo:text-indent="0cm" style:auto-text-indent="false" style:page-number="auto">
        <style:tab-stops>
          <style:tab-stop style:position="0cm"/>
        </style:tab-stops>
      </style:paragraph-properties>
      <style:text-properties officeooo:paragraph-rsid="00206319" fo:hyphenate="false"/>
    </style:style>
    <style:style style:name="P128" style:family="paragraph" style:parent-style-name="Normal">
      <style:paragraph-properties fo:margin-left="0.552cm" fo:margin-right="0cm" fo:line-height="115%" fo:hyphenation-ladder-count="no-limit" fo:text-indent="0cm" style:auto-text-indent="false">
        <style:tab-stops>
          <style:tab-stop style:position="0cm"/>
        </style:tab-stops>
      </style:paragraph-properties>
      <style:text-properties officeooo:paragraph-rsid="00206319" fo:hyphenate="false"/>
    </style:style>
    <style:style style:name="P129" style:family="paragraph" style:parent-style-name="Normal">
      <style:paragraph-properties fo:margin-left="0.552cm" fo:margin-right="0cm" fo:line-height="115%" fo:hyphenation-ladder-count="no-limit" fo:text-indent="0cm" style:auto-text-indent="false">
        <style:tab-stops>
          <style:tab-stop style:position="0cm"/>
        </style:tab-stops>
      </style:paragraph-properties>
      <style:text-properties officeooo:paragraph-rsid="002187ed" fo:hyphenate="false"/>
    </style:style>
    <style:style style:name="P130" style:family="paragraph" style:parent-style-name="Table_20_Contents">
      <style:paragraph-properties fo:text-align="center" style:justify-single-word="false"/>
      <style:text-properties officeooo:paragraph-rsid="0015bc68"/>
    </style:style>
    <style:style style:name="P131" style:family="paragraph" style:parent-style-name="Table_20_Contents">
      <style:paragraph-properties fo:text-align="center" style:justify-single-word="false" fo:background-color="#ffffcc">
        <style:background-image/>
      </style:paragraph-properties>
      <style:text-properties officeooo:paragraph-rsid="0015bc68"/>
    </style:style>
    <style:style style:name="P132" style:family="paragraph" style:parent-style-name="Table_20_Contents">
      <style:paragraph-properties fo:text-align="center" style:justify-single-word="false" fo:background-color="#ffcc99">
        <style:background-image/>
      </style:paragraph-properties>
      <style:text-properties officeooo:paragraph-rsid="0015bc68"/>
    </style:style>
    <style:style style:name="P133" style:family="paragraph" style:parent-style-name="Table_20_Contents">
      <style:paragraph-properties fo:text-align="center" style:justify-single-word="false" fo:background-color="#ff3333">
        <style:background-image/>
      </style:paragraph-properties>
      <style:text-properties officeooo:paragraph-rsid="0015bc68"/>
    </style:style>
    <style:style style:name="P134" style:family="paragraph" style:parent-style-name="Standard" style:list-style-name="L11">
      <style:paragraph-properties fo:margin-left="1.251cm" fo:margin-right="0.459cm" fo:line-height="115%" fo:text-align="justify" style:justify-single-word="false" fo:text-indent="-0.75cm" style:auto-text-indent="false">
        <style:tab-stops/>
      </style:paragraph-properties>
    </style:style>
    <style:style style:name="P135" style:family="paragraph" style:parent-style-name="Table_20_Contents">
      <style:paragraph-properties fo:margin-left="0.501cm" fo:margin-right="0.459cm" fo:line-height="115%" fo:text-align="center" style:justify-single-word="false" fo:text-indent="0cm" style:auto-text-indent="false">
        <style:tab-stops/>
      </style:paragraph-properties>
      <style:text-properties style:font-name="Arial" officeooo:rsid="00156650" officeooo:paragraph-rsid="00156650" style:font-name-complex="Arial"/>
    </style:style>
    <style:style style:name="P136" style:family="paragraph" style:parent-style-name="Heading_20_4">
      <style:text-properties style:font-name="Arial" fo:font-size="10pt" style:font-size-asian="10pt" style:font-name-complex="Arial" style:font-size-complex="10pt"/>
    </style:style>
    <style:style style:name="P137" style:family="paragraph" style:parent-style-name="Heading_20_4">
      <style:text-properties officeooo:paragraph-rsid="002cf697"/>
    </style:style>
    <style:style style:name="P138" style:family="paragraph" style:parent-style-name="Heading_20_6">
      <style:paragraph-properties fo:margin-left="1.251cm" fo:margin-right="0.459cm" fo:text-align="justify" style:justify-single-word="false" fo:text-indent="0cm" style:auto-text-indent="false">
        <style:tab-stops/>
      </style:paragraph-properties>
      <style:text-properties officeooo:paragraph-rsid="0015bc68"/>
    </style:style>
    <style:style style:name="P139" style:family="paragraph" style:parent-style-name="Heading_20_2">
      <style:paragraph-properties fo:line-height="115%"/>
      <style:text-properties officeooo:paragraph-rsid="001a1092"/>
    </style:style>
    <style:style style:name="P140" style:family="paragraph" style:parent-style-name="Heading_20_2">
      <style:paragraph-properties fo:line-height="115%"/>
      <style:text-properties officeooo:paragraph-rsid="00206319"/>
    </style:style>
    <style:style style:name="P141" style:family="paragraph" style:parent-style-name="Heading_20_2">
      <style:paragraph-properties fo:line-height="115%"/>
      <style:text-properties officeooo:paragraph-rsid="002727de"/>
    </style:style>
    <style:style style:name="P142" style:family="paragraph" style:parent-style-name="Heading_20_2">
      <style:paragraph-properties fo:margin-left="2.406cm" fo:margin-right="0.459cm" fo:line-height="115%" fo:text-indent="0cm" style:auto-text-indent="false">
        <style:tab-stops/>
      </style:paragraph-properties>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size-complex="10pt"/>
    </style:style>
    <style:style style:name="P143" style:family="paragraph" style:parent-style-name="Heading_20_2">
      <style:paragraph-properties fo:margin-left="0cm" fo:margin-right="0cm" fo:line-height="115%" fo:text-indent="0cm" style:auto-text-indent="false"/>
      <style:text-properties officeooo:rsid="002b2ccf" officeooo:paragraph-rsid="002b2ccf"/>
    </style:style>
    <style:style style:name="P144" style:family="paragraph" style:parent-style-name="Heading_20_2" style:master-page-name="">
      <style:paragraph-properties fo:margin-left="0cm" fo:margin-right="0cm" fo:line-height="115%" fo:text-indent="0cm" style:auto-text-indent="false" style:page-number="auto" fo:break-before="auto" fo:break-after="auto">
        <style:tab-stops/>
      </style:paragraph-properties>
      <style:text-properties style:font-name="Arial" fo:font-size="10pt" officeooo:rsid="002cf697" officeooo:paragraph-rsid="002cf697" style:font-size-asian="10pt" style:font-name-complex="Arial" style:font-size-complex="10pt"/>
    </style:style>
    <style:style style:name="P145" style:family="paragraph" style:parent-style-name="Heading_20_2" style:master-page-name="">
      <style:paragraph-properties fo:margin-left="0cm" fo:margin-right="0cm" fo:line-height="115%" fo:text-indent="0cm" style:auto-text-indent="false" style:page-number="auto" fo:break-before="auto" fo:break-after="auto"/>
      <style:text-properties officeooo:rsid="002b2ccf" officeooo:paragraph-rsid="002cf697"/>
    </style:style>
    <style:style style:name="P146" style:family="paragraph" style:parent-style-name="Normal">
      <style:paragraph-properties fo:margin-left="0.501cm" fo:margin-right="0.459cm" fo:line-height="115%" fo:text-align="justify" style:justify-single-word="false" fo:text-indent="0cm" style:auto-text-indent="false">
        <style:tab-stops/>
      </style:paragraph-properties>
      <style:text-properties fo:color="#000000" style:font-name="Arial" fo:font-size="10pt" officeooo:paragraph-rsid="0015bc68" style:font-size-asian="10pt" style:font-name-complex="Arial" style:font-size-complex="10pt"/>
    </style:style>
    <style:style style:name="P147" style:family="paragraph" style:parent-style-name="Normal">
      <style:paragraph-properties fo:margin-left="0.501cm" fo:margin-right="0.459cm" fo:line-height="115%" fo:text-align="justify" style:justify-single-word="false" fo:text-indent="0cm" style:auto-text-indent="false">
        <style:tab-stops/>
      </style:paragraph-properties>
      <style:text-properties style:font-name="Arial" fo:font-size="10pt" style:font-size-asian="10pt" style:font-name-complex="Arial" style:font-size-complex="10pt"/>
    </style:style>
    <style:style style:name="P148" style:family="paragraph" style:parent-style-name="Normal">
      <style:paragraph-properties fo:margin-left="0.501cm" fo:margin-right="0.459cm" fo:line-height="115%" fo:text-align="justify" style:justify-single-word="false" fo:text-indent="0cm" style:auto-text-indent="false">
        <style:tab-stops/>
      </style:paragraph-properties>
      <style:text-properties style:font-name="Arial" fo:font-size="10pt" officeooo:paragraph-rsid="002cf697" style:font-size-asian="10pt" style:font-name-complex="Arial" style:font-size-complex="10pt"/>
    </style:style>
    <style:style style:name="P149" style:family="paragraph" style:parent-style-name="Normal">
      <style:paragraph-properties fo:margin-left="0.501cm" fo:margin-right="0.459cm" fo:line-height="115%" fo:text-indent="0cm" style:auto-text-indent="false">
        <style:tab-stops/>
      </style:paragraph-properties>
      <style:text-properties style:font-name="Arial" fo:font-size="10pt" officeooo:paragraph-rsid="002cf697" style:font-size-asian="10pt" style:font-name-complex="Arial" style:font-size-complex="10pt"/>
    </style:style>
    <style:style style:name="P150" style:family="paragraph" style:parent-style-name="Normal" style:list-style-name="L11">
      <style:paragraph-properties fo:margin-left="0.501cm" fo:margin-right="0.459cm" fo:line-height="115%" fo:text-align="justify" style:justify-single-word="false" fo:text-indent="0cm" style:auto-text-indent="false">
        <style:tab-stops/>
      </style:paragraph-properties>
    </style:style>
    <style:style style:name="P151" style:family="paragraph" style:parent-style-name="Normal">
      <style:paragraph-properties fo:margin-left="0.501cm" fo:margin-right="0.459cm" fo:line-height="115%" fo:text-align="justify" style:justify-single-word="false" fo:text-indent="0cm" style:auto-text-indent="false">
        <style:tab-stops/>
      </style:paragraph-properties>
      <style:text-properties officeooo:paragraph-rsid="002cf697"/>
    </style:style>
    <style:style style:name="P152" style:family="paragraph" style:parent-style-name="Normal">
      <style:paragraph-properties fo:line-height="115%"/>
      <style:text-properties officeooo:rsid="001bee40" officeooo:paragraph-rsid="001a1092"/>
    </style:style>
    <style:style style:name="P153" style:family="paragraph" style:parent-style-name="Normal">
      <style:paragraph-properties fo:line-height="115%"/>
      <style:text-properties officeooo:paragraph-rsid="002727de"/>
    </style:style>
    <style:style style:name="P154" style:family="paragraph" style:parent-style-name="Normal">
      <style:paragraph-properties fo:line-height="115%" fo:text-align="justify" style:justify-single-word="false">
        <style:tab-stops/>
      </style:paragraph-properties>
      <style:text-properties officeooo:paragraph-rsid="002fc7f4"/>
    </style:style>
    <style:style style:name="P155" style:family="paragraph" style:parent-style-name="Normal" style:list-style-name="L15">
      <style:paragraph-properties fo:line-height="115%" fo:text-align="justify" style:justify-single-word="false">
        <style:tab-stops/>
      </style:paragraph-properties>
      <style:text-properties officeooo:paragraph-rsid="0031c1df"/>
    </style:style>
    <style:style style:name="P156" style:family="paragraph" style:parent-style-name="Normal" style:list-style-name="L15">
      <style:paragraph-properties fo:line-height="115%" fo:text-align="justify" style:justify-single-word="false">
        <style:tab-stops/>
      </style:paragraph-properties>
      <style:text-properties officeooo:paragraph-rsid="003235d3"/>
    </style:style>
    <style:style style:name="P157" style:family="paragraph" style:parent-style-name="Normal" style:list-style-name="L16">
      <style:paragraph-properties fo:line-height="115%" fo:text-align="justify" style:justify-single-word="false">
        <style:tab-stops/>
      </style:paragraph-properties>
      <style:text-properties officeooo:paragraph-rsid="002fc7f4"/>
    </style:style>
    <style:style style:name="P158" style:family="paragraph" style:parent-style-name="Normal">
      <style:paragraph-properties fo:line-height="115%" fo:text-align="justify" style:justify-single-word="false">
        <style:tab-stops/>
      </style:paragraph-properties>
      <style:text-properties officeooo:paragraph-rsid="003235d3"/>
    </style:style>
    <style:style style:name="P159" style:family="paragraph" style:parent-style-name="Normal" style:list-style-name="L21">
      <style:paragraph-properties fo:line-height="115%" fo:text-align="justify" style:justify-single-word="false">
        <style:tab-stops/>
      </style:paragraph-properties>
      <style:text-properties officeooo:paragraph-rsid="003235d3"/>
    </style:style>
    <style:style style:name="P160" style:family="paragraph" style:parent-style-name="Normal">
      <style:paragraph-properties fo:line-height="115%"/>
      <style:text-properties officeooo:rsid="002727de" officeooo:paragraph-rsid="002727de"/>
    </style:style>
    <style:style style:name="P161" style:family="paragraph" style:parent-style-name="Normal">
      <style:paragraph-properties fo:line-height="115%"/>
      <style:text-properties officeooo:rsid="00278409" officeooo:paragraph-rsid="00278409"/>
    </style:style>
    <style:style style:name="P162" style:family="paragraph" style:parent-style-name="Normal">
      <style:paragraph-properties fo:line-height="115%"/>
      <style:text-properties officeooo:rsid="002b2ccf" officeooo:paragraph-rsid="002b2ccf"/>
    </style:style>
    <style:style style:name="P163" style:family="paragraph" style:parent-style-name="Normal">
      <style:text-properties officeooo:paragraph-rsid="002cf697"/>
    </style:style>
    <style:style style:name="P164" style:family="paragraph" style:parent-style-name="Normal">
      <style:paragraph-properties fo:margin-left="0cm" fo:margin-right="0.459cm" fo:line-height="115%" fo:text-align="justify" style:justify-single-word="false" fo:text-indent="0cm" style:auto-text-indent="false">
        <style:tab-stops/>
      </style:paragraph-properties>
    </style:style>
    <style:style style:name="P165" style:family="paragraph" style:parent-style-name="Normal" style:list-style-name="L1">
      <style:paragraph-properties fo:margin-left="0cm" fo:margin-right="0.459cm" fo:line-height="115%" fo:text-align="justify" style:justify-single-word="false" fo:text-indent="0cm" style:auto-text-indent="false">
        <style:tab-stops/>
      </style:paragraph-properties>
      <style:text-properties officeooo:paragraph-rsid="001c3dd7"/>
    </style:style>
    <style:style style:name="P166" style:family="paragraph" style:parent-style-name="Normal">
      <style:paragraph-properties fo:margin-left="0cm" fo:margin-right="0.459cm" fo:line-height="115%" fo:text-align="justify" style:justify-single-word="false" fo:text-indent="0cm" style:auto-text-indent="false">
        <style:tab-stops/>
      </style:paragraph-properties>
      <style:text-properties officeooo:paragraph-rsid="002fc7f4"/>
    </style:style>
    <style:style style:name="P167" style:family="paragraph" style:parent-style-name="Normal" style:list-style-name="L1">
      <style:paragraph-properties fo:margin-left="0cm" fo:margin-right="0.459cm" fo:line-height="115%" fo:text-align="justify" style:justify-single-word="false" fo:text-indent="0cm" style:auto-text-indent="false">
        <style:tab-stops/>
      </style:paragraph-properties>
      <style:text-properties style:font-name="Arial" fo:font-size="10pt" fo:font-style="italic" officeooo:paragraph-rsid="001c3dd7" style:font-size-asian="10pt" style:font-style-asian="italic" style:font-name-complex="Arial" style:font-size-complex="10pt" style:font-style-complex="italic"/>
    </style:style>
    <style:style style:name="P168" style:family="paragraph" style:parent-style-name="Normal">
      <style:paragraph-properties fo:margin-left="0cm" fo:margin-right="0.459cm" fo:line-height="115%" fo:text-align="justify" style:justify-single-word="false" fo:text-indent="0cm" style:auto-text-indent="false"/>
      <style:text-properties style:font-name="Arial" fo:font-size="10pt" officeooo:paragraph-rsid="002cf697" style:font-size-asian="10pt" style:font-name-complex="Arial" style:font-size-complex="10pt"/>
    </style:style>
    <style:style style:name="P169" style:family="paragraph" style:parent-style-name="Normal">
      <style:paragraph-properties fo:margin-left="0.552cm" fo:margin-right="0cm" fo:line-height="115%" fo:hyphenation-ladder-count="no-limit" fo:text-indent="0cm" style:auto-text-indent="false">
        <style:tab-stops>
          <style:tab-stop style:position="0cm"/>
        </style:tab-stops>
      </style:paragraph-properties>
      <style:text-properties officeooo:rsid="002187ed" officeooo:paragraph-rsid="002187ed" fo:hyphenate="false"/>
    </style:style>
    <style:style style:name="P170" style:family="paragraph" style:parent-style-name="Normal" style:list-style-name="L3">
      <style:paragraph-properties fo:margin-left="2.498cm" fo:margin-right="0cm" fo:line-height="115%" fo:hyphenation-ladder-count="no-limit" fo:text-indent="-0.635cm" style:auto-text-indent="false">
        <style:tab-stops>
          <style:tab-stop style:position="0cm"/>
        </style:tab-stops>
      </style:paragraph-properties>
      <style:text-properties officeooo:rsid="002187ed" officeooo:paragraph-rsid="002187ed" fo:hyphenate="false"/>
    </style:style>
    <style:style style:name="P171" style:family="paragraph" style:parent-style-name="Normal" style:list-style-name="L4">
      <style:paragraph-properties fo:margin-left="2.498cm" fo:margin-right="0cm" fo:line-height="115%" fo:hyphenation-ladder-count="no-limit" fo:text-indent="-0.635cm" style:auto-text-indent="false">
        <style:tab-stops>
          <style:tab-stop style:position="0cm"/>
        </style:tab-stops>
      </style:paragraph-properties>
      <style:text-properties officeooo:rsid="002187ed" officeooo:paragraph-rsid="002187ed" fo:hyphenate="false"/>
    </style:style>
    <style:style style:name="P172" style:family="paragraph" style:parent-style-name="Normal" style:list-style-name="L5">
      <style:paragraph-properties fo:margin-left="2.498cm" fo:margin-right="0cm" fo:line-height="115%" fo:hyphenation-ladder-count="no-limit" fo:text-indent="-0.635cm" style:auto-text-indent="false">
        <style:tab-stops>
          <style:tab-stop style:position="0cm"/>
        </style:tab-stops>
      </style:paragraph-properties>
      <style:text-properties officeooo:rsid="002187ed" officeooo:paragraph-rsid="002187ed" fo:hyphenate="false"/>
    </style:style>
    <style:style style:name="P173" style:family="paragraph" style:parent-style-name="Normal" style:list-style-name="L4">
      <style:paragraph-properties fo:margin-left="0cm" fo:margin-right="0cm" fo:text-indent="0cm" style:auto-text-indent="false"/>
    </style:style>
    <style:style style:name="P174" style:family="paragraph" style:parent-style-name="Normal">
      <style:paragraph-properties fo:margin-left="0cm" fo:margin-right="0cm" fo:line-height="115%" fo:text-indent="0cm" style:auto-text-indent="false"/>
      <style:text-properties officeooo:paragraph-rsid="002b2ccf"/>
    </style:style>
    <style:style style:name="P175" style:family="paragraph" style:parent-style-name="Normal">
      <style:paragraph-properties fo:margin-left="0cm" fo:margin-right="0cm" fo:line-height="115%" fo:text-indent="0cm" style:auto-text-indent="false">
        <style:tab-stops/>
      </style:paragraph-properties>
      <style:text-properties officeooo:paragraph-rsid="002cf697"/>
    </style:style>
    <style:style style:name="P176" style:family="paragraph" style:parent-style-name="Normal">
      <style:paragraph-properties fo:margin-left="1.249cm" fo:margin-right="0.459cm" fo:line-height="115%" fo:text-indent="0cm" style:auto-text-indent="false">
        <style:tab-stops/>
      </style:paragraph-properties>
      <style:text-properties officeooo:paragraph-rsid="002cf697"/>
    </style:style>
    <style:style style:name="P177" style:family="paragraph" style:parent-style-name="Normal">
      <style:paragraph-properties fo:margin-left="1.249cm" fo:margin-right="0.459cm" fo:line-height="115%" fo:text-indent="0cm" style:auto-text-indent="false">
        <style:tab-stops/>
      </style:paragraph-properties>
      <style:text-properties style:font-name="Arial" fo:font-size="10pt" fo:font-style="italic" officeooo:paragraph-rsid="002cf697" style:font-size-asian="10pt" style:font-style-asian="italic" style:font-name-complex="Arial" style:font-size-complex="10pt" style:font-style-complex="italic"/>
    </style:style>
    <style:style style:name="P178" style:family="paragraph" style:parent-style-name="Normal" style:master-page-name="">
      <style:paragraph-properties fo:hyphenation-ladder-count="no-limit" style:page-number="auto" fo:break-before="auto" fo:break-after="auto"/>
      <style:text-properties style:font-name="Arial" fo:font-size="10pt" fo:font-weight="bold" officeooo:paragraph-rsid="002cf697" style:font-size-asian="10pt" style:font-weight-asian="bold" style:font-name-complex="Arial" style:font-size-complex="10pt" fo:hyphenate="true"/>
    </style:style>
    <style:style style:name="P179" style:family="paragraph" style:parent-style-name="Normal" style:list-style-name="L15">
      <style:paragraph-properties fo:margin-left="1.249cm" fo:margin-right="0cm" fo:line-height="115%" fo:text-align="justify" style:justify-single-word="false" fo:text-indent="-0.635cm" style:auto-text-indent="false">
        <style:tab-stops/>
      </style:paragraph-properties>
      <style:text-properties officeooo:paragraph-rsid="002fc7f4"/>
    </style:style>
    <style:style style:name="P180" style:family="paragraph" style:parent-style-name="Text_20_body">
      <style:paragraph-properties fo:line-height="115%"/>
    </style:style>
    <style:style style:name="P181" style:family="paragraph" style:parent-style-name="Text_20_body" style:list-style-name="L1">
      <style:paragraph-properties fo:margin-left="0cm" fo:margin-right="0.459cm" fo:line-height="115%" fo:text-indent="0cm" style:auto-text-indent="false"/>
      <style:text-properties style:font-name="Arial" fo:font-size="10pt" officeooo:paragraph-rsid="00164e82" style:font-size-asian="10pt" style:font-name-complex="Arial" style:font-size-complex="10pt"/>
    </style:style>
    <style:style style:name="P182" style:family="paragraph" style:parent-style-name="Text_20_body" style:list-style-name="L1">
      <style:paragraph-properties fo:margin-left="0cm" fo:margin-right="0.459cm" fo:line-height="115%" fo:text-indent="0cm" style:auto-text-indent="false"/>
      <style:text-properties style:font-name="Arial" fo:font-size="10pt" fo:font-weight="bold" officeooo:paragraph-rsid="00164e82" style:font-size-asian="10pt" style:font-weight-asian="bold" style:font-name-complex="Arial" style:font-size-complex="10pt"/>
    </style:style>
    <style:style style:name="P183" style:family="paragraph" style:parent-style-name="Text_20_body" style:list-style-name="L8">
      <style:paragraph-properties fo:margin-left="0cm" fo:margin-right="0.459cm" fo:line-height="115%" fo:text-indent="0cm" style:auto-text-indent="false"/>
      <style:text-properties style:font-name="Arial" fo:font-size="10pt" fo:font-weight="bold" officeooo:paragraph-rsid="002cf697" style:font-size-asian="10pt" style:font-weight-asian="bold" style:font-name-complex="Arial" style:font-size-complex="10pt"/>
    </style:style>
    <style:style style:name="P184" style:family="paragraph" style:parent-style-name="Text_20_body" style:list-style-name="L1">
      <style:paragraph-properties fo:margin-left="0cm" fo:margin-right="0.459cm" fo:line-height="115%" fo:text-indent="0cm" style:auto-text-indent="false"/>
    </style:style>
    <style:style style:name="P185" style:family="paragraph" style:parent-style-name="Text_20_body" style:list-style-name="L1">
      <style:paragraph-properties fo:margin-left="0cm" fo:margin-right="0.459cm" fo:line-height="115%" fo:text-indent="0cm" style:auto-text-indent="false"/>
      <style:text-properties officeooo:paragraph-rsid="001c3dd7"/>
    </style:style>
    <style:style style:name="P186" style:family="paragraph" style:parent-style-name="Text_20_body" style:list-style-name="L1">
      <style:paragraph-properties fo:margin-left="0cm" fo:margin-right="0.459cm" fo:margin-top="0cm" fo:margin-bottom="0cm" style:contextual-spacing="false" fo:line-height="115%" fo:text-indent="0cm" style:auto-text-indent="false"/>
    </style:style>
    <style:style style:name="P187" style:family="paragraph" style:parent-style-name="Text_20_body" style:list-style-name="L1">
      <style:paragraph-properties fo:margin-left="0cm" fo:margin-right="0.459cm" fo:margin-top="0cm" fo:margin-bottom="0cm" style:contextual-spacing="false" fo:line-height="115%" fo:text-indent="0cm" style:auto-text-indent="false"/>
      <style:text-properties officeooo:paragraph-rsid="0023631e"/>
    </style:style>
    <style:style style:name="P188" style:family="paragraph" style:parent-style-name="Text_20_body" style:list-style-name="L2">
      <style:paragraph-properties fo:margin-top="0cm" fo:margin-bottom="0cm" style:contextual-spacing="false" fo:line-height="115%">
        <style:tab-stops/>
      </style:paragraph-properties>
      <style:text-properties officeooo:paragraph-rsid="001a1092"/>
    </style:style>
    <style:style style:name="P189" style:family="paragraph" style:parent-style-name="Text_20_body" style:list-style-name="L2">
      <style:paragraph-properties fo:margin-top="0cm" fo:margin-bottom="0cm" style:contextual-spacing="false" fo:line-height="115%">
        <style:tab-stops/>
      </style:paragraph-properties>
      <style:text-properties officeooo:paragraph-rsid="001843b3"/>
    </style:style>
    <style:style style:name="P190" style:family="paragraph" style:parent-style-name="Text_20_body" style:list-style-name="L2">
      <style:paragraph-properties fo:margin-top="0cm" fo:margin-bottom="0cm" style:contextual-spacing="false" fo:line-height="115%">
        <style:tab-stops/>
      </style:paragraph-properties>
      <style:text-properties officeooo:paragraph-rsid="001dfb15"/>
    </style:style>
    <style:style style:name="P191" style:family="paragraph" style:parent-style-name="Text_20_body" style:list-style-name="L2">
      <style:paragraph-properties fo:margin-top="0cm" fo:margin-bottom="0cm" style:contextual-spacing="false" fo:line-height="115%">
        <style:tab-stops/>
      </style:paragraph-properties>
      <style:text-properties officeooo:paragraph-rsid="00206319"/>
    </style:style>
    <style:style style:name="P192" style:family="paragraph" style:parent-style-name="Text_20_body" style:list-style-name="L2">
      <style:paragraph-properties fo:margin-top="0cm" fo:margin-bottom="0cm" style:contextual-spacing="false" fo:line-height="115%">
        <style:tab-stops/>
      </style:paragraph-properties>
      <style:text-properties fo:color="#000000" style:font-name="Arial" fo:font-size="10pt" fo:font-style="normal" style:text-underline-style="none" officeooo:rsid="001843b3" officeooo:paragraph-rsid="001843b3" style:text-underline-mode="continuous" style:text-overline-mode="continuous" style:text-line-through-mode="continuous" style:font-size-asian="10pt" style:font-style-asian="normal" style:font-name-complex="Arial" style:font-size-complex="10pt" style:font-style-complex="normal"/>
    </style:style>
    <style:style style:name="P193" style:family="paragraph" style:parent-style-name="Text_20_body">
      <style:paragraph-properties fo:margin-top="0cm" fo:margin-bottom="0cm" style:contextual-spacing="false" fo:line-height="115%">
        <style:tab-stops/>
      </style:paragraph-properties>
      <style:text-properties fo:color="#000000" style:font-name="Arial" fo:font-size="10pt" fo:font-style="normal" style:text-underline-style="none" officeooo:rsid="001dfb15" officeooo:paragraph-rsid="00206319" style:text-underline-mode="continuous" style:text-overline-mode="continuous" style:text-line-through-mode="continuous" style:font-size-asian="10pt" style:font-style-asian="normal" style:font-name-complex="Arial" style:font-size-complex="10pt" style:font-style-complex="normal"/>
    </style:style>
    <style:style style:name="P194" style:family="paragraph" style:parent-style-name="Text_20_body" style:master-page-name="">
      <style:paragraph-properties fo:margin-left="0.492cm" fo:margin-right="0cm" fo:margin-top="0.423cm" fo:margin-bottom="0cm" style:contextual-spacing="false" fo:line-height="115%" fo:text-align="justify" style:justify-single-word="false" fo:hyphenation-ladder-count="no-limit" fo:text-indent="0cm" style:auto-text-indent="false" style:page-number="auto">
        <style:tab-stops/>
      </style:paragraph-properties>
      <style:text-properties officeooo:rsid="0023631e" fo:hyphenate="false"/>
    </style:style>
    <style:style style:name="P195" style:family="paragraph" style:parent-style-name="Text_20_body" style:list-style-name="L6">
      <style:paragraph-properties fo:margin-left="2.498cm" fo:margin-right="0cm" fo:line-height="115%" fo:text-indent="-0.635cm" style:auto-text-indent="false"/>
      <style:text-properties officeooo:rsid="0023631e" officeooo:paragraph-rsid="0023631e"/>
    </style:style>
    <style:style style:name="P196" style:family="paragraph" style:parent-style-name="Text_20_body" style:list-style-name="L7">
      <style:paragraph-properties fo:margin-left="3.747cm" fo:margin-right="0cm" fo:line-height="115%" fo:text-indent="-0.635cm" style:auto-text-indent="false"/>
      <style:text-properties officeooo:rsid="0023631e" officeooo:paragraph-rsid="0023631e"/>
    </style:style>
    <style:style style:name="P197" style:family="paragraph" style:parent-style-name="Text_20_body" style:list-style-name="L7">
      <style:paragraph-properties fo:margin-left="1.863cm" fo:margin-right="0cm" fo:line-height="115%" fo:text-indent="0cm" style:auto-text-indent="false"/>
      <style:text-properties officeooo:rsid="0023631e" officeooo:paragraph-rsid="0023631e"/>
    </style:style>
    <style:style style:name="P198" style:family="paragraph" style:parent-style-name="Text_20_body">
      <style:paragraph-properties fo:margin-left="2.498cm" fo:margin-right="0cm" fo:line-height="115%" fo:text-indent="0cm" style:auto-text-indent="false"/>
      <style:text-properties officeooo:rsid="002b2ccf" officeooo:paragraph-rsid="002b2ccf"/>
    </style:style>
    <style:style style:name="P199" style:family="paragraph" style:parent-style-name="Text_20_body">
      <style:paragraph-properties fo:margin-left="0.501cm" fo:margin-right="0.459cm" fo:line-height="115%" fo:text-indent="0cm" style:auto-text-indent="false">
        <style:tab-stops/>
      </style:paragraph-properties>
      <style:text-properties officeooo:paragraph-rsid="002cf697"/>
    </style:style>
    <style:style style:name="P200" style:family="paragraph" style:parent-style-name="Text_20_body">
      <style:paragraph-properties fo:margin-left="0.501cm" fo:margin-right="0.459cm" fo:line-height="115%" fo:text-indent="0cm" style:auto-text-indent="false">
        <style:tab-stops/>
      </style:paragraph-properties>
      <style:text-properties style:font-name="Arial" fo:font-size="10pt" style:font-size-asian="10pt" style:font-name-complex="Arial" style:font-size-complex="10pt"/>
    </style:style>
    <style:style style:name="P201" style:family="paragraph" style:parent-style-name="Text_20_body">
      <style:paragraph-properties fo:margin-left="0.501cm" fo:margin-right="0.459cm" fo:line-height="115%" fo:text-indent="0cm" style:auto-text-indent="false">
        <style:tab-stops/>
      </style:paragraph-properties>
      <style:text-properties style:font-name="Arial" fo:font-size="10pt" officeooo:paragraph-rsid="002cf697" style:font-size-asian="10pt" style:font-name-complex="Arial" style:font-size-complex="10pt"/>
    </style:style>
    <style:style style:name="P202" style:family="paragraph" style:parent-style-name="Paragraphe_20_de_20_liste" style:list-style-name="L10">
      <style:paragraph-properties fo:text-align="justify" style:justify-single-word="false"/>
    </style:style>
    <style:style style:name="P203" style:family="paragraph" style:parent-style-name="Paragraphe_20_de_20_liste" style:list-style-name="L1">
      <style:paragraph-properties fo:margin-left="0cm" fo:margin-right="0.459cm" fo:line-height="115%" fo:text-align="justify" style:justify-single-word="false" fo:text-indent="0cm" style:auto-text-indent="false"/>
    </style:style>
    <style:style style:name="P204" style:family="paragraph" style:parent-style-name="Paragraphe_20_de_20_liste" style:list-style-name="L8">
      <style:paragraph-properties fo:margin-left="0cm" fo:margin-right="0.459cm" fo:line-height="115%" fo:text-indent="0cm" style:auto-text-indent="false"/>
      <style:text-properties officeooo:paragraph-rsid="002cf697"/>
    </style:style>
    <style:style style:name="P205" style:family="paragraph" style:parent-style-name="Paragraphe_20_de_20_liste" style:list-style-name="L9">
      <style:paragraph-properties fo:margin-left="0cm" fo:margin-right="0.459cm" fo:text-align="justify" style:justify-single-word="false" fo:text-indent="0cm" style:auto-text-indent="false"/>
      <style:text-properties style:font-name="Arial" fo:font-size="10pt" style:font-size-asian="10pt" style:font-name-complex="Arial"/>
    </style:style>
    <style:style style:name="P206" style:family="paragraph" style:parent-style-name="Paragraphe_20_de_20_liste" style:list-style-name="L8">
      <style:paragraph-properties fo:margin-left="1.501cm" fo:margin-right="0.459cm" fo:text-align="justify" style:justify-single-word="false" fo:text-indent="-0.501cm" style:auto-text-indent="false">
        <style:tab-stops/>
      </style:paragraph-properties>
      <style:text-properties style:font-name="Arial" fo:font-size="10pt" officeooo:paragraph-rsid="002cf697" style:font-name-asian="MS Mincho" style:font-size-asian="10pt" style:font-name-complex="Arial" style:font-size-complex="10pt"/>
    </style:style>
    <style:style style:name="P207" style:family="paragraph" style:parent-style-name="Paragraphe_20_de_20_liste" style:list-style-name="L8">
      <style:paragraph-properties fo:margin-left="1.501cm" fo:margin-right="0.459cm" fo:text-align="justify" style:justify-single-word="false" fo:text-indent="-0.501cm" style:auto-text-indent="false">
        <style:tab-stops/>
      </style:paragraph-properties>
      <style:text-properties style:font-name="Arial" fo:font-size="10pt" officeooo:paragraph-rsid="002cf697" style:font-size-asian="10pt" style:font-name-complex="Arial"/>
    </style:style>
    <style:style style:name="P208" style:family="paragraph" style:parent-style-name="Paragraphe_20_de_20_liste" style:list-style-name="L8">
      <style:paragraph-properties fo:margin-left="1.501cm" fo:margin-right="0.459cm" fo:text-align="justify" style:justify-single-word="false" fo:text-indent="-0.501cm" style:auto-text-indent="false">
        <style:tab-stops/>
      </style:paragraph-properties>
      <style:text-properties style:font-name="Arial" fo:font-size="10pt" officeooo:paragraph-rsid="002cf697" style:font-size-asian="10pt" style:font-name-complex="Arial" style:font-size-complex="10pt"/>
    </style:style>
    <style:style style:name="P209" style:family="paragraph" style:parent-style-name="Paragraphe_20_de_20_liste" style:list-style-name="L8">
      <style:paragraph-properties fo:margin-left="1.501cm" fo:margin-right="0.459cm" fo:line-height="115%" fo:text-align="justify" style:justify-single-word="false" fo:text-indent="-0.501cm" style:auto-text-indent="false">
        <style:tab-stops/>
      </style:paragraph-properties>
      <style:text-properties style:font-name="Arial" fo:font-size="10pt" officeooo:paragraph-rsid="002cf697" style:font-size-asian="10pt" style:font-name-complex="Arial" style:font-size-complex="10pt"/>
    </style:style>
    <style:style style:name="P210" style:family="paragraph" style:parent-style-name="Paragraphe_20_de_20_liste">
      <style:paragraph-properties fo:margin-left="1.771cm" fo:margin-right="0.459cm" fo:line-height="115%" fo:text-indent="0cm" style:auto-text-indent="false">
        <style:tab-stops/>
      </style:paragraph-properties>
      <style:text-properties style:font-name="Arial" fo:font-size="10pt" fo:font-weight="bold" officeooo:paragraph-rsid="002cf697" style:font-size-asian="10pt" style:font-weight-asian="bold" style:font-name-complex="Arial" style:font-size-complex="10pt"/>
    </style:style>
    <style:style style:name="P211" style:family="paragraph" style:parent-style-name="Paragraphe_20_de_20_liste">
      <style:paragraph-properties fo:margin-left="1.771cm" fo:margin-right="0.459cm" fo:line-height="115%" fo:text-indent="0cm" style:auto-text-indent="false">
        <style:tab-stops/>
      </style:paragraph-properties>
      <style:text-properties officeooo:paragraph-rsid="002cf697"/>
    </style:style>
    <style:style style:name="P212" style:family="paragraph" style:parent-style-name="Paragraphe_20_de_20_liste">
      <style:paragraph-properties fo:margin-left="3.02cm" fo:margin-right="0.459cm" fo:line-height="115%" fo:text-indent="0.727cm" style:auto-text-indent="false">
        <style:tab-stops/>
      </style:paragraph-properties>
      <style:text-properties style:font-name="Arial" fo:font-size="10pt" fo:font-weight="bold" officeooo:paragraph-rsid="002cf697" style:font-size-asian="10pt" style:font-weight-asian="bold" style:font-name-complex="Arial" style:font-size-complex="10pt"/>
    </style:style>
    <style:style style:name="P213" style:family="paragraph" style:parent-style-name="Code">
      <style:paragraph-properties fo:margin-left="0.501cm" fo:margin-right="0.459cm" fo:line-height="115%" fo:text-indent="0cm" style:auto-text-indent="false">
        <style:tab-stops/>
      </style:paragraph-properties>
      <style:text-properties officeooo:paragraph-rsid="003235d3"/>
    </style:style>
    <style:style style:name="P214" style:family="paragraph" style:parent-style-name="Code">
      <style:paragraph-properties fo:margin-left="0.501cm" fo:margin-right="0.459cm" fo:line-height="115%" fo:text-indent="0cm" style:auto-text-indent="false">
        <style:tab-stops>
          <style:tab-stop style:position="8.751cm" style:type="center"/>
        </style:tab-stops>
      </style:paragraph-properties>
      <style:text-properties officeooo:paragraph-rsid="003235d3"/>
    </style:style>
    <style:style style:name="P215" style:family="paragraph" style:parent-style-name="Code">
      <style:paragraph-properties fo:margin-left="0.501cm" fo:margin-right="0.459cm" fo:line-height="115%" fo:text-indent="0cm" style:auto-text-indent="false">
        <style:tab-stops>
          <style:tab-stop style:position="8.751cm" style:type="center"/>
        </style:tab-stops>
      </style:paragraph-properties>
      <style:text-properties officeooo:paragraph-rsid="00330687"/>
    </style:style>
    <style:style style:name="P216" style:family="paragraph" style:parent-style-name="Code">
      <style:paragraph-properties fo:margin-left="0.501cm" fo:margin-right="0.459cm" fo:line-height="115%" fo:text-indent="0cm" style:auto-text-indent="false">
        <style:tab-stops/>
      </style:paragraph-properties>
      <style:text-properties style:font-name="Arial" style:font-name-complex="Arial" style:font-size-complex="10pt"/>
    </style:style>
    <style:style style:name="P217" style:family="paragraph" style:parent-style-name="Code">
      <style:paragraph-properties fo:margin-left="0.501cm" fo:margin-right="0.459cm" fo:line-height="115%" fo:text-indent="0cm" style:auto-text-indent="false">
        <style:tab-stops/>
      </style:paragraph-properties>
      <style:text-properties style:font-name="Arial" officeooo:paragraph-rsid="003235d3" style:font-name-complex="Arial" style:font-size-complex="10pt"/>
    </style:style>
    <style:style style:name="P218" style:family="paragraph" style:parent-style-name="Code">
      <style:paragraph-properties fo:margin-left="0.501cm" fo:margin-right="0.459cm" fo:line-height="115%" fo:text-indent="0cm" style:auto-text-indent="false">
        <style:tab-stops/>
      </style:paragraph-properties>
      <style:text-properties style:font-name="Arial" officeooo:paragraph-rsid="00330687" style:font-name-complex="Arial" style:font-size-complex="10pt"/>
    </style:style>
    <style:style style:name="P219" style:family="paragraph" style:parent-style-name="Code">
      <style:paragraph-properties fo:margin-left="0.501cm" fo:margin-right="0.459cm" fo:line-height="115%" fo:text-indent="0cm" style:auto-text-indent="false">
        <style:tab-stops>
          <style:tab-stop style:position="8.751cm" style:type="center"/>
        </style:tab-stops>
      </style:paragraph-properties>
      <style:text-properties style:font-name="Arial" style:font-name-complex="Arial" style:font-size-complex="10pt"/>
    </style:style>
    <style:style style:name="P220" style:family="paragraph" style:parent-style-name="Code">
      <style:paragraph-properties fo:margin-left="0.501cm" fo:margin-right="0.459cm" fo:line-height="115%" fo:text-indent="0cm" style:auto-text-indent="false">
        <style:tab-stops>
          <style:tab-stop style:position="8.751cm" style:type="center"/>
        </style:tab-stops>
      </style:paragraph-properties>
      <style:text-properties style:font-name="Arial" officeooo:paragraph-rsid="003235d3" style:font-name-complex="Arial" style:font-size-complex="10pt"/>
    </style:style>
    <style:style style:name="P221" style:family="paragraph" style:parent-style-name="Code">
      <style:paragraph-properties fo:margin-left="0.501cm" fo:margin-right="0.459cm" fo:line-height="115%" fo:text-indent="0cm" style:auto-text-indent="false">
        <style:tab-stops>
          <style:tab-stop style:position="8.751cm" style:type="center"/>
        </style:tab-stops>
      </style:paragraph-properties>
      <style:text-properties style:font-name="Arial" officeooo:rsid="00330687" officeooo:paragraph-rsid="00330687" style:font-name-complex="Arial" style:font-size-complex="10pt"/>
    </style:style>
    <style:style style:name="P222" style:family="paragraph" style:parent-style-name="Code">
      <style:paragraph-properties fo:margin-left="0.501cm" fo:margin-right="0.459cm" fo:line-height="115%" fo:text-indent="0cm" style:auto-text-indent="false">
        <style:tab-stops/>
      </style:paragraph-properties>
      <style:text-properties style:font-name="Arial" officeooo:rsid="00330687" officeooo:paragraph-rsid="00330687" style:font-name-complex="Arial" style:font-size-complex="10pt"/>
    </style:style>
    <style:style style:name="P223" style:family="paragraph" style:parent-style-name="Code">
      <style:paragraph-properties fo:margin-left="0.501cm" fo:margin-right="0.459cm" fo:line-height="115%" fo:text-indent="0cm" style:auto-text-indent="false">
        <style:tab-stops/>
      </style:paragraph-properties>
      <style:text-properties fo:color="#808080" style:font-name="Arial" fo:font-style="italic" officeooo:paragraph-rsid="003235d3" style:font-style-asian="italic" style:font-name-complex="Arial" style:font-size-complex="10pt"/>
    </style:style>
    <style:style style:name="P224" style:family="paragraph" style:parent-style-name="Heading_20_1" style:list-style-name="">
      <style:paragraph-properties fo:hyphenation-ladder-count="no-limit"/>
      <style:text-properties fo:hyphenate="false"/>
    </style:style>
    <style:style style:name="P225" style:family="paragraph" style:parent-style-name="Heading_20_1" style:master-page-name="MP0">
      <style:paragraph-properties fo:margin-left="0.501cm" fo:margin-right="0.459cm" fo:line-height="115%" fo:text-indent="0cm" style:auto-text-indent="false" style:page-number="auto" fo:break-before="page">
        <style:tab-stops/>
      </style:paragraph-properties>
      <style:text-properties style:font-name="Arial" fo:font-size="12pt" style:font-size-asian="12pt" style:font-name-complex="Arial" style:font-size-complex="10pt"/>
    </style:style>
    <style:style style:name="P226" style:family="paragraph" style:parent-style-name="Heading_20_1">
      <style:paragraph-properties fo:margin-left="1.136cm" fo:margin-right="0cm" fo:text-indent="0cm" style:auto-text-indent="false">
        <style:tab-stops/>
      </style:paragraph-properties>
    </style:style>
    <style:style style:name="P227" style:family="paragraph" style:parent-style-name="Heading_20_1">
      <style:paragraph-properties fo:break-before="page"/>
    </style:style>
    <style:style style:name="P228" style:family="paragraph">
      <style:paragraph-properties style:writing-mode="lr-tb"/>
    </style:style>
    <style:style style:name="T1" style:family="text">
      <style:text-properties style:font-name="Arial" fo:font-weight="bold" style:font-weight-asian="bold" style:font-name-complex="Arial" style:font-size-complex="10pt"/>
    </style:style>
    <style:style style:name="T2" style:family="text">
      <style:text-properties style:font-name="Arial" fo:font-weight="bold" style:font-weight-asian="bold" style:font-name-complex="Arial" style:font-size-complex="10pt" style:font-weight-complex="bold"/>
    </style:style>
    <style:style style:name="T3" style:family="text">
      <style:text-properties style:font-name="Arial" style:font-name-complex="Arial"/>
    </style:style>
    <style:style style:name="T4" style:family="text">
      <style:text-properties style:font-name="Arial" style:font-name-complex="Arial" style:font-size-complex="10pt"/>
    </style:style>
    <style:style style:name="T5" style:family="text">
      <style:text-properties style:font-name="Arial" officeooo:rsid="003235d3" style:font-name-complex="Arial" style:font-size-complex="10pt"/>
    </style:style>
    <style:style style:name="T6" style:family="text">
      <style:text-properties style:font-name="Arial" officeooo:rsid="00330687" style:font-name-complex="Arial" style:font-size-complex="10pt"/>
    </style:style>
    <style:style style:name="T7" style:family="text">
      <style:text-properties style:font-name="Arial" officeooo:rsid="00156650" style:font-name-complex="Arial"/>
    </style:style>
    <style:style style:name="T8" style:family="text">
      <style:text-properties style:font-name="Arial" officeooo:rsid="0015bc68" style:font-name-complex="Arial"/>
    </style:style>
    <style:style style:name="T9" style:family="text">
      <style:text-properties style:font-name="Arial" fo:font-size="10pt" fo:font-style="italic" style:font-size-asian="10pt" style:font-style-asian="italic" style:font-name-complex="Arial"/>
    </style:style>
    <style:style style:name="T10" style:family="text">
      <style:text-properties style:font-name="Arial" fo:font-size="10pt" fo:font-style="italic" style:font-size-asian="10pt" style:font-style-asian="italic" style:font-name-complex="Arial" style:font-size-complex="10pt" style:font-style-complex="italic"/>
    </style:style>
    <style:style style:name="T11" style:family="text">
      <style:text-properties style:font-name="Arial" fo:font-size="10pt" fo:font-style="italic" officeooo:rsid="001c3dd7" style:font-size-asian="10pt" style:font-style-asian="italic" style:font-name-complex="Arial" style:font-size-complex="10pt" style:font-style-complex="italic"/>
    </style:style>
    <style:style style:name="T12" style:family="text">
      <style:text-properties style:font-name="Arial" fo:font-size="10pt" fo:font-style="italic" officeooo:rsid="002e8456" style:font-size-asian="10pt" style:font-style-asian="italic" style:font-name-complex="Arial" style:font-size-complex="10pt" style:font-style-complex="italic"/>
    </style:style>
    <style:style style:name="T13" style:family="text">
      <style:text-properties style:font-name="Arial" fo:font-size="10pt" fo:language="fr" fo:country="FR" style:font-size-asian="10pt" style:font-name-complex="Arial" style:font-size-complex="10pt"/>
    </style:style>
    <style:style style:name="T14" style:family="text">
      <style:text-properties style:font-name="Arial" fo:font-size="10pt" fo:language="fr" fo:country="FR" fo:font-style="italic" style:font-size-asian="10pt" style:font-style-asian="italic" style:font-name-complex="Arial" style:font-size-complex="10pt" style:font-style-complex="italic"/>
    </style:style>
    <style:style style:name="T15" style:family="text">
      <style:text-properties style:font-name="Arial" fo:font-size="10pt" style:font-size-asian="10pt" style:font-name-complex="Arial"/>
    </style:style>
    <style:style style:name="T16" style:family="text">
      <style:text-properties style:font-name="Arial" fo:font-size="10pt" style:font-size-asian="10pt" style:font-name-complex="Arial" style:font-size-complex="10pt"/>
    </style:style>
    <style:style style:name="T17" style:family="text">
      <style:text-properties style:font-name="Arial" fo:font-size="10pt" officeooo:rsid="002cf697" style:font-size-asian="10pt" style:font-name-complex="Arial" style:font-size-complex="10pt"/>
    </style:style>
    <style:style style:name="T18" style:family="text">
      <style:text-properties style:font-name="Arial" fo:font-size="10pt" officeooo:rsid="00335d49" style:font-size-asian="10pt" style:font-name-complex="Arial"/>
    </style:style>
    <style:style style:name="T19" style:family="text">
      <style:text-properties style:font-name="Arial" fo:font-size="10pt" style:font-size-asian="10pt" style:font-size-complex="10pt"/>
    </style:style>
    <style:style style:name="T20" style:family="text">
      <style:text-properties style:font-name="Arial" fo:font-size="10pt" fo:font-weight="bold" style:font-size-asian="10pt" style:font-weight-asian="bold" style:font-name-complex="Arial" style:font-size-complex="10pt"/>
    </style:style>
    <style:style style:name="T21" style:family="text">
      <style:text-properties style:font-name="Arial" fo:font-size="10pt" fo:font-weight="bold" officeooo:rsid="001c3dd7" style:font-size-asian="10pt" style:font-weight-asian="bold" style:font-name-complex="Arial" style:font-size-complex="10pt" style:font-weight-complex="normal"/>
    </style:style>
    <style:style style:name="T22" style:family="text">
      <style:text-properties style:font-name="Arial" fo:font-size="10pt" fo:font-weight="bold" officeooo:rsid="0023631e" style:font-size-asian="10pt" style:font-weight-asian="bold" style:font-name-complex="Arial" style:font-size-complex="10pt"/>
    </style:style>
    <style:style style:name="T23" style:family="text">
      <style:text-properties style:font-name="Arial" fo:font-size="10pt" style:text-underline-style="solid" style:text-underline-width="auto" style:text-underline-color="font-color" style:text-underline-mode="continuous" style:text-overline-mode="continuous" style:text-line-through-mode="continuous" style:font-size-asian="10pt" style:font-name-complex="Arial"/>
    </style:style>
    <style:style style:name="T24" style:family="text">
      <style:text-properties style:font-name="Arial" fo:font-size="10pt"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T25" style:family="text">
      <style:text-properties style:font-name="Arial" fo:font-size="10pt" fo:font-weight="normal" style:font-size-asian="10pt" style:font-weight-asian="normal" style:font-name-complex="Arial" style:font-size-complex="10pt" style:font-weight-complex="normal"/>
    </style:style>
    <style:style style:name="T26" style:family="text">
      <style:text-properties style:font-name="Arial" fo:font-size="10pt" fo:font-weight="normal" officeooo:rsid="001bee40" style:font-size-asian="10pt" style:font-weight-asian="normal" style:font-name-complex="Arial" style:font-size-complex="10pt" style:font-weight-complex="normal"/>
    </style:style>
    <style:style style:name="T27" style:family="text">
      <style:text-properties style:font-name="Arial" fo:font-size="10pt" fo:font-weight="normal" officeooo:rsid="001c3dd7" style:font-size-asian="10pt" style:font-weight-asian="normal" style:font-name-complex="Arial" style:font-size-complex="10pt" style:font-weight-complex="normal"/>
    </style:style>
    <style:style style:name="T28" style:family="text">
      <style:text-properties style:font-name="Arial" fo:font-size="10pt" fo:font-weight="normal" officeooo:rsid="0015bc68" style:font-size-asian="10pt" style:font-weight-asian="normal" style:font-name-complex="Arial" style:font-size-complex="10pt" style:font-weight-complex="normal"/>
    </style:style>
    <style:style style:name="T29" style:family="text">
      <style:text-properties style:font-name="Arial" fo:font-size="10pt" fo:font-style="normal" officeooo:rsid="002e8456" style:font-size-asian="10pt" style:font-style-asian="normal" style:font-name-complex="Arial" style:font-size-complex="10pt" style:font-style-complex="normal"/>
    </style:style>
    <style:style style:name="T30" style:family="text">
      <style:text-properties style:font-name="Arial" fo:font-size="10pt" fo:font-style="normal" officeooo:rsid="002fc7f4" style:font-size-asian="10pt" style:font-style-asian="normal" style:font-name-complex="Arial" style:font-size-complex="10pt" style:font-style-complex="normal"/>
    </style:style>
    <style:style style:name="T31" style:family="text">
      <style:text-properties style:font-name="Arial" fo:font-size="10pt" fo:font-style="normal" officeooo:rsid="0031c1df" style:font-size-asian="10pt" style:font-style-asian="normal" style:font-name-complex="Arial" style:font-size-complex="10pt" style:font-style-complex="normal"/>
    </style:style>
    <style:style style:name="T32" style:family="text">
      <style:text-properties style:font-name="Arial" fo:font-size="10pt" fo:font-style="normal" officeooo:rsid="003235d3" style:font-size-asian="10pt" style:font-style-asian="normal" style:font-name-complex="Arial" style:font-size-complex="10pt" style:font-style-complex="normal"/>
    </style:style>
    <style:style style:name="T33" style:family="text">
      <style:text-properties style:font-name="Arial" fo:font-size="10pt" fo:font-style="normal" fo:font-weight="bold" officeooo:rsid="002fc7f4" style:font-size-asian="10pt" style:font-style-asian="normal" style:font-weight-asian="bold" style:font-name-complex="Arial" style:font-size-complex="10pt" style:font-style-complex="normal" style:font-weight-complex="bold"/>
    </style:style>
    <style:style style:name="T34" style:family="text">
      <style:text-properties style:font-name="Arial" fo:font-size="10pt" fo:font-style="normal" fo:font-weight="normal" officeooo:rsid="002fc7f4" style:font-size-asian="10pt" style:font-style-asian="normal" style:font-weight-asian="normal" style:font-name-complex="Arial" style:font-size-complex="10pt" style:font-style-complex="normal" style:font-weight-complex="normal"/>
    </style:style>
    <style:style style:name="T35" style:family="text">
      <style:text-properties style:font-name="Arial" fo:font-size="10pt" fo:font-style="normal" fo:font-weight="normal" officeooo:rsid="0031c1df" style:font-size-asian="10pt" style:font-style-asian="normal" style:font-weight-asian="normal" style:font-name-complex="Arial" style:font-size-complex="10pt" style:font-style-complex="normal" style:font-weight-complex="normal"/>
    </style:style>
    <style:style style:name="T36" style:family="text">
      <style:text-properties style:font-name="Arial" fo:font-size="10pt" fo:font-style="normal" fo:font-weight="normal" officeooo:rsid="003235d3" style:font-size-asian="10pt" style:font-style-asian="normal" style:font-weight-asian="normal" style:font-name-complex="Arial" style:font-size-complex="10pt" style:font-style-complex="normal" style:font-weight-complex="normal"/>
    </style:style>
    <style:style style:name="T37" style:family="text">
      <style:text-properties style:font-name="Arial" fo:language="fr" fo:country="FR" fo:font-weight="bold" style:font-weight-asian="bold" style:font-name-complex="Arial" style:font-size-complex="10pt"/>
    </style:style>
    <style:style style:name="T38" style:family="text">
      <style:text-properties style:font-name="Arial" fo:font-size="8pt" fo:font-weight="bold" style:font-size-asian="8pt" style:font-weight-asian="bold" style:font-name-complex="Arial" style:font-size-complex="10pt"/>
    </style:style>
    <style:style style:name="T39" style:family="text">
      <style:text-properties style:font-name="Arial" fo:font-style="italic" style:font-style-asian="italic" style:font-name-complex="Arial"/>
    </style:style>
    <style:style style:name="T40" style:family="text">
      <style:text-properties style:font-name="Arial" fo:font-style="italic" style:font-style-asian="italic" style:font-name-complex="Arial" style:font-style-complex="italic"/>
    </style:style>
    <style:style style:name="T41" style:family="text">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T42" style:family="text">
      <style:text-properties style:font-name="Arial" officeooo:rsid="0015bc68"/>
    </style:style>
    <style:style style:name="T43" style:family="text">
      <style:text-properties fo:color="#000000" style:font-name="Arial" fo:font-size="12pt" fo:background-color="#ffffff" style:font-size-asian="12pt" style:font-name-complex="Arial"/>
    </style:style>
    <style:style style:name="T44" style:family="text">
      <style:text-properties fo:color="#000000" style:font-name="Arial" fo:font-size="10pt" fo:font-style="italic" style:font-size-asian="10pt" style:font-style-asian="italic" style:font-name-complex="Arial" style:font-size-complex="10pt" style:font-style-complex="italic"/>
    </style:style>
    <style:style style:name="T45" style:family="text">
      <style:text-properties fo:color="#000000" style:font-name="Arial" fo:font-size="10pt" fo:font-style="italic" officeooo:rsid="001843b3" style:font-size-asian="10pt" style:font-style-asian="italic" style:font-name-complex="Arial" style:font-size-complex="10pt" style:font-style-complex="italic"/>
    </style:style>
    <style:style style:name="T46" style:family="text">
      <style:text-properties fo:color="#000000" style:font-name="Arial" fo:font-size="10pt" fo:font-style="normal" style:text-underline-style="none" officeooo:rsid="001843b3" style:text-underline-mode="continuous" style:text-overline-mode="continuous" style:text-line-through-mode="continuous" style:font-size-asian="10pt" style:font-style-asian="normal" style:font-name-complex="Arial" style:font-size-complex="10pt" style:font-style-complex="normal"/>
    </style:style>
    <style:style style:name="T47" style:family="text">
      <style:text-properties fo:color="#000000" style:font-name="Arial" fo:font-size="10pt" fo:font-style="normal" style:text-underline-style="none" officeooo:rsid="001a1092" style:text-underline-mode="continuous" style:text-overline-mode="continuous" style:text-line-through-mode="continuous" style:font-size-asian="10pt" style:font-style-asian="normal" style:font-name-complex="Arial" style:font-size-complex="10pt" style:font-style-complex="normal"/>
    </style:style>
    <style:style style:name="T48" style:family="text">
      <style:text-properties fo:color="#000000" style:font-name="Arial" fo:font-size="10pt" fo:font-style="normal" style:text-underline-style="none" officeooo:rsid="001dfb15" style:text-underline-mode="continuous" style:text-overline-mode="continuous" style:text-line-through-mode="continuous" style:font-size-asian="10pt" style:font-style-asian="normal" style:font-name-complex="Arial" style:font-size-complex="10pt" style:font-style-complex="normal"/>
    </style:style>
    <style:style style:name="T49" style:family="text">
      <style:text-properties fo:color="#000000" style:font-name="Arial" fo:font-size="10pt" fo:font-style="normal" style:text-underline-style="none" officeooo:rsid="001f6f6a" style:text-underline-mode="continuous" style:text-overline-mode="continuous" style:text-line-through-mode="continuous" style:font-size-asian="10pt" style:font-style-asian="normal" style:font-name-complex="Arial" style:font-size-complex="10pt" style:font-style-complex="normal"/>
    </style:style>
    <style:style style:name="T50" style:family="text">
      <style:text-properties fo:color="#000000" style:font-name="Arial" fo:font-size="10pt" fo:font-style="normal" style:text-underline-style="none" officeooo:rsid="00206319" style:text-underline-mode="continuous" style:text-overline-mode="continuous" style:text-line-through-mode="continuous" style:font-size-asian="10pt" style:font-style-asian="normal" style:font-name-complex="Arial" style:font-size-complex="10pt" style:font-style-complex="normal"/>
    </style:style>
    <style:style style:name="T51" style:family="text">
      <style:text-properties fo:color="#000000" style:font-size-complex="10pt"/>
    </style:style>
    <style:style style:name="T52" style:family="text">
      <style:text-properties fo:color="#000000" officeooo:rsid="0015bc68" style:font-size-complex="10pt"/>
    </style:style>
    <style:style style:name="T53" style:family="text">
      <style:text-properties fo:color="#000000" style:text-position="0% 100%" style:font-name="Arial" officeooo:rsid="0015bc68"/>
    </style:style>
    <style:style style:name="T54" style:family="text">
      <style:text-properties fo:color="#000000" style:text-position="super 65%" style:font-name="Arial" officeooo:rsid="0015bc68"/>
    </style:style>
    <style:style style:name="T55" style:family="text">
      <style:text-properties style:text-underline-style="none"/>
    </style:style>
    <style:style style:name="T56" style:family="text">
      <style:text-properties style:text-position="super 65%" style:font-name="Arial" officeooo:rsid="0015bc68"/>
    </style:style>
    <style:style style:name="T57" style:family="text">
      <style:text-properties fo:color="#808080" style:font-name="Arial" style:font-name-complex="Arial" style:font-size-complex="10pt"/>
    </style:style>
    <style:style style:name="T58" style:family="text">
      <style:text-properties fo:color="#808080" style:font-name="Arial" fo:font-style="italic" style:font-style-asian="italic" style:font-name-complex="Arial" style:font-size-complex="10pt"/>
    </style:style>
    <style:style style:name="T59" style:family="text">
      <style:text-properties fo:color="#808080" style:font-name="Arial" fo:font-style="italic" officeooo:rsid="002187ed" style:font-style-asian="italic" style:font-name-complex="Arial" style:font-size-complex="10pt"/>
    </style:style>
    <style:style style:name="T60" style:family="text">
      <style:text-properties fo:color="#808080" style:font-name="Arial" fo:font-style="italic" officeooo:rsid="003235d3" style:font-style-asian="italic" style:font-name-complex="Arial" style:font-size-complex="10pt"/>
    </style:style>
    <style:style style:name="T61" style:family="text">
      <style:text-properties fo:color="#808080" style:font-name="Arial" fo:font-style="italic" officeooo:rsid="00330687" style:font-style-asian="italic" style:font-name-complex="Arial" style:font-size-complex="10pt"/>
    </style:style>
    <style:style style:name="T62" style:family="text">
      <style:text-properties fo:color="#808080" fo:font-style="italic" style:font-style-asian="italic"/>
    </style:style>
    <style:style style:name="T63" style:family="text">
      <style:text-properties fo:language="fr" fo:country="FR"/>
    </style:style>
    <style:style style:name="T64" style:family="text">
      <style:text-properties officeooo:rsid="00145f6e"/>
    </style:style>
    <style:style style:name="T65" style:family="text">
      <style:text-properties fo:font-weight="bold" style:font-weight-asian="bold"/>
    </style:style>
    <style:style style:name="T66" style:family="text">
      <style:text-properties fo:font-weight="bold" officeooo:rsid="00164e82" style:font-weight-asian="bold"/>
    </style:style>
    <style:style style:name="T67" style:family="text">
      <style:text-properties officeooo:rsid="00156650"/>
    </style:style>
    <style:style style:name="T68" style:family="text">
      <style:text-properties officeooo:rsid="0015bc68"/>
    </style:style>
    <style:style style:name="T69" style:family="text">
      <style:text-properties style:text-position="0% 100%" style:font-name="Arial" officeooo:rsid="0015bc68"/>
    </style:style>
    <style:style style:name="T70" style:family="text">
      <style:text-properties style:text-position="0% 100%" style:font-name="Arial" officeooo:rsid="00164e82"/>
    </style:style>
    <style:style style:name="T71" style:family="text">
      <style:text-properties officeooo:rsid="00164e82"/>
    </style:style>
    <style:style style:name="T72" style:family="text">
      <style:text-properties fo:font-weight="normal" officeooo:rsid="00164e82" style:font-weight-asian="normal" style:font-weight-complex="normal"/>
    </style:style>
    <style:style style:name="T73" style:family="text">
      <style:text-properties fo:font-weight="normal" officeooo:rsid="001c3dd7" style:font-weight-asian="normal" style:font-weight-complex="normal"/>
    </style:style>
    <style:style style:name="T74" style:family="text">
      <style:text-properties officeooo:rsid="001843b3"/>
    </style:style>
    <style:style style:name="T75" style:family="text">
      <style:text-properties officeooo:rsid="001a1092"/>
    </style:style>
    <style:style style:name="T76" style:family="text">
      <style:text-properties officeooo:rsid="001c3dd7"/>
    </style:style>
    <style:style style:name="T77" style:family="text">
      <style:text-properties fo:font-size="12pt" style:font-size-asian="12pt" style:font-size-complex="12pt"/>
    </style:style>
    <style:style style:name="T78" style:family="text">
      <style:text-properties officeooo:rsid="00206319"/>
    </style:style>
    <style:style style:name="T79" style:family="text">
      <style:text-properties officeooo:rsid="002187ed"/>
    </style:style>
    <style:style style:name="T80" style:family="text">
      <style:text-properties style:text-underline-style="solid" style:text-underline-width="auto" style:text-underline-color="font-color" officeooo:rsid="002187ed"/>
    </style:style>
    <style:style style:name="T81" style:family="text">
      <style:text-properties officeooo:rsid="0023631e"/>
    </style:style>
    <style:style style:name="T82" style:family="text">
      <style:text-properties officeooo:rsid="00252fe6"/>
    </style:style>
    <style:style style:name="T83" style:family="text">
      <style:text-properties officeooo:rsid="002727de"/>
    </style:style>
    <style:style style:name="T84" style:family="text">
      <style:text-properties officeooo:rsid="00278409"/>
    </style:style>
    <style:style style:name="T85" style:family="text">
      <style:text-properties officeooo:rsid="002977b5"/>
    </style:style>
    <style:style style:name="T86" style:family="text">
      <style:text-properties officeooo:rsid="002b2ccf"/>
    </style:style>
    <style:style style:name="T87" style:family="text">
      <style:text-properties officeooo:rsid="002cf697"/>
    </style:style>
    <style:style style:name="T88" style:family="text">
      <style:text-properties officeooo:rsid="003235d3"/>
    </style:style>
    <style:style style:name="T89" style:family="text">
      <style:text-properties officeooo:rsid="00330687"/>
    </style:style>
    <style:style style:name="T90" style:family="text">
      <style:text-properties officeooo:rsid="00335d49"/>
    </style:style>
    <style:style style:name="fr1" style:family="graphic" style:parent-style-name="OLE">
      <style:graphic-properties style:vertical-pos="middle" style:vertical-rel="baseline" draw:ole-draw-aspect="1"/>
    </style:style>
    <text:list-style style:name="L1">
      <text:list-level-style-bullet text:level="1" text:style-name="WW_5f_CharLFO13LVL1" text:bullet-char="">
        <style:list-level-properties text:space-before="1.249cm" text:min-label-width="0.635cm"/>
        <style:text-properties style:font-name="Wingdings"/>
      </text:list-level-style-bullet>
      <text:list-level-style-bullet text:level="2" text:style-name="WW_5f_CharLFO13LVL2" text:bullet-char="-">
        <style:list-level-properties text:space-before="2.519cm" text:min-label-width="0.635cm"/>
        <style:text-properties style:font-name="Arial"/>
      </text:list-level-style-bullet>
      <text:list-level-style-bullet text:level="3" text:style-name="WW_5f_CharLFO13LVL3" text:bullet-char="">
        <style:list-level-properties text:space-before="3.789cm" text:min-label-width="0.635cm"/>
        <style:text-properties style:font-name="Wingdings"/>
      </text:list-level-style-bullet>
      <text:list-level-style-bullet text:level="4" text:style-name="WW_5f_CharLFO13LVL4" text:bullet-char="">
        <style:list-level-properties text:space-before="5.059cm" text:min-label-width="0.635cm"/>
        <style:text-properties style:font-name="Symbol"/>
      </text:list-level-style-bullet>
      <text:list-level-style-bullet text:level="5" text:style-name="WW_5f_CharLFO13LVL5" text:bullet-char="o">
        <style:list-level-properties text:space-before="6.329cm" text:min-label-width="0.635cm"/>
        <style:text-properties style:font-name="Courier New"/>
      </text:list-level-style-bullet>
      <text:list-level-style-bullet text:level="6" text:style-name="WW_5f_CharLFO13LVL6" text:bullet-char="">
        <style:list-level-properties text:space-before="7.599cm" text:min-label-width="0.635cm"/>
        <style:text-properties style:font-name="Wingdings"/>
      </text:list-level-style-bullet>
      <text:list-level-style-bullet text:level="7" text:style-name="WW_5f_CharLFO13LVL7" text:bullet-char="">
        <style:list-level-properties text:space-before="8.869cm" text:min-label-width="0.635cm"/>
        <style:text-properties style:font-name="Symbol"/>
      </text:list-level-style-bullet>
      <text:list-level-style-bullet text:level="8" text:style-name="WW_5f_CharLFO13LVL8" text:bullet-char="o">
        <style:list-level-properties text:space-before="10.139cm" text:min-label-width="0.635cm"/>
        <style:text-properties style:font-name="Courier New"/>
      </text:list-level-style-bullet>
      <text:list-level-style-bullet text:level="9" text:style-name="WW_5f_CharLFO1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822cm" fo:text-indent="-0.635cm" fo:margin-left="1.8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57cm" fo:text-indent="-0.635cm" fo:margin-left="2.4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92cm" fo:text-indent="-0.635cm" fo:margin-left="3.0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27cm" fo:text-indent="-0.635cm" fo:margin-left="3.7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62cm" fo:text-indent="-0.635cm" fo:margin-left="4.3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97cm" fo:text-indent="-0.635cm" fo:margin-left="4.9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32cm" fo:text-indent="-0.635cm" fo:margin-left="5.6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67cm" fo:text-indent="-0.635cm" fo:margin-left="6.2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02cm" fo:text-indent="-0.635cm" fo:margin-left="6.9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37cm" fo:text-indent="-0.635cm" fo:margin-left="7.53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style>
    <text:list-style style:name="L8">
      <text:list-level-style-bullet text:level="1" text:style-name="WW_5f_CharLFO14LVL1" text:bullet-char="">
        <style:list-level-properties text:space-before="1.136cm" text:min-label-width="0.635cm"/>
        <style:text-properties style:font-name="Wingdings"/>
      </text:list-level-style-bullet>
      <text:list-level-style-bullet text:level="2" text:style-name="WW_5f_CharLFO14LVL2" text:bullet-char="o">
        <style:list-level-properties text:space-before="2.406cm" text:min-label-width="0.635cm"/>
        <style:text-properties style:font-name="Courier New"/>
      </text:list-level-style-bullet>
      <text:list-level-style-bullet text:level="3" text:style-name="WW_5f_CharLFO14LVL3" text:bullet-char="">
        <style:list-level-properties text:space-before="3.676cm" text:min-label-width="0.635cm"/>
        <style:text-properties style:font-name="Wingdings"/>
      </text:list-level-style-bullet>
      <text:list-level-style-bullet text:level="4" text:style-name="WW_5f_CharLFO14LVL4" text:bullet-char="">
        <style:list-level-properties text:space-before="4.946cm" text:min-label-width="0.635cm"/>
        <style:text-properties style:font-name="Symbol"/>
      </text:list-level-style-bullet>
      <text:list-level-style-bullet text:level="5" text:style-name="WW_5f_CharLFO14LVL5" text:bullet-char="o">
        <style:list-level-properties text:space-before="6.216cm" text:min-label-width="0.635cm"/>
        <style:text-properties style:font-name="Courier New"/>
      </text:list-level-style-bullet>
      <text:list-level-style-bullet text:level="6" text:style-name="WW_5f_CharLFO14LVL6" text:bullet-char="">
        <style:list-level-properties text:space-before="7.486cm" text:min-label-width="0.635cm"/>
        <style:text-properties style:font-name="Wingdings"/>
      </text:list-level-style-bullet>
      <text:list-level-style-bullet text:level="7" text:style-name="WW_5f_CharLFO14LVL7" text:bullet-char="">
        <style:list-level-properties text:space-before="8.756cm" text:min-label-width="0.635cm"/>
        <style:text-properties style:font-name="Symbol"/>
      </text:list-level-style-bullet>
      <text:list-level-style-bullet text:level="8" text:style-name="WW_5f_CharLFO14LVL8" text:bullet-char="o">
        <style:list-level-properties text:space-before="10.026cm" text:min-label-width="0.635cm"/>
        <style:text-properties style:font-name="Courier New"/>
      </text:list-level-style-bullet>
      <text:list-level-style-bullet text:level="9" text:style-name="WW_5f_CharLFO14LVL9" text:bullet-char="">
        <style:list-level-properties text:space-before="11.29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6LVL1" text:bullet-char="">
        <style:list-level-properties text:space-before="1.386cm" text:min-label-width="0.635cm"/>
        <style:text-properties style:font-name="Wingdings"/>
      </text:list-level-style-bullet>
      <text:list-level-style-bullet text:level="2" text:style-name="WW_5f_CharLFO16LVL2" text:bullet-char="o">
        <style:list-level-properties text:space-before="2.656cm" text:min-label-width="0.635cm"/>
        <style:text-properties style:font-name="Courier New"/>
      </text:list-level-style-bullet>
      <text:list-level-style-bullet text:level="3" text:style-name="WW_5f_CharLFO16LVL3" text:bullet-char="">
        <style:list-level-properties text:space-before="3.926cm" text:min-label-width="0.635cm"/>
        <style:text-properties style:font-name="Wingdings"/>
      </text:list-level-style-bullet>
      <text:list-level-style-bullet text:level="4" text:style-name="WW_5f_CharLFO16LVL4" text:bullet-char="">
        <style:list-level-properties text:space-before="5.196cm" text:min-label-width="0.635cm"/>
        <style:text-properties style:font-name="Symbol"/>
      </text:list-level-style-bullet>
      <text:list-level-style-bullet text:level="5" text:style-name="WW_5f_CharLFO16LVL5" text:bullet-char="o">
        <style:list-level-properties text:space-before="6.466cm" text:min-label-width="0.635cm"/>
        <style:text-properties style:font-name="Courier New"/>
      </text:list-level-style-bullet>
      <text:list-level-style-bullet text:level="6" text:style-name="WW_5f_CharLFO16LVL6" text:bullet-char="">
        <style:list-level-properties text:space-before="7.736cm" text:min-label-width="0.635cm"/>
        <style:text-properties style:font-name="Wingdings"/>
      </text:list-level-style-bullet>
      <text:list-level-style-bullet text:level="7" text:style-name="WW_5f_CharLFO16LVL7" text:bullet-char="">
        <style:list-level-properties text:space-before="9.006cm" text:min-label-width="0.635cm"/>
        <style:text-properties style:font-name="Symbol"/>
      </text:list-level-style-bullet>
      <text:list-level-style-bullet text:level="8" text:style-name="WW_5f_CharLFO16LVL8" text:bullet-char="o">
        <style:list-level-properties text:space-before="10.276cm" text:min-label-width="0.635cm"/>
        <style:text-properties style:font-name="Courier New"/>
      </text:list-level-style-bullet>
      <text:list-level-style-bullet text:level="9" text:style-name="WW_5f_CharLFO16LVL9" text:bullet-char="">
        <style:list-level-properties text:space-before="11.54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space-before="1.136cm" text:min-label-width="0.635cm"/>
        <style:text-properties style:font-name="Wingdings"/>
      </text:list-level-style-bullet>
      <text:list-level-style-bullet text:level="2" text:style-name="WW_5f_CharLFO15LVL2" text:bullet-char="o">
        <style:list-level-properties text:space-before="2.406cm" text:min-label-width="0.635cm"/>
        <style:text-properties style:font-name="Courier New"/>
      </text:list-level-style-bullet>
      <text:list-level-style-bullet text:level="3" text:style-name="WW_5f_CharLFO15LVL3" text:bullet-char="">
        <style:list-level-properties text:space-before="3.676cm" text:min-label-width="0.635cm"/>
        <style:text-properties style:font-name="Wingdings"/>
      </text:list-level-style-bullet>
      <text:list-level-style-bullet text:level="4" text:style-name="WW_5f_CharLFO15LVL4" text:bullet-char="">
        <style:list-level-properties text:space-before="4.946cm" text:min-label-width="0.635cm"/>
        <style:text-properties style:font-name="Symbol"/>
      </text:list-level-style-bullet>
      <text:list-level-style-bullet text:level="5" text:style-name="WW_5f_CharLFO15LVL5" text:bullet-char="o">
        <style:list-level-properties text:space-before="6.216cm" text:min-label-width="0.635cm"/>
        <style:text-properties style:font-name="Courier New"/>
      </text:list-level-style-bullet>
      <text:list-level-style-bullet text:level="6" text:style-name="WW_5f_CharLFO15LVL6" text:bullet-char="">
        <style:list-level-properties text:space-before="7.486cm" text:min-label-width="0.635cm"/>
        <style:text-properties style:font-name="Wingdings"/>
      </text:list-level-style-bullet>
      <text:list-level-style-bullet text:level="7" text:style-name="WW_5f_CharLFO15LVL7" text:bullet-char="">
        <style:list-level-properties text:space-before="8.756cm" text:min-label-width="0.635cm"/>
        <style:text-properties style:font-name="Symbol"/>
      </text:list-level-style-bullet>
      <text:list-level-style-bullet text:level="8" text:style-name="WW_5f_CharLFO15LVL8" text:bullet-char="o">
        <style:list-level-properties text:space-before="10.026cm" text:min-label-width="0.635cm"/>
        <style:text-properties style:font-name="Courier New"/>
      </text:list-level-style-bullet>
      <text:list-level-style-bullet text:level="9" text:style-name="WW_5f_CharLFO15LVL9" text:bullet-char="">
        <style:list-level-properties text:space-before="11.29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7LVL1" text:bullet-char="">
        <style:list-level-properties/>
        <style:text-properties style:font-name="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Open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Open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svg:stroke-opacity="100%" draw:stroke-linejoin="round"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88cm" svg:stroke-color="#9bbb59" draw:marker-end="a9" svg:stroke-opacity="100%" draw:stroke-linejoin="round"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svg:stroke-opacity="100%" draw:stroke-linejoin="round" draw:fill="none" fo:min-height="1.896cm"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svg:stroke-opacity="100%" draw:stroke-linejoin="round" draw:fill="none" fo:min-height="2.242cm"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5">RE56 Labs</text:p>
      <text:p text:style-name="P1"/>
      <text:p text:style-name="P2">STUDENTS</text:p>
      <text:p text:style-name="P3"/>
      <text:p text:style-name="P1">DERRINGER ALINE</text:p>
      <text:p text:style-name="P1">INACIO DAVID</text:p>
      <text:p text:style-name="P1">GHNASSIA CLÉMENT</text:p>
      <text:p text:style-name="P1"/>
      <text:p text:style-name="P2">WORK SUBJECT</text:p>
      <text:p text:style-name="P9"/>
      <text:p text:style-name="P11"><text:span text:style-name="Titre_20_du_20_livre">HO: HANDOVER AND SELECTION/RESELECTION IN GSM/UMTS</text:span></text:p>
      <text:p text:style-name="P3"/>
      <text:p text:style-name="P11"><text:span text:style-name="Police_20_par_20_défaut"><text:span text:style-name="T2">DOCUMENT VERSION</text:span></text:span></text:p>
      <text:p text:style-name="P11"><text:span text:style-name="long_5f_text1"><text:span text:style-name="T43"><text:s/></text:span></text:span></text:p>
      <text:p text:style-name="P1">04/23/2014:<text:tab/>First version of the document</text:p>
      <text:p text:style-name="P1">06/12/2014:<text:tab/>Second version of the document</text:p>
      <text:p text:style-name="P1"/>
      <text:p text:style-name="P2">TEACHER COMMENTS</text:p>
      <text:p text:style-name="P9"/>
      <text:p text:style-name="P1">Date:</text:p>
      <text:p text:style-name="P1">Comments:</text:p>
      <text:p text:style-name="P4">---------------------------------------</text:p>
      <text:p text:style-name="P3"/>
      <text:h text:style-name="Heading_20_1" text:outline-level="1">PURPOSE OF THE SYSTEM FUNCTION</text:h>
      <text:p text:style-name="P3"/>
      <text:p text:style-name="P7"><text:tab/>In mobiles networks, handover and selection/reselection functionalities are needed to ensure mobility of users. Indeed, when a user move and change location, the network must be able to update the selected cell so the user does not lost the network and stay with a good connection. <text:s/>Handover and selection/reselection cover around the same needs but are used in different circumstances.</text:p>
      <text:p text:style-name="P7"/>
      <text:p text:style-name="P7"><text:tab/>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7"/>
      <text:p text:style-name="P7"><text:tab/>Handover is needed when the mobile user is currently used in circuit switching (classic voice call). Handover can be inter-system or intra-system. It is qualified by soft or hard depending on the <text:span text:style-name="T68">measures and criteria</text:span> that you’ll see in the table below.<text:bookmark-start text:name="OLE_LINK1"/></text:p>
      <text:p text:style-name="P6"/>
      <text:p text:style-name="P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
          </table:table-cell>
          <table:table-cell table:style-name="Tableau1.B1" table:number-columns-spanned="2" office:value-type="string">
            <text:p text:style-name="P13">Idle mode, when <text:span text:style-name="T64">no network is not available yet: Selection</text:span></text:p>
          </table:table-cell>
          <table:covered-table-cell/>
        </table:table-row>
        <table:table-row table:style-name="Tableau1.2">
          <table:table-cell table:style-name="Tableau1.A2" office:value-type="string">
            <text:p text:style-name="P15"/>
          </table:table-cell>
          <table:table-cell table:style-name="Tableau1.A2" office:value-type="string">
            <text:p text:style-name="P15">GSM</text:p>
          </table:table-cell>
          <table:table-cell table:style-name="Tableau1.C2" office:value-type="string">
            <text:p text:style-name="P13">UMTS</text:p>
          </table:table-cell>
        </table:table-row>
        <table:table-row table:style-name="Tableau1.3">
          <table:table-cell table:style-name="Tableau1.A3" office:value-type="string">
            <text:p text:style-name="P26">Measures</text:p>
          </table:table-cell>
          <table:table-cell table:style-name="Tableau1.B3" office:value-type="string">
            <text:p text:style-name="P17">RxL<text:span text:style-name="T67">EV</text:span> <text:span text:style-name="T64">(</text:span>Signal strength<text:span text:style-name="T64">)</text:span></text:p>
          </table:table-cell>
          <table:table-cell table:style-name="Tableau1.C3" office:value-type="string">
            <text:p text:style-name="P17">RxL<text:span text:style-name="T67">EV</text:span> <text:span text:style-name="T64">(s</text:span>ignal strength<text:span text:style-name="T64">)</text:span></text:p>
            <text:p text:style-name="P17">Ec/Io <text:span text:style-name="T64">(i</text:span>nterferences<text:span text:style-name="T64">)</text:span></text:p>
          </table:table-cell>
        </table:table-row>
        <table:table-row table:style-name="Tableau1.3">
          <table:table-cell table:style-name="Tableau1.A4" office:value-type="string">
            <text:p text:style-name="P26">Criteria</text:p>
          </table:table-cell>
          <table:table-cell table:style-name="Tableau1.B4" office:value-type="string">
            <text:p text:style-name="P17">C1 <text:span text:style-name="T67">criterion</text:span></text:p>
          </table:table-cell>
          <table:table-cell table:style-name="Tableau1.C4" office:value-type="string">
            <text:p text:style-name="P78">SRxLev criterion</text:p>
            <text:p text:style-name="P78">SQual criterion </text:p>
          </table:table-cell>
        </table:table-row>
      </table:table>
      <text:p text:style-name="P6"/>
      <text:p text:style-name="P46"/>
      <text:p text:style-name="P112"/>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3"/>
          </table:table-cell>
          <table:table-cell table:style-name="Tableau2.B1" table:number-columns-spanned="2" office:value-type="string">
            <text:p text:style-name="P13">Idle <text:span text:style-name="T64">mode, when network is already available: Idle reselection</text:span></text:p>
          </table:table-cell>
          <table:covered-table-cell/>
        </table:table-row>
        <table:table-row table:style-name="Tableau2.2">
          <table:table-cell table:style-name="Tableau2.A2" office:value-type="string">
            <text:p text:style-name="P25"/>
          </table:table-cell>
          <table:table-cell table:style-name="Tableau2.A2" office:value-type="string">
            <text:p text:style-name="P25">GSM</text:p>
          </table:table-cell>
          <table:table-cell table:style-name="Tableau2.C2" office:value-type="string">
            <text:p text:style-name="P25">UMTS</text:p>
          </table:table-cell>
        </table:table-row>
        <table:table-row table:style-name="Tableau2.3">
          <table:table-cell table:style-name="Tableau2.A3" office:value-type="string">
            <text:p text:style-name="P28">Measures</text:p>
          </table:table-cell>
          <table:table-cell table:style-name="Tableau2.B3" office:value-type="string">
            <text:p text:style-name="P18">RxL<text:span text:style-name="T64">EV</text:span> <text:span text:style-name="T64">(s</text:span>ignal strength<text:span text:style-name="T64">)</text:span></text:p>
          </table:table-cell>
          <table:table-cell table:style-name="Tableau2.C3" office:value-type="string">
            <text:p text:style-name="P19">RxLEV (signal strength)</text:p>
            <text:p text:style-name="P19">Ec/Io (interferences)</text:p>
          </table:table-cell>
        </table:table-row>
        <table:table-row table:style-name="Tableau2.4">
          <table:table-cell table:style-name="Tableau2.A4" office:value-type="string">
            <text:p text:style-name="P27">Criteria</text:p>
          </table:table-cell>
          <table:table-cell table:style-name="Tableau2.B4" office:value-type="string">
            <text:p text:style-name="P31"><text:span text:style-name="Police_20_par_20_défaut"><text:span text:style-name="T7">C1 criterion</text:span></text:span></text:p>
            <text:p text:style-name="P31"><text:span text:style-name="Police_20_par_20_défaut"><text:span text:style-name="T7">C2 criterion</text:span></text:span></text:p>
          </table:table-cell>
          <table:table-cell table:style-name="Tableau2.C4" office:value-type="string">
            <text:p text:style-name="P20"><text:span text:style-name="Police_20_par_20_défaut"><text:span text:style-name="T67">SRxLev criterion</text:span></text:span></text:p>
            <text:p text:style-name="P20"><text:span text:style-name="Police_20_par_20_défaut"><text:span text:style-name="T67">SQual criterion</text:span></text:span></text:p>
          </table:table-cell>
        </table:table-row>
        <table:table-row table:style-name="Tableau2.5">
          <table:table-cell table:style-name="Tableau2.A5" office:value-type="string">
            <text:p text:style-name="P14"/>
          </table:table-cell>
          <table:table-cell table:style-name="Tableau2.B5" table:number-columns-spanned="2" office:value-type="string">
            <text:p text:style-name="P14"/>
            <text:p text:style-name="P13"/>
          </table:table-cell>
          <table:covered-table-cell/>
        </table:table-row>
        <table:table-row table:style-name="Tableau2.5">
          <table:table-cell table:style-name="Tableau2.A6" office:value-type="string">
            <text:p text:style-name="P13"/>
          </table:table-cell>
          <table:table-cell table:style-name="Tableau2.B6" table:number-columns-spanned="2" office:value-type="string">
            <text:p text:style-name="P13"><text:span text:style-name="T64">Circuit switching</text:span> mode: <text:span text:style-name="T64">Handover</text:span></text:p>
          </table:table-cell>
          <table:covered-table-cell/>
        </table:table-row>
        <table:table-row table:style-name="Tableau2.7">
          <table:table-cell table:style-name="Tableau2.A7" office:value-type="string">
            <text:p text:style-name="P23"/>
          </table:table-cell>
          <table:table-cell table:style-name="Tableau2.A7" office:value-type="string">
            <text:p text:style-name="P29">GSM</text:p>
          </table:table-cell>
          <table:table-cell table:style-name="Tableau2.C7" office:value-type="string">
            <text:p text:style-name="P24">UMTS</text:p>
          </table:table-cell>
        </table:table-row>
        <table:table-row table:style-name="Tableau2.8">
          <table:table-cell table:style-name="Tableau2.A8" office:value-type="string">
            <text:p text:style-name="P28">Measures</text:p>
          </table:table-cell>
          <table:table-cell table:style-name="Tableau2.B8" office:value-type="string">
            <text:p text:style-name="P22">RxLEV (signal strength)</text:p>
            <text:p text:style-name="P22">SINR (interferences)</text:p>
          </table:table-cell>
          <table:table-cell table:style-name="Tableau2.C8" office:value-type="string">
            <text:p text:style-name="P22">RxLEV (signal strength)</text:p>
            <text:p text:style-name="P22">Ec/Io (Interferences)</text:p>
          </table:table-cell>
        </table:table-row>
        <table:table-row table:style-name="Tableau2.9">
          <table:table-cell table:style-name="Tableau2.A9" office:value-type="string">
            <text:p text:style-name="P27">Criteria</text:p>
          </table:table-cell>
          <table:table-cell table:style-name="Tableau2.B9" office:value-type="string">
            <text:p text:style-name="P31"><text:span text:style-name="Police_20_par_20_défaut"><text:span text:style-name="T7">C1 criterion</text:span></text:span></text:p>
            <text:p text:style-name="P31"><text:span text:style-name="Police_20_par_20_défaut"><text:span text:style-name="T7">C2 criterion</text:span></text:span></text:p>
          </table:table-cell>
          <table:table-cell table:style-name="Tableau2.C9" office:value-type="string">
            <text:p text:style-name="P20"><text:span text:style-name="Police_20_par_20_défaut"><text:span text:style-name="T67">Active Set management with link addition and link removal</text:span></text:span></text:p>
          </table:table-cell>
        </table:table-row>
      </table:table>
      <text:h text:style-name="P226" text:outline-level="1" text:is-list-header="true"/>
      <text:p text:style-name="P126"/>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6"/>
          </table:table-cell>
          <table:table-cell table:style-name="Tableau10.B1" table:number-columns-spanned="2" office:value-type="string">
            <text:p text:style-name="P16">Data packet transfer mode: Data reselection</text:p>
          </table:table-cell>
          <table:covered-table-cell/>
        </table:table-row>
        <table:table-row table:style-name="Tableau10.2">
          <table:table-cell table:style-name="Tableau10.A2" office:value-type="string">
            <text:p text:style-name="P29"/>
          </table:table-cell>
          <table:table-cell table:style-name="Tableau10.A2" office:value-type="string">
            <text:p text:style-name="P29">GSM</text:p>
          </table:table-cell>
          <table:table-cell table:style-name="Tableau10.C2" office:value-type="string">
            <text:p text:style-name="P29">UMTS</text:p>
          </table:table-cell>
        </table:table-row>
        <table:table-row table:style-name="Tableau10.3">
          <table:table-cell table:style-name="Tableau10.A3" office:value-type="string">
            <text:p text:style-name="P28">Measures</text:p>
          </table:table-cell>
          <table:table-cell table:style-name="Tableau10.B3" office:value-type="string">
            <text:p text:style-name="P22">RxLEV (signal strength)</text:p>
            <text:p text:style-name="P20"><text:span text:style-name="T67">SINR (interferences)</text:span> </text:p>
          </table:table-cell>
          <table:table-cell table:style-name="Tableau10.C3" office:value-type="string">
            <text:p text:style-name="P22">RxLEV (signal strength)</text:p>
            <text:p text:style-name="P22">Ec/Io (Interferences)</text:p>
          </table:table-cell>
        </table:table-row>
        <table:table-row table:style-name="Tableau10.4">
          <table:table-cell table:style-name="Tableau10.A4" office:value-type="string">
            <text:p text:style-name="P27">Criteria</text:p>
          </table:table-cell>
          <table:table-cell table:style-name="Tableau10.B4" office:value-type="string">
            <text:p text:style-name="P31"><text:span text:style-name="Police_20_par_20_défaut"><text:span text:style-name="T7">C1' criterion</text:span></text:span></text:p>
            <text:p text:style-name="P31"><text:span text:style-name="Police_20_par_20_défaut"><text:span text:style-name="T7">C31 criterion</text:span></text:span></text:p>
            <text:p text:style-name="P31"><text:span text:style-name="Police_20_par_20_défaut"><text:span text:style-name="T7">C32 criterion</text:span></text:span></text:p>
          </table:table-cell>
          <table:table-cell table:style-name="Tableau10.C4" office:value-type="string">
            <text:p text:style-name="P20"><text:span text:style-name="Police_20_par_20_défaut"><text:span text:style-name="T67">Active Set management with link addition and link removal</text:span></text:span></text:p>
          </table:table-cell>
        </table:table-row>
      </table:table>
      <text:p text:style-name="P111"/>
      <text:h text:style-name="P224" text:outline-level="1"/>
      <text:h text:style-name="P227" text:outline-level="1">INPUT DATA AND PARAMETERS </text:h>
      <text:p text:style-name="P66"/>
      <text:p text:style-name="P164"><text:bookmark-end text:name="OLE_LINK1"/><text:span text:style-name="Police_20_par_20_défaut"><text:span text:style-name="T10"><text:tab/></text:span></text:span><text:span text:style-name="Police_20_par_20_défaut"><text:span text:style-name="T29">There is a lot of input parameters that are decided at the network level or at mobile level, and that the user can change by modifying the application.xml file before running the software, are also by dynamically modifying the paramete</text:span></text:span><text:span text:style-name="Police_20_par_20_défaut"><text:span text:style-name="T30">rs</text:span></text:span><text:span text:style-name="Police_20_par_20_défaut"><text:span text:style-name="T29"> using the right panel on the graphical user interface. </text:span></text:span></text:p>
      <text:p text:style-name="P164"><text:span text:style-name="Police_20_par_20_défaut"><text:span text:style-name="T29"/></text:span></text:p>
      <text:p text:style-name="P164"><text:span text:style-name="Police_20_par_20_défaut"><text:span text:style-name="T29"><text:tab/></text:span></text:span><text:span text:style-name="Police_20_par_20_défaut"><text:span text:style-name="T30">The different parameters area categorized depending at which element it is used. Basically, there is three levels: antenna, cell and mobile. There is no need for the user to enter all the parameters manually; default values will then be used.</text:span></text:span></text:p>
      <text:p text:style-name="P164"><text:span text:style-name="Police_20_par_20_défaut"><text:span text:style-name="T12"/></text:span></text:p>
      <text:p text:style-name="P154"><text:span text:style-name="Police_20_par_20_défaut"><text:span text:style-name="T33">Antenna parameters</text:span></text:span></text:p>
      <text:list xml:id="list3143362272217714789" text:style-name="L16">
        <text:list-item>
          <text:p text:style-name="P157"><text:span text:style-name="Police_20_par_20_défaut"><text:span text:style-name="T30">id: id of the antenna; each antenna id must be unique (only modified via xml file)</text:span></text:span></text:p>
        </text:list-item>
        <text:list-item>
          <text:p text:style-name="P157"><text:span text:style-name="Police_20_par_20_défaut"><text:span text:style-name="T30">x: x position of the center of the antenna (in meters)</text:span></text:span></text:p>
        </text:list-item>
        <text:list-item>
          <text:p text:style-name="P157"><text:span text:style-name="Police_20_par_20_défaut"><text:span text:style-name="T30">y: y position of the antenna (in meters)</text:span></text:span></text:p>
        </text:list-item>
      </text:list>
      <text:p text:style-name="P166"><text:span text:style-name="Police_20_par_20_défaut"><text:span text:style-name="T30"/></text:span></text:p>
      <text:p text:style-name="P154"><text:span text:style-name="Police_20_par_20_défaut"><text:span text:style-name="T33">Cell</text:span></text:span></text:p>
      <text:p text:style-name="P166"><text:span text:style-name="Police_20_par_20_défaut"><text:span text:style-name="T30"><text:tab/>Every cell belongs to an antenna and cannot be modified using the GUI. In our simulation, each antenna can have no more than one UMTS cell and no more than one GSM cell. Although it's not the case in the real world, it would be hard to see anything if every antenna has a lot of cells.</text:span></text:span></text:p>
      <text:list xml:id="list9214519575782720180" text:style-name="L15">
        <text:list-item>
          <text:p text:style-name="P179"><text:span text:style-name="Police_20_par_20_défaut"><text:span text:style-name="T32">i</text:span></text:span><text:span text:style-name="Police_20_par_20_défaut"><text:span text:style-name="T30">d: id of the cell; each cell must have a different id (only modified via xml file)</text:span></text:span></text:p>
        </text:list-item>
        <text:list-item>
          <text:p text:style-name="P179"><text:span text:style-name="Police_20_par_20_défaut"><text:span text:style-name="T32">t</text:span></text:span><text:span text:style-name="Police_20_par_20_défaut"><text:span text:style-name="T30">ype: GSM or UMTS (only modified via xml file)</text:span></text:span></text:p>
        </text:list-item>
        <text:list-item>
          <text:p text:style-name="P179"><text:span text:style-name="Police_20_par_20_défaut"><text:span text:style-name="T30">power: Power of the cell (in dBm) </text:span></text:span></text:p>
        </text:list-item>
        <text:list-item>
          <text:p text:style-name="P179"><text:span text:style-name="Police_20_par_20_défaut"><text:span text:style-name="T30">frequency: frequency used by the cell (in MhZ)</text:span></text:span></text:p>
        </text:list-item>
        <text:list-item>
          <text:p text:style-name="P179"><text:span text:style-name="Police_20_par_20_défaut"><text:span text:style-name="T30">offset: channel used by the cell; this parameter is relevant only for GSM cells</text:span></text:span></text:p>
        </text:list-item>
        <text:list-item>
          <text:p text:style-name="P155"><text:span text:style-name="Police_20_par_20_défaut"><text:span text:style-name="T31">reselect offset: offset used to prioritize a cell</text:span></text:span></text:p>
        </text:list-item>
        <text:list-item>
          <text:p text:style-name="P155"><text:span text:style-name="Police_20_par_20_défaut"><text:span text:style-name="T31">reselect hysteresis: offset for avoiding changing location area too often</text:span></text:span></text:p>
        </text:list-item>
        <text:list-item>
          <text:p text:style-name="P155"><text:span text:style-name="Police_20_par_20_défaut"><text:span text:style-name="T31">access min: the minimum signal strength needed for the mobile to access to the cell</text:span></text:span></text:p>
        </text:list-item>
        <text:list-item>
          <text:p text:style-name="P155"><text:span text:style-name="Police_20_par_20_défaut"><text:span text:style-name="T31">access quality: the minimum quality required for attachment (relevant for UMTS cells only)</text:span></text:span></text:p>
        </text:list-item>
        <text:list-item>
          <text:p text:style-name="P156"><text:span text:style-name="Police_20_par_20_défaut"><text:span text:style-name="T32">active range: the maximum difference of quality between each cell of the active set (relevant for UMTS only)</text:span></text:span></text:p>
        </text:list-item>
        <text:list-item>
          <text:p text:style-name="P156"><text:span text:style-name="Police_20_par_20_défaut"><text:span text:style-name="T32">qsc and qsi: qsc and qsi parameters for the cell (relevant for GSM only)</text:span></text:span></text:p>
        </text:list-item>
        <text:list-item>
          <text:p text:style-name="P155"><text:span text:style-name="Police_20_par_20_défaut"><text:span text:style-name="T30">neighbors: list containing the ids of each neighbor cell</text:span></text:span></text:p>
        </text:list-item>
        <text:list-item>
          <text:p text:style-name="P155"><text:span text:style-name="Police_20_par_20_défaut"><text:span text:style-name="T30">enabled: we can enable or disable the cell in the GUI</text:span></text:span></text:p>
          <text:p text:style-name="P156"><text:span text:style-name="Police_20_par_20_défaut"><text:span text:style-name="T32"/></text:span></text:p>
        </text:list-item>
      </text:list>
      <text:p text:style-name="P154"><text:span text:style-name="Police_20_par_20_défaut"><text:span text:style-name="T30"/></text:span></text:p>
      <text:p text:style-name="P154"><text:span text:style-name="Police_20_par_20_défaut"><text:span text:style-name="T33">Mobile</text:span></text:span></text:p>
      <text:p text:style-name="P154"><text:span text:style-name="Police_20_par_20_défaut"><text:span text:style-name="T34"><text:tab/>The parameters for the mobile can only be modified through the GUI. The numbers of para</text:span></text:span><text:span text:style-name="Police_20_par_20_défaut"><text:span text:style-name="T35">meters is limited because most of the decisions are taken by the network and the mobile has just to follow them.</text:span></text:span></text:p>
      <text:list xml:id="list6723878997997321134" text:style-name="L21">
        <text:list-item>
          <text:p text:style-name="P159"><text:span text:style-name="Police_20_par_20_défaut"><text:span text:style-name="T36">switch on button: we can switch on and switch off the phone at any time</text:span></text:span></text:p>
        </text:list-item>
        <text:list-item>
          <text:p text:style-name="P159"><text:span text:style-name="Police_20_par_20_défaut"><text:span text:style-name="T36">call button: we can give a call at any time the network is available</text:span></text:span></text:p>
        </text:list-item>
        <text:list-item>
          <text:p text:style-name="P159"><text:span text:style-name="Police_20_par_20_défaut"><text:span text:style-name="T36">data button: we can transmit data any time the network is available and the data transmission is available</text:span></text:span></text:p>
        </text:list-item>
        <text:list-item>
          <text:p text:style-name="P159"><text:span text:style-name="Police_20_par_20_défaut"><text:span text:style-name="T36">speed button: we can change the speed off the mobile</text:span></text:span></text:p>
        </text:list-item>
        <text:list-item>
          <text:p text:style-name="P159"><text:span text:style-name="Police_20_par_20_défaut"><text:span text:style-name="T36">mobile functionalities: we can change the functionalities supported by the mobile such as GSM / UMTS as well as GPRS and EDGE features</text:span></text:span></text:p>
        </text:list-item>
      </text:list>
      <text:p text:style-name="P158"><text:span text:style-name="Police_20_par_20_défaut"><text:span text:style-name="T36"/></text:span></text:p>
      <text:p text:style-name="P158"><text:span text:style-name="Police_20_par_20_défaut"><text:span text:style-name="T36"/></text:span></text:p>
      <text:p text:style-name="P158"><text:span text:style-name="Police_20_par_20_défaut"><text:span text:style-name="T36"><text:tab/>Using the drag and drop features, we can change the location of any cell, as well as the location of the mobile. We can also decide to used the keyboard arrows so the mobile is constrained to the speed given in the phone control panel. We can also change the scale of the area in order to have a better sight. By clicking on an antenna, we can modify most of its parameters.</text:span></text:span></text:p>
      <text:p text:style-name="P3"/>
      <text:p text:style-name="P3"/>
      <text:p text:style-name="P47"/>
      <text:h text:style-name="Heading_20_1" text:outline-level="1">DESCRIPTION OF FORMULA AND ALGORITHM </text:h>
      <text:p text:style-name="P10"/>
      <text:h text:style-name="Heading_20_2" text:outline-level="2"><text:span text:style-name="Police_20_par_20_défaut"><text:span text:style-name="T55"><text:s text:c="2"/></text:span></text:span>Measurements</text:h>
      <text:p text:style-name="P32"><text:tab/>Measurements are KPI on downlink done by the UE and on uplink done by the Base Station. The KPI are used in order to take the decision on the link control : received power level, data rate, quality etc. Decisions are power control : selection, reselection or handover.</text:p>
      <text:p text:style-name="P3"/>
      <text:h text:style-name="Heading_20_4" text:outline-level="4">Free space propagation - Friis formula</text:h>
      <text:p text:style-name="P5"/>
      <text:p text:style-name="P5">Calculate the power received at the mobile from an antenna depending on distance and frequency used</text:p>
      <text:p text:style-name="P5"/>
      <text:list xml:id="list4559024855003307089" text:style-name="L1">
        <text:list-item>
          <text:p text:style-name="P203"><text:span text:style-name="Police_20_par_20_défaut"><text:span text:style-name="T37">Pr = Pe + Ge + Gr + 27.55 - 20 log(F) – 20 N log(d)</text:span></text:span></text:p>
        </text:list-item>
      </text:list>
      <text:p text:style-name="P68"><draw:custom-shape text:anchor-type="paragraph" draw:z-index="0" draw:name="AutoShape 2" draw:style-name="gr1" draw:text-style-name="P228" svg:width="0.542cm" svg:height="3.627cm" svg:x="0.466cm" svg:y="0.377cm"><text:p/><draw:enhanced-geometry svg:viewBox="0 0 90809 1049658" draw:text-areas="?f66 ?f68 ?f67 ?f69" draw:glue-points="?f39 ?f40 ?f41 ?f42 ?f39 ?f43 ?f44 ?f42 ?f45 ?f40 ?f46 ?f47 ?f45 ?f48 ?f44 ?f47 ?f49 ?f40 ?f50 ?f51 ?f49 ?f52 ?f44 ?f51 ?f53 ?f40 ?f54 ?f55 ?f53 ?f56 ?f44 ?f55 ?f57 ?f40 ?f58 ?f59 ?f57 ?f60 ?f44 ?f59 ?f61 ?f40 ?f62 ?f63 ?f61 ?f64 ?f44 ?f63 ?f65 ?f40 ?f62 ?f63 ?f65 ?f64 ?f44 ?f63 ?f62 ?f40 ?f44 ?f63 ?f62 ?f64" draw:type="non-primitive" draw:enhanced-path="S M 90809 1049658 L 90809 1049658 C 65732 1049658 45404 1010494 45404 962183 L 45405 612304 C 45405 563992 25076 524829 0 524829 25076 524828 45405 485665 45405 437354 L 45405 87475 C 45405 39163 65733 0 90809 0 Z N F M 90809 1049658 L 90809 1049658 C 65732 1049658 45404 1010494 45404 962183 L 45405 612304 C 45405 563992 25076 524829 0 524829 25076 524828 45405 485665 45405 437354 L 45405 87475 C 45405 39163 65733 0 90809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1049658"/><draw:equation draw:name="f8" draw:formula="97470 * ?f5 / 90809"/><draw:equation draw:name="f9" draw:formula="0 * ?f4 / 1049658"/><draw:equation draw:name="f10" draw:formula="194940 * ?f5 / 90809"/><draw:equation draw:name="f11" draw:formula="653096 * ?f4 / 1049658"/><draw:equation draw:name="f12" draw:formula="1306192 * ?f4 / 1049658"/><draw:equation draw:name="f13" draw:formula="0 * ?f5 / 90809"/><draw:equation draw:name="f14" draw:formula="209239 * ?f5 / 90809"/><draw:equation draw:name="f15" draw:formula="418478 * ?f5 / 90809"/><draw:equation draw:name="f16" draw:formula="812711 * ?f4 / 1049658"/><draw:equation draw:name="f17" draw:formula="1625422 * ?f4 / 1049658"/><draw:equation draw:name="f18" draw:formula="449174 * ?f5 / 90809"/><draw:equation draw:name="f19" draw:formula="898348 * ?f5 / 90809"/><draw:equation draw:name="f20" draw:formula="1011336 * ?f4 / 1049658"/><draw:equation draw:name="f21" draw:formula="2022671 * ?f4 / 1049658"/><draw:equation draw:name="f22" draw:formula="964243 * ?f5 / 90809"/><draw:equation draw:name="f23" draw:formula="1928487 * ?f5 / 90809"/><draw:equation draw:name="f24" draw:formula="1258504 * ?f4 / 1049658"/><draw:equation draw:name="f25" draw:formula="2517007 * ?f4 / 1049658"/><draw:equation draw:name="f26" draw:formula="2069944 * ?f5 / 90809"/><draw:equation draw:name="f27" draw:formula="4139889 * ?f5 / 90809"/><draw:equation draw:name="f28" draw:formula="1566079 * ?f4 / 1049658"/><draw:equation draw:name="f29" draw:formula="3132156 * ?f4 / 1049658"/><draw:equation draw:name="f30" draw:formula="4443556 * ?f5 / 90809"/><draw:equation draw:name="f31" draw:formula="8887111 * ?f5 / 90809"/><draw:equation draw:name="f32" draw:formula="1948825 * ?f4 / 1049658"/><draw:equation draw:name="f33" draw:formula="3897647 * ?f4 / 1049658"/><draw:equation draw:name="f34" draw:formula="4443596 * ?f5 / 90809"/><draw:equation draw:name="f35" draw:formula="58703 * ?f5 / 90809"/><draw:equation draw:name="f36" draw:formula="25621 * ?f4 / 1049658"/><draw:equation draw:name="f37" draw:formula="90809 * ?f5 / 90809"/><draw:equation draw:name="f38" draw:formula="1024037 * ?f4 / 1049658"/><draw:equation draw:name="f39" draw:formula="?f8 / ?f6"/><draw:equation draw:name="f40" draw:formula="?f9 / ?f7"/><draw:equation draw:name="f41" draw:formula="?f10 / ?f6"/><draw:equation draw:name="f42" draw:formula="?f11 / ?f7"/><draw:equation draw:name="f43" draw:formula="?f12 / ?f7"/><draw:equation draw:name="f44" draw:formula="?f13 / ?f6"/><draw:equation draw:name="f45" draw:formula="?f14 / ?f6"/><draw:equation draw:name="f46" draw:formula="?f15 / ?f6"/><draw:equation draw:name="f47" draw:formula="?f16 / ?f7"/><draw:equation draw:name="f48" draw:formula="?f17 / ?f7"/><draw:equation draw:name="f49" draw:formula="?f18 / ?f6"/><draw:equation draw:name="f50" draw:formula="?f19 / ?f6"/><draw:equation draw:name="f51" draw:formula="?f20 / ?f7"/><draw:equation draw:name="f52" draw:formula="?f21 / ?f7"/><draw:equation draw:name="f53" draw:formula="?f22 / ?f6"/><draw:equation draw:name="f54" draw:formula="?f23 / ?f6"/><draw:equation draw:name="f55" draw:formula="?f24 / ?f7"/><draw:equation draw:name="f56" draw:formula="?f25 / ?f7"/><draw:equation draw:name="f57" draw:formula="?f26 / ?f6"/><draw:equation draw:name="f58" draw:formula="?f27 / ?f6"/><draw:equation draw:name="f59" draw:formula="?f28 / ?f7"/><draw:equation draw:name="f60" draw:formula="?f29 / ?f7"/><draw:equation draw:name="f61" draw:formula="?f30 / ?f6"/><draw:equation draw:name="f62" draw:formula="?f31 / ?f6"/><draw:equation draw:name="f63" draw:formula="?f32 / ?f7"/><draw:equation draw:name="f64" draw:formula="?f33 / ?f7"/><draw:equation draw:name="f65" draw:formula="?f34 / ?f6"/><draw:equation draw:name="f66" draw:formula="?f35 / ?f6"/><draw:equation draw:name="f67" draw:formula="?f37 / ?f6"/><draw:equation draw:name="f68" draw:formula="?f36 / ?f7"/><draw:equation draw:name="f69" draw:formula="?f38 / ?f7"/></draw:enhanced-geometry></draw:custom-shape><text:span text:style-name="Police_20_par_20_défaut"><text:span text:style-name="T13"/></text:span></text:p>
      <text:p text:style-name="P79"><text:span text:style-name="Police_20_par_20_défaut"><text:span text:style-name="T10">Pr = Power received at the mobile (in dBm)</text:span></text:span></text:p>
      <text:p text:style-name="P79"><text:span text:style-name="Police_20_par_20_défaut"><text:span text:style-name="T10">Pe = Power emitted by the base station (in dBm)</text:span></text:span></text:p>
      <text:p text:style-name="P79"><text:span text:style-name="Police_20_par_20_défaut"><text:span text:style-name="T10">Ge = Gain at base station in (dBi), for the simulation, we don’t use it</text:span></text:span></text:p>
      <text:p text:style-name="P79"><text:span text:style-name="Police_20_par_20_défaut"><text:span text:style-name="T10">Gr = Gain at mobile station in (dBi), for the simulation, we don’t use it</text:span></text:span></text:p>
      <text:p text:style-name="P79"><text:span text:style-name="Police_20_par_20_défaut"><text:span text:style-name="T10">F = Frequency of the used wave (in MHz)</text:span></text:span></text:p>
      <text:p text:style-name="P79"><text:span text:style-name="Police_20_par_20_défaut"><text:span text:style-name="T10">d = Distance between the mobile and the base station (in m)</text:span></text:span></text:p>
      <text:p text:style-name="P79"><text:span text:style-name="Police_20_par_20_défaut"><text:span text:style-name="T10">N= Diffraction factor = 1.5</text:span></text:span></text:p>
      <text:p text:style-name="P5"/>
      <text:h text:style-name="Heading_20_4" text:outline-level="4">SINR calculation</text:h>
      <text:p text:style-name="P5"/>
      <text:p text:style-name="P8"><text:span text:style-name="T51"><text:tab/>Give the signal interference ratio at the mobile for an antenna depending on the others signal</text:span><text:span text:style-name="T52">s</text:span><text:span text:style-name="T51"> received at this location. This </text:span><text:span text:style-name="T52">calculation is used for GSM interferences measurement and is also called C/I.</text:span></text:p>
      <text:p text:style-name="P146"/>
      <text:p text:style-name="P8"><text:span text:style-name="T51"><text:tab/></text:span>In order to understand how C/I on GSM is computed, we need to keep in mind that each antenna use a group of 8 frequencies with a width of 200 KHz each. Interference can come from other cells that use the same frequenc<text:span text:style-name="T68">ies</text:span>, as well cells which use close frequencies, named adjacent cells. The adjacent cells have an impact on radio link quality because of the spreading due to multipath link between antenna and MS. Closer is the radio frequency used but the neighbor cell, greater is the impact on the quality link of the service cell. To ensure an overall C/I greater than 9dB, we use protection ratio depending on how close is the frequency of the neighbor cell with the frequency of the service cell.</text:p>
      <text:p text:style-name="P84"><text:tab/>We classify <text:span text:style-name="T68">the different channels d</text:span>epending on the frequenc<text:span text:style-name="T68">ies</text:span> used as below:</text:p>
      <text:p text:style-name="P90"/>
      <table:table table:name="Tableau4" table:style-name="Tableau4">
        <table:table-column table:style-name="Tableau4.A" table:number-columns-repeated="8"/>
        <table:table-column table:style-name="Tableau4.I"/>
        <table:table-row>
          <table:table-cell table:style-name="Tableau4.A1" office:value-type="string">
            <text:p text:style-name="P130"/>
          </table:table-cell>
          <table:table-cell table:style-name="Tableau4.A1" office:value-type="string">
            <text:p text:style-name="P131">A3</text:p>
          </table:table-cell>
          <table:table-cell table:style-name="Tableau4.A1" office:value-type="string">
            <text:p text:style-name="P132">A2</text:p>
          </table:table-cell>
          <table:table-cell table:style-name="Tableau4.A1" office:value-type="string">
            <text:p text:style-name="P133">A1</text:p>
          </table:table-cell>
          <table:table-cell table:style-name="Tableau4.A1" office:value-type="string">
            <text:p text:style-name="P130">Co-Channel</text:p>
          </table:table-cell>
          <table:table-cell table:style-name="Tableau4.A1" office:value-type="string">
            <text:p text:style-name="P133">A1</text:p>
          </table:table-cell>
          <table:table-cell table:style-name="Tableau4.A1" office:value-type="string">
            <text:p text:style-name="P132">A2</text:p>
          </table:table-cell>
          <table:table-cell table:style-name="Tableau4.A1" office:value-type="string">
            <text:p text:style-name="P131">A3</text:p>
          </table:table-cell>
          <table:table-cell table:style-name="Tableau4.I1" office:value-type="string">
            <text:p text:style-name="P130"/>
          </table:table-cell>
        </table:table-row>
      </table:table>
      <text:p text:style-name="P73"/>
      <text:p text:style-name="P113"><text:span text:style-name="T3"><text:tab/>Remember that each frequency is 200 KHz wide. </text:span><text:span text:style-name="T8">O</text:span><text:span text:style-name="T3">nly the three closest frequencies signals are considered for C/I calculation (as well as co-channel frequency, i.e. signals with the same frequency). To take into account all these interference, we use this formula:</text:span></text:p>
      <text:p text:style-name="P87"/>
      <text:p text:style-name="P89"><text:span text:style-name="Police_20_par_20_défaut"><text:span text:style-name="T3">C/I = </text:span></text:span><draw:frame draw:style-name="fr1" draw:name="1" text:anchor-type="as-char" svg:width="8.784cm" style:rel-width="scale" svg:height="1.058cm" style:rel-height="scale" draw:z-index="4"><draw:object xlink:href="./Object 1" xlink:type="simple" xlink:show="embed" xlink:actuate="onLoad"/><draw:image xlink:href="./ObjectReplacements/Object 1" xlink:type="simple" xlink:show="embed" xlink:actuate="onLoad"/><svg:desc>formule</svg:desc></draw:frame></text:p>
      <text:p text:style-name="P87"><text:tab/></text:p>
      <text:p text:style-name="P88">C refers to the strength of the “useful” signal received at the MS</text:p>
      <text:p text:style-name="P87"/>
      <text:p text:style-name="P138"><draw:frame draw:style-name="fr1" draw:name="2" text:anchor-type="as-char" svg:width="2.381cm" style:rel-width="scale" svg:height="0.503cm" style:rel-height="scale" draw:z-index="6"><draw:object xlink:href="./Object 2" xlink:type="simple" xlink:show="embed" xlink:actuate="onLoad"/><draw:image xlink:href="./ObjectReplacements/Object 2" xlink:type="simple" xlink:show="embed" xlink:actuate="onLoad"/></draw:frame><text:span text:style-name="Police_20_par_20_défaut"><text:span text:style-name="T25">refers to the sum of signal strength for frequencies using the same “channel” </text:span></text:span><text:span text:style-name="Police_20_par_20_défaut"><text:span text:style-name="T28">received at the <text:s/>MS</text:span></text:span></text:p>
      <text:p text:style-name="P138"><text:span text:style-name="Police_20_par_20_défaut"><text:span text:style-name="T25"/></text:span></text:p>
      <text:p text:style-name="P138"><text:span text:style-name="Police_20_par_20_défaut"><text:span text:style-name="T25"><text:s/></text:span></text:span><text:span text:style-name="T19"><draw:frame draw:style-name="fr1" draw:name="3" text:anchor-type="as-char" svg:width="0.953cm" style:rel-width="scale" svg:height="0.503cm" style:rel-height="scale" draw:z-index="5"><draw:object xlink:href="./Object 3" xlink:type="simple" xlink:show="embed" xlink:actuate="onLoad"/><draw:image xlink:href="./ObjectReplacements/Object 3" xlink:type="simple" xlink:show="embed" xlink:actuate="onLoad"/><svg:desc>formule</svg:desc></draw:frame></text:span><text:span text:style-name="Police_20_par_20_défaut"><text:span text:style-name="T25">refers to the sum of signal strength for frequencies classified in A1 </text:span></text:span><text:span text:style-name="Police_20_par_20_défaut"><text:span text:style-name="T28">received at the MS</text:span></text:span><text:span text:style-name="Police_20_par_20_défaut"><text:span text:style-name="T25">, and so on.</text:span></text:span></text:p>
      <text:p text:style-name="P85"><text:span text:style-name="Police_20_par_20_défaut"><text:span text:style-name="T25"/></text:span></text:p>
      <text:p text:style-name="P115"><text:tab/>R1, R2, and R3 are given fixed parameters also called protection ratio <text:span text:style-name="T68">with the respective values of 0.015, </text:span><text:span text:style-name="Police_20_par_20_défaut"><text:span text:style-name="T42">10</text:span></text:span><text:span text:style-name="Police_20_par_20_défaut"><text:span text:style-name="T56">-5</text:span></text:span><text:span text:style-name="Police_20_par_20_défaut"><text:span text:style-name="T69"> and </text:span></text:span><text:span text:style-name="Police_20_par_20_défaut"><text:span text:style-name="T53">10</text:span></text:span><text:span text:style-name="Police_20_par_20_défaut"><text:span text:style-name="T54">-6</text:span></text:span><text:span text:style-name="Police_20_par_20_défaut"><text:span text:style-name="T69">.</text:span></text:span></text:p>
      <text:p text:style-name="P116"><text:soft-page-break/><text:span text:style-name="Police_20_par_20_défaut"><text:span text:style-name="T69"><text:tab/></text:span></text:span></text:p>
      <text:p text:style-name="P116"><text:span text:style-name="Police_20_par_20_défaut"><text:span text:style-name="T69"><text:tab/>From the SINR calculation we are able to </text:span></text:span><text:span text:style-name="Police_20_par_20_défaut"><text:span text:style-name="T70">get an approximation of </text:span></text:span><text:span text:style-name="Police_20_par_20_défaut"><text:span text:style-name="T69">BER </text:span></text:span><text:span text:style-name="Police_20_par_20_défaut"><text:span text:style-name="T70">(Bit Error Rate). In the real world, BER is computed based on the bursts received by the MS and using some error detection algorithms. Since we will not have these data in our simulation, we will use the carrier to interference ratio as it is used for radio network planning. Indeed, there is a strong link between the C/I value and the BER that can be expected.</text:span></text:span></text:p>
      <text:p text:style-name="P116"><text:span text:style-name="Police_20_par_20_défaut"><text:span text:style-name="T70"/></text:span></text:p>
      <text:p text:style-name="P116"><text:span text:style-name="Police_20_par_20_défaut"><text:span text:style-name="T70"><text:tab/>Finally, we can get a RxQUAL level which is a value between 0 and 7 and used as the main indicator in order to know the quality of the transmission and process actions when needed. Each value corresponds to an estimated number of bits errors in a number of bursts. Greater is RxQUAL, greater is the Bit Error Rate (and worse it the connection). There is a table of correspondence between RxQUAL, BER and SINR. The relations between these three measures can be summarized as below.</text:span></text:span></text:p>
      <text:p text:style-name="P116"><text:span text:style-name="Police_20_par_20_défaut"><text:span text:style-name="T70"/></text:span></text:p>
      <text:p text:style-name="P34"/>
      <table:table table:name="Tableau3" table:style-name="Tableau3">
        <table:table-column table:style-name="Tableau3.A"/>
        <table:table-column table:style-name="Tableau3.B" table:number-columns-repeated="2"/>
        <table:table-row>
          <table:table-cell table:style-name="Tableau3.A1" office:value-type="string">
            <text:p text:style-name="P30">R<text:span text:style-name="T71">x</text:span>QUAL</text:p>
          </table:table-cell>
          <table:table-cell table:style-name="Tableau3.B1" office:value-type="string">
            <text:p text:style-name="P30">BER</text:p>
          </table:table-cell>
          <table:table-cell table:style-name="Tableau3.C1" office:value-type="string">
            <text:p text:style-name="P30">SINR</text:p>
          </table:table-cell>
        </table:table-row>
        <table:table-row>
          <table:table-cell table:style-name="Tableau3.A2" office:value-type="string">
            <text:p text:style-name="P21">0</text:p>
          </table:table-cell>
          <table:table-cell table:style-name="Tableau3.B2" office:value-type="string">
            <text:p text:style-name="P21">BER &lt; 0.2 %</text:p>
          </table:table-cell>
          <table:table-cell table:style-name="Tableau3.C2" office:value-type="string">
            <text:p text:style-name="P21">≥ 9 dB</text:p>
          </table:table-cell>
        </table:table-row>
        <table:table-row>
          <table:table-cell table:style-name="Tableau3.A2" office:value-type="string">
            <text:p text:style-name="P21">1</text:p>
          </table:table-cell>
          <table:table-cell table:style-name="Tableau3.B2" office:value-type="string">
            <text:p text:style-name="P21">0.2 % &lt; BER &lt; 0.4 %</text:p>
          </table:table-cell>
          <table:table-cell table:style-name="Tableau3.C3" table:number-rows-spanned="2" office:value-type="string">
            <text:p text:style-name="P21">7 - 8 dB</text:p>
          </table:table-cell>
        </table:table-row>
        <table:table-row>
          <table:table-cell table:style-name="Tableau3.A2" office:value-type="string">
            <text:p text:style-name="P21">2</text:p>
          </table:table-cell>
          <table:table-cell table:style-name="Tableau3.B2" office:value-type="string">
            <text:p text:style-name="P21">0.4 % ≤ BER &lt; 0.8 %</text:p>
          </table:table-cell>
          <table:covered-table-cell/>
        </table:table-row>
        <table:table-row>
          <table:table-cell table:style-name="Tableau3.A2" office:value-type="string">
            <text:p text:style-name="P21">3</text:p>
          </table:table-cell>
          <table:table-cell table:style-name="Tableau3.B2" office:value-type="string">
            <text:p text:style-name="P21">0.8 % ≤ BER &lt; 1.6. %</text:p>
          </table:table-cell>
          <table:table-cell table:style-name="Tableau3.C3" table:number-rows-spanned="3" office:value-type="string">
            <text:p text:style-name="P21">5 – 6 dB</text:p>
          </table:table-cell>
        </table:table-row>
        <table:table-row>
          <table:table-cell table:style-name="Tableau3.A2" office:value-type="string">
            <text:p text:style-name="P21">4</text:p>
          </table:table-cell>
          <table:table-cell table:style-name="Tableau3.B2" office:value-type="string">
            <text:p text:style-name="P21">1.6 % ≤ BER &lt; 3.2 %</text:p>
          </table:table-cell>
          <table:covered-table-cell/>
        </table:table-row>
        <table:table-row>
          <table:table-cell table:style-name="Tableau3.A2" office:value-type="string">
            <text:p text:style-name="P21">5</text:p>
          </table:table-cell>
          <table:table-cell table:style-name="Tableau3.B2" office:value-type="string">
            <text:p text:style-name="P21">3.2 % ≤ BER &lt; 6.4 %</text:p>
          </table:table-cell>
          <table:covered-table-cell/>
        </table:table-row>
        <table:table-row>
          <table:table-cell table:style-name="Tableau3.A2" office:value-type="string">
            <text:p text:style-name="P21">6</text:p>
          </table:table-cell>
          <table:table-cell table:style-name="Tableau3.B2" office:value-type="string">
            <text:p text:style-name="P21">6.4% ≤ BER &lt; 12.8 %</text:p>
          </table:table-cell>
          <table:table-cell table:style-name="Tableau3.C3" table:number-rows-spanned="2" office:value-type="string">
            <text:p text:style-name="P21">&lt; 5 d<text:span text:style-name="T74">B</text:span></text:p>
          </table:table-cell>
        </table:table-row>
        <table:table-row>
          <table:table-cell table:style-name="Tableau3.A2" office:value-type="string">
            <text:p text:style-name="P21">7</text:p>
          </table:table-cell>
          <table:table-cell table:style-name="Tableau3.B2" office:value-type="string">
            <text:p text:style-name="P21">12.8 % ≤ BER</text:p>
          </table:table-cell>
          <table:covered-table-cell/>
        </table:table-row>
      </table:table>
      <text:p text:style-name="P76"><text:span text:style-name="Police_20_par_20_défaut"><text:span text:style-name="T70"/></text:span></text:p>
      <text:p text:style-name="P91"><text:span text:style-name="Police_20_par_20_défaut"><text:span text:style-name="T70"/></text:span></text:p>
      <text:h text:style-name="Heading_20_4" text:outline-level="4">Signal Interference Noise Ratio (Ec/No)</text:h>
      <text:p text:style-name="P117"><text:tab/>This is the received energy per chip (Ec) of the pilot channel divided by the total noise power density (No). In other words, the Ec/No is the RSCP divided by the RSSI. <text:span text:style-name="T71">This is the main indicator to measure interferences in UMTS.</text:span></text:p>
      <text:list xml:id="list174842489860451" text:continue-numbering="true" text:style-name="L1">
        <text:list-item>
          <text:p text:style-name="P181"><text:span text:style-name="T65">Ec/No = 10*log (RSCP / RSSI</text:span><text:span text:style-name="T66">)</text:span></text:p>
        </text:list-item>
      </text:list>
      <text:p text:style-name="P118"><text:span text:style-name="T72"><text:tab/><text:tab/>RSCP </text:span>is the power level the pilot channel of a cell is received and usually expressed in mW. With this parameter, difference cells using the same carrier can be compared and handover or cell reselection can be taken. </text:p>
      <text:list xml:id="list174843779352068" text:continue-numbering="true" text:style-name="L1">
        <text:list-item>
          <text:p text:style-name="P182">RSCP = 10^(RXLev/10) * 256</text:p>
        </text:list-item>
      </text:list>
      <text:p text:style-name="P119"><text:tab/><text:tab/><text:span text:style-name="T71">RSSI</text:span> is the signal power (in mW) over the complete 5MHz carrier which includes all components received, including the signals from the current and neighboring cells on the same frequency. </text:p>
      <text:list xml:id="list174843578252639" text:continue-numbering="true" text:style-name="L1">
        <text:list-item>
          <text:p text:style-name="P182">RSSI = Σ 10^(RXLev/10) + Noise</text:p>
        </text:list-item>
      </text:list>
      <text:p text:style-name="P120"><text:span text:style-name="T65"><text:tab/></text:span><text:span text:style-name="T72">To summarize, when can say that the</text:span> better this value is, the better can a signal of a cell be distinguished from all overall noise. <text:span text:style-name="T71">By analogy with GSM, t</text:span>hat is the indicator we use as the SINR (Signal to Interference Noise Ratio) for UMTS measurements.</text:p>
      <text:h text:style-name="P136" text:outline-level="4" text:is-list-header="true"/>
      <text:p text:style-name="P5"/>
      <text:p text:style-name="P36"/>
      <text:h text:style-name="Heading_20_4" text:outline-level="4">QSI/QSC</text:h>
      <text:p text:style-name="P121"><text:tab/>If the UMTS layer is covered by the GSM layer, the GSM always measures and the UMTS measurements are optional. QSI on idle mode and QSC on connected mode are parameters on the GSM RxLev of serving cell to control the measurement of UTRAN neighbor cells.</text:p>
      <text:p text:style-name="P83"/>
      <table:table table:name="Tableau5" table:style-name="Tableau5">
        <table:table-column table:style-name="Tableau5.A"/>
        <table:table-column table:style-name="Tableau5.B"/>
        <text:soft-page-break/>
        <table:table-row table:style-name="Tableau5.1">
          <table:table-cell table:style-name="Tableau5.A1" office:value-type="string">
            <text:p text:style-name="P71"><text:s text:c="2"/>QSI / QSC</text:p>
          </table:table-cell>
          <table:table-cell table:style-name="Tableau5.A1" office:value-type="string">
            <text:p text:style-name="P71">Value in dBm</text:p>
          </table:table-cell>
        </table:table-row>
        <table:table-row>
          <table:table-cell table:style-name="Tableau5.A1" office:value-type="string">
            <text:p text:style-name="P72">0</text:p>
          </table:table-cell>
          <table:table-cell table:style-name="Tableau5.A1" office:value-type="string">
            <text:p text:style-name="P72">&lt; <text:s/>- 98</text:p>
          </table:table-cell>
        </table:table-row>
        <table:table-row>
          <table:table-cell table:style-name="Tableau5.A1" office:value-type="string">
            <text:p text:style-name="P72">1</text:p>
          </table:table-cell>
          <table:table-cell table:style-name="Tableau5.A1" office:value-type="string">
            <text:p text:style-name="P72">&lt; <text:s/>-94</text:p>
          </table:table-cell>
        </table:table-row>
        <table:table-row>
          <table:table-cell table:style-name="Tableau5.A1" office:value-type="string">
            <text:p text:style-name="P72">2</text:p>
          </table:table-cell>
          <table:table-cell table:style-name="Tableau5.A1" office:value-type="string">
            <text:p text:style-name="P72">&lt; <text:s/>-90</text:p>
          </table:table-cell>
        </table:table-row>
        <table:table-row>
          <table:table-cell table:style-name="Tableau5.A1" office:value-type="string">
            <text:p text:style-name="P72">3</text:p>
          </table:table-cell>
          <table:table-cell table:style-name="Tableau5.A1" office:value-type="string">
            <text:p text:style-name="P72">&lt; <text:s/>-86</text:p>
          </table:table-cell>
        </table:table-row>
        <table:table-row>
          <table:table-cell table:style-name="Tableau5.A1" office:value-type="string">
            <text:p text:style-name="P72">4</text:p>
          </table:table-cell>
          <table:table-cell table:style-name="Tableau5.A1" office:value-type="string">
            <text:p text:style-name="P72">&lt; <text:s/>-82</text:p>
          </table:table-cell>
        </table:table-row>
        <table:table-row>
          <table:table-cell table:style-name="Tableau5.A1" office:value-type="string">
            <text:p text:style-name="P72">5</text:p>
          </table:table-cell>
          <table:table-cell table:style-name="Tableau5.A1" office:value-type="string">
            <text:p text:style-name="P72">&lt; <text:s/>-78</text:p>
          </table:table-cell>
        </table:table-row>
        <table:table-row>
          <table:table-cell table:style-name="Tableau5.A1" office:value-type="string">
            <text:p text:style-name="P72">6</text:p>
          </table:table-cell>
          <table:table-cell table:style-name="Tableau5.A1" office:value-type="string">
            <text:p text:style-name="P72">&lt; <text:s/>-74</text:p>
          </table:table-cell>
        </table:table-row>
        <table:table-row>
          <table:table-cell table:style-name="Tableau5.A1" office:value-type="string">
            <text:p text:style-name="P72">7</text:p>
          </table:table-cell>
          <table:table-cell table:style-name="Tableau5.A1" office:value-type="string">
            <text:p text:style-name="P72">Always</text:p>
          </table:table-cell>
        </table:table-row>
        <table:table-row>
          <table:table-cell table:style-name="Tableau5.A1" office:value-type="string">
            <text:p text:style-name="P72">8</text:p>
          </table:table-cell>
          <table:table-cell table:style-name="Tableau5.A1" office:value-type="string">
            <text:p text:style-name="P72">&gt; <text:s/>-78</text:p>
          </table:table-cell>
        </table:table-row>
        <table:table-row>
          <table:table-cell table:style-name="Tableau5.A1" office:value-type="string">
            <text:p text:style-name="P72">9</text:p>
          </table:table-cell>
          <table:table-cell table:style-name="Tableau5.A1" office:value-type="string">
            <text:p text:style-name="P72">&gt; <text:s/>-74</text:p>
          </table:table-cell>
        </table:table-row>
        <table:table-row>
          <table:table-cell table:style-name="Tableau5.A1" office:value-type="string">
            <text:p text:style-name="P72">10</text:p>
          </table:table-cell>
          <table:table-cell table:style-name="Tableau5.A1" office:value-type="string">
            <text:p text:style-name="P72">&gt; <text:s/>-70</text:p>
          </table:table-cell>
        </table:table-row>
        <table:table-row>
          <table:table-cell table:style-name="Tableau5.A1" office:value-type="string">
            <text:p text:style-name="P72">11</text:p>
          </table:table-cell>
          <table:table-cell table:style-name="Tableau5.A1" office:value-type="string">
            <text:p text:style-name="P72">&gt; <text:s/>-66</text:p>
          </table:table-cell>
        </table:table-row>
        <table:table-row>
          <table:table-cell table:style-name="Tableau5.A1" office:value-type="string">
            <text:p text:style-name="P72">12</text:p>
          </table:table-cell>
          <table:table-cell table:style-name="Tableau5.A1" office:value-type="string">
            <text:p text:style-name="P72">&gt; <text:s/>-62</text:p>
          </table:table-cell>
        </table:table-row>
        <table:table-row>
          <table:table-cell table:style-name="Tableau5.A1" office:value-type="string">
            <text:p text:style-name="P72">13</text:p>
          </table:table-cell>
          <table:table-cell table:style-name="Tableau5.A1" office:value-type="string">
            <text:p text:style-name="P72">&gt; <text:s/>-58</text:p>
          </table:table-cell>
        </table:table-row>
        <table:table-row>
          <table:table-cell table:style-name="Tableau5.A1" office:value-type="string">
            <text:p text:style-name="P72">14</text:p>
          </table:table-cell>
          <table:table-cell table:style-name="Tableau5.A1" office:value-type="string">
            <text:p text:style-name="P72">&gt; <text:s/>-54</text:p>
          </table:table-cell>
        </table:table-row>
        <table:table-row>
          <table:table-cell table:style-name="Tableau5.A1" office:value-type="string">
            <text:p text:style-name="P72">15 (default)</text:p>
          </table:table-cell>
          <table:table-cell table:style-name="Tableau5.A1" office:value-type="string">
            <text:p text:style-name="P72">never</text:p>
          </table:table-cell>
        </table:table-row>
      </table:table>
      <text:p text:style-name="P5"/>
      <text:p text:style-name="P5"/>
      <text:h text:style-name="Heading_20_2" text:outline-level="2"><text:span text:style-name="Police_20_par_20_défaut"><text:span text:style-name="T55"><text:s text:c="2"/></text:span></text:span>Cell selection and reselection in idle mode (GSM)</text:h>
      <text:p text:style-name="P32"><text:tab/>Cell selection and reselection are processes, performed by a GSM mobile station in idle mode. Selection enables the MS to select the best suitable cell. </text:p>
      <text:p text:style-name="P32"><text:tab/>When the MS is turned on, it will try to contact a public GSM PLMN, the MS will select a proper cell and extract <text:s text:c="3"/>the control channel parameters and prerequisite system messages. The quality of radio channels is important. <text:span text:style-name="T74">To establish an attachment to a cell, C1 must be positive and RxLEV is an average for strength received at MS.</text:span></text:p>
      <text:list xml:id="list174844378493343" text:continue-numbering="true" text:style-name="L1">
        <text:list-item>
          <text:p text:style-name="P184"><text:span text:style-name="Police_20_par_20_défaut"><text:span text:style-name="T20">C1 = RxLEV - RxLevAccessMin - MAX(MS_TxPwrMaxCCH – MS_MaxRFPower, 0)</text:span></text:span></text:p>
        </text:list-item>
      </text:list>
      <text:p text:style-name="P92"/>
      <text:p text:style-name="P79"><draw:custom-shape text:anchor-type="paragraph" draw:z-index="1" draw:name="AutoShape 4" draw:style-name="gr1" draw:text-style-name="P228" svg:width="0.251cm" svg:height="1.946cm" svg:x="0.637cm" svg:y="-0.035cm"><text:p/><draw:enhanced-geometry svg:viewBox="0 0 90809 700402" draw:text-areas="?f23 ?f24 ?f19 ?f25" draw:glue-points="?f17 ?f18 ?f19 ?f20 ?f17 ?f21 ?f22 ?f20 ?f17 ?f18 ?f19 ?f20 ?f17 ?f21 ?f22 ?f20 ?f17 ?f18 ?f19 ?f20 ?f17 ?f21 ?f22 ?f20 ?f17 ?f18 ?f19 ?f20 ?f17 ?f21 ?f22 ?f20 ?f17 ?f18 ?f19 ?f20 ?f17 ?f21 ?f22 ?f20 ?f17 ?f18 ?f19 ?f20 ?f17 ?f21 ?f22 ?f20 ?f17 ?f18 ?f19 ?f20 ?f17 ?f21 ?f22 ?f20 ?f19 ?f18 ?f22 ?f20 ?f19 ?f21" draw:type="non-primitive"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58703 * ?f5 / 90809"/><draw:equation draw:name="f15" draw:formula="17096 * ?f4 / 700402"/><draw:equation draw:name="f16" draw:formula="683306 * ?f4 / 70040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 text:style-name="Police_20_par_20_défaut"><text:span text:style-name="T10">RxLev = the received signal level at the MS (in dBm)</text:span></text:span></text:p>
      <text:p text:style-name="P80">RxLevAccessMin = the minimum received signal level the MS is allowed to access the network (in dBm)</text:p>
      <text:p text:style-name="P80">MS_TxPwrMaxCCH = maximum emitted power allowed to the MS to access the BTS </text:p>
      <text:p text:style-name="P80">MS_MaxRFPower = maximum emitted power of the MS defined by the MS class</text:p>
      <text:p text:style-name="P80"/>
      <text:p text:style-name="P37"><text:span text:style-name="Police_20_par_20_défaut"><text:span text:style-name="T16"><text:tab/>Please notice that if the regarded cell is not in the same location area (LA) as the current selected cell, we will provide the C1 calculation with a negative offset. The reason is that changing LA requires changing location update (LU) procedure that consumes network signaling capacity. </text:span></text:span></text:p>
      <text:p text:style-name="P38"><text:tab/>Reselection consists of having the best fitted cell selected when the MS moves and change cell. To perform the reselection mechanism, the <text:span text:style-name="T74">MS</text:span> do measurements of the BCCH (Broadcast Control Channel) signals and keep the 6 strongest carriers based on their signal strength. </text:p>
      <text:p text:style-name="P38"><text:tab/>The C2 criterion is used for cell ranking in the GSM cell reselection 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list xml:id="list174843956037599" text:continue-numbering="true" text:style-name="L1">
        <text:list-item>
          <text:p text:style-name="P186"><text:span text:style-name="Police_20_par_20_défaut"><text:span text:style-name="T20">If T &lt; penality_time then</text:span></text:span></text:p>
        </text:list-item>
      </text:list>
      <text:p text:style-name="P93"><text:s/><text:tab/>C2 = C1 + Cell_Reselect_Offset – Temporary_Offset</text:p>
      <text:p text:style-name="P93">Else</text:p>
      <text:p text:style-name="P93"><text:tab/>C2 = C1 + Cell_Reselect_Offset</text:p>
      <text:p text:style-name="P93">End</text:p>
      <text:p text:style-name="P92"><text:span text:style-name="Police_20_par_20_défaut"><text:span text:style-name="T14"/></text:span></text:p>
      <text:p text:style-name="P92"><text:span text:style-name="Police_20_par_20_défaut"><text:span text:style-name="T14"/></text:span></text:p>
      <text:p text:style-name="P92"><text:span text:style-name="Police_20_par_20_défaut"><text:span text:style-name="T14"/></text:span></text:p>
      <text:p text:style-name="P96"><text:span text:style-name="Police_20_par_20_défaut"><text:span text:style-name="T14"/></text:span></text:p>
      <text:p text:style-name="P81"><draw:custom-shape text:anchor-type="paragraph" draw:z-index="2" draw:name="AutoShape 5" draw:style-name="gr1" draw:text-style-name="P228" svg:width="0.251cm" svg:height="2.137cm" svg:x="0.794cm" svg:y="-0.049cm"><text:p/><draw:enhanced-geometry svg:viewBox="0 0 90809 768982" draw:text-areas="?f23 ?f24 ?f19 ?f25" draw:glue-points="?f17 ?f18 ?f19 ?f20 ?f17 ?f21 ?f22 ?f20 ?f17 ?f18 ?f19 ?f20 ?f17 ?f21 ?f22 ?f20 ?f17 ?f18 ?f19 ?f20 ?f17 ?f21 ?f22 ?f20 ?f17 ?f18 ?f19 ?f20 ?f17 ?f21 ?f22 ?f20 ?f17 ?f18 ?f19 ?f20 ?f17 ?f21 ?f22 ?f20 ?f17 ?f18 ?f19 ?f20 ?f17 ?f21 ?f22 ?f20 ?f17 ?f18 ?f19 ?f20 ?f17 ?f21 ?f22 ?f20 ?f19 ?f18 ?f22 ?f20 ?f19 ?f21" draw:type="non-primitive" draw:enhanced-path="S M 90809 768982 L 90809 768982 C 65732 768982 45404 740290 45404 704897 L 45405 448576 C 45405 413182 25076 384491 0 384491 25076 384490 45405 355799 45405 320406 L 45405 64085 C 45405 28691 65733 0 90809 0 Z N F M 90809 768982 L 90809 768982 C 65732 768982 45404 740290 45404 704897 L 45405 448576 C 45405 413182 25076 384491 0 384491 25076 384490 45405 355799 45405 320406 L 45405 64085 C 45405 28691 65733 0 90809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68982"/><draw:equation draw:name="f8" draw:formula="45405 * ?f5 / 90809"/><draw:equation draw:name="f9" draw:formula="0 * ?f4 / 768982"/><draw:equation draw:name="f10" draw:formula="90809 * ?f5 / 90809"/><draw:equation draw:name="f11" draw:formula="384491 * ?f4 / 768982"/><draw:equation draw:name="f12" draw:formula="768982 * ?f4 / 768982"/><draw:equation draw:name="f13" draw:formula="0 * ?f5 / 90809"/><draw:equation draw:name="f14" draw:formula="58703 * ?f5 / 90809"/><draw:equation draw:name="f15" draw:formula="18770 * ?f4 / 768982"/><draw:equation draw:name="f16" draw:formula="750212 * ?f4 / 76898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 text:style-name="Police_20_par_20_défaut"><text:span text:style-name="T44">T : timer triggered when the regarded cell is entering the 6 best candidate cells for reselection.</text:span></text:span></text:p>
      <text:p text:style-name="P81"><text:span text:style-name="Police_20_par_20_défaut"><text:span text:style-name="T44">CELL_RESELECT_OFFSET : used to prioritize one cell in relation to the others</text:span></text:span></text:p>
      <text:p text:style-name="P82">PENALTY_TIME and TEMPORARY_OFFSET : given by the BCCH. This is used to penalize the cell when its just enters the list of the strongest carriers.</text:p>
      <text:p text:style-name="P82"/>
      <text:p text:style-name="P75"><text:span text:style-name="T45"><text:tab/></text:span>Procedure for <text:span text:style-name="T74">s</text:span>election</text:p>
      <text:list xml:id="list8686232670312616800" text:style-name="L2">
        <text:list-item>
          <text:p text:style-name="P188"><text:span text:style-name="T46">Mobile compute C1 values for the closest cells. </text:span><text:span text:style-name="T47">Strength measure used to compute C1 is an average for a fixed time. For example, it can be decided that an average of 10 measures in a window of 1 second is required in order to compute C1 criteria.</text:span></text:p>
        </text:list-item>
        <text:list-item>
          <text:p text:style-name="P189"><text:span text:style-name="T46">Mobile try to attach to the cell with the greatest C1 value </text:span><text:span text:style-name="T47">(if positive).</text:span></text:p>
          <text:p text:style-name="P192"/>
          <text:p text:style-name="P189">Procedure for idle <text:span text:style-name="T74">re</text:span>selection</text:p>
        </text:list-item>
        <text:list-item text:start-value="1">
          <text:p text:style-name="P189"><text:span text:style-name="T46">Mobile compute C1 and C2 values for the serving cell and the neighbor cells at least every 5 seconds. </text:span><text:span text:style-name="T47">As for selection, measures used to compute C1 and C2 are both using averages for a fixed time. </text:span></text:p>
        </text:list-item>
        <text:list-item>
          <text:p text:style-name="P189"><text:span text:style-name="T46">If a neighbor cell has a positive C1 value and has a greater C2 value than the current service cell, the mobile will perform reselection towards this cell. If the path loss criteria for service cell has become too high (C1 &lt; 0), a reselection is also triggered.</text:span><text:span text:style-name="T47"> Furthermore,</text:span><text:span text:style-name="T46"> </text:span><text:span text:style-name="T47">if the serving cell has become barred, or downlink signaling failure is experienced, it can results to a reselection as well.</text:span></text:p>
        </text:list-item>
      </text:list>
      <text:p text:style-name="P114"/>
      <text:h text:style-name="P139" text:outline-level="2">Cell selection and reselection in idle mode (<text:span text:style-name="T75">UMTS)</text:span></text:h>
      <text:p text:style-name="P152"><text:tab/>Cell selection and reselection in idle mode for UMTS implement about the same procedures as for GSM except that the measures and the critera are a little different. Since in UMTS, quality of signal is the most important measure we compute also Ec/Io for selection and reselection as well.</text:p>
      <text:p text:style-name="P49"><text:span text:style-name="Police_20_par_20_défaut"><text:span text:style-name="T20"><text:tab/></text:span></text:span></text:p>
      <text:p text:style-name="P49"><text:span text:style-name="Police_20_par_20_défaut"><text:span text:style-name="T20"><text:tab/></text:span></text:span><text:span text:style-name="Police_20_par_20_défaut"><text:span text:style-name="T26">The first criterion used for selection and reselection is </text:span></text:span><text:span text:style-name="Police_20_par_20_défaut"><text:span text:style-name="T27">SRxLev</text:span></text:span><text:span text:style-name="Police_20_par_20_défaut"><text:span text:style-name="T26"> and use the signal strength received at MS. </text:span></text:span><text:span text:style-name="Police_20_par_20_défaut"><text:span text:style-name="T27">Only SRxLev is positive, the MS can be attached.</text:span></text:span></text:p>
      <text:list xml:id="list174843464201524" text:continue-list="list174843956037599" text:style-name="L1">
        <text:list-item>
          <text:p text:style-name="P185"><text:span text:style-name="Police_20_par_20_défaut"><text:span text:style-name="T21">SRxLev = QRxLev – (QRxLevMin + QRxLev_min_offset)</text:span></text:span></text:p>
          <text:p text:style-name="P165"><draw:custom-shape text:anchor-type="paragraph" draw:z-index="7" draw:name="AutoShape 4" draw:style-name="gr3" draw:text-style-name="P228" svg:width="0.251cm" svg:height="1.946cm" svg:x="1.505cm" svg:y="0.203cm"><text:p/><draw:enhanced-geometry svg:viewBox="0 0 90809 700402" draw:mirror-horizontal="false" draw:mirror-vertical="false" draw:text-areas="?f23 ?f24 ?f19 ?f25" draw:glue-points="?f17 ?f18 ?f19 ?f20 ?f17 ?f21 ?f22 ?f20 ?f17 ?f18 ?f19 ?f20 ?f17 ?f21 ?f22 ?f20 ?f17 ?f18 ?f19 ?f20 ?f17 ?f21 ?f22 ?f20 ?f17 ?f18 ?f19 ?f20 ?f17 ?f21 ?f22 ?f20 ?f17 ?f18 ?f19 ?f20 ?f17 ?f21 ?f22 ?f20 ?f17 ?f18 ?f19 ?f20 ?f17 ?f21 ?f22 ?f20 ?f17 ?f18 ?f19 ?f20 ?f17 ?f21 ?f22 ?f20 ?f19 ?f18 ?f22 ?f20 ?f19 ?f21" draw:type="non-primitive"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58703 * ?f5 / 90809"/><draw:equation draw:name="f15" draw:formula="17096 * ?f4 / 700402"/><draw:equation draw:name="f16" draw:formula="683306 * ?f4 / 70040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 text:style-name="Police_20_par_20_défaut"><text:span text:style-name="T10"/></text:span></text:p>
          <text:p text:style-name="P165"><text:span text:style-name="Police_20_par_20_défaut"><text:span text:style-name="T11">QR</text:span></text:span><text:span text:style-name="Police_20_par_20_défaut"><text:span text:style-name="T10">xLev = the </text:span></text:span><text:span text:style-name="Police_20_par_20_défaut"><text:span text:style-name="T11">average </text:span></text:span><text:span text:style-name="Police_20_par_20_défaut"><text:span text:style-name="T10">received signal level at the MS (in dBm)</text:span></text:span></text:p>
          <text:p text:style-name="P167"><text:span text:style-name="T76">QRxLevMin</text:span> <text:span text:style-name="T76">= </text:span>the minimum received signal level the MS allowed to access the network (in dBm)</text:p>
          <text:p text:style-name="P167"><text:span text:style-name="Police_20_par_20_défaut"><text:span text:style-name="T73">QRxLev_min_offset = a parameter used for cell prioritization</text:span></text:span></text:p>
        </text:list-item>
      </text:list>
      <text:p text:style-name="P77"><text:span text:style-name="Police_20_par_20_défaut"><text:span text:style-name="T21"><text:tab/></text:span></text:span></text:p>
      <text:p text:style-name="P114"><text:tab/><text:span text:style-name="T76">The second criterion considers the level of interference rather than the pure strength. As for SRxLev, SQual must be positive in order for the MS to be attached.</text:span></text:p>
      <text:list xml:id="list174844104180707" text:continue-numbering="true" text:style-name="L1">
        <text:list-item>
          <text:p text:style-name="P185"><text:span text:style-name="Police_20_par_20_défaut"><text:span text:style-name="T21">SQual= QQual – (QQualMin + QQual_min_offset)</text:span></text:span></text:p>
          <text:p text:style-name="P165"><draw:custom-shape text:anchor-type="paragraph" draw:z-index="8" draw:name="AutoShape 4" draw:style-name="gr3" draw:text-style-name="P228" svg:width="0.251cm" svg:height="1.946cm" svg:x="1.505cm" svg:y="0.203cm"><text:p/><draw:enhanced-geometry svg:viewBox="0 0 90809 700402" draw:mirror-horizontal="false" draw:mirror-vertical="false" draw:text-areas="?f23 ?f24 ?f19 ?f25" draw:glue-points="?f17 ?f18 ?f19 ?f20 ?f17 ?f21 ?f22 ?f20 ?f17 ?f18 ?f19 ?f20 ?f17 ?f21 ?f22 ?f20 ?f17 ?f18 ?f19 ?f20 ?f17 ?f21 ?f22 ?f20 ?f17 ?f18 ?f19 ?f20 ?f17 ?f21 ?f22 ?f20 ?f17 ?f18 ?f19 ?f20 ?f17 ?f21 ?f22 ?f20 ?f17 ?f18 ?f19 ?f20 ?f17 ?f21 ?f22 ?f20 ?f17 ?f18 ?f19 ?f20 ?f17 ?f21 ?f22 ?f20 ?f19 ?f18 ?f22 ?f20 ?f19 ?f21" draw:type="non-primitive"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58703 * ?f5 / 90809"/><draw:equation draw:name="f15" draw:formula="17096 * ?f4 / 700402"/><draw:equation draw:name="f16" draw:formula="683306 * ?f4 / 70040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 text:style-name="Police_20_par_20_défaut"><text:span text:style-name="T10"/></text:span></text:p>
          <text:p text:style-name="P165"><text:span text:style-name="Police_20_par_20_défaut"><text:span text:style-name="T11">QQual</text:span></text:span><text:span text:style-name="Police_20_par_20_défaut"><text:span text:style-name="T10"> = the </text:span></text:span><text:span text:style-name="Police_20_par_20_défaut"><text:span text:style-name="T11">average Ec/Io</text:span></text:span><text:span text:style-name="Police_20_par_20_défaut"><text:span text:style-name="T10"> </text:span></text:span><text:span text:style-name="Police_20_par_20_défaut"><text:span text:style-name="T11">l</text:span></text:span><text:span text:style-name="Police_20_par_20_défaut"><text:span text:style-name="T10">evel at the MS (in dB)</text:span></text:span></text:p>
          <text:p text:style-name="P167"><text:span text:style-name="T76">QQualMin</text:span> <text:span text:style-name="T76">= </text:span>the minimum <text:span text:style-name="T76">Ec/Io</text:span> level the MS allowed to access the network (in dB)</text:p>
          <text:p text:style-name="P167"><text:span text:style-name="Police_20_par_20_défaut"><text:span text:style-name="T73">QQual_min_offset = a parameter used for cell prioritization</text:span></text:span></text:p>
        </text:list-item>
      </text:list>
      <text:p text:style-name="P77"><text:span text:style-name="Police_20_par_20_défaut"><text:span text:style-name="T21"><text:tab/></text:span></text:span></text:p>
      <text:p text:style-name="P74"><text:tab/><text:span text:style-name="T77">Procedure for idle selection</text:span></text:p>
      <text:list xml:id="list174843337068092" text:continue-list="list8686232670312616800" text:style-name="L2">
        <text:list-item text:start-value="1">
          <text:p text:style-name="P190"><text:span text:style-name="T46">Mobile compute </text:span><text:span text:style-name="T48">SRxLev and SQual</text:span><text:span text:style-name="T46"> values for the closest cells. </text:span><text:span text:style-name="T47">Strength </text:span><text:span text:style-name="T48">and interferences </text:span><text:span text:style-name="T47">measure</text:span><text:span text:style-name="T48">s</text:span><text:span text:style-name="T47"> used </text:span><text:span text:style-name="T48">for</text:span><text:span text:style-name="T47"> comput</text:span><text:span text:style-name="T48">ation are</text:span><text:span text:style-name="T47"> average</text:span><text:span text:style-name="T48">s</text:span><text:span text:style-name="T47"> for a fixed time. For example, it can be decided that an average of 10 measures in a window of 1 second is required in order to compute </text:span><text:span text:style-name="T48">SRxLev and SQual criteria.</text:span></text:p>
        </text:list-item>
        <text:list-item>
          <text:p text:style-name="P190"><text:span text:style-name="T46">Mobile try to attach to the cell with the greatest </text:span><text:span text:style-name="T48">SQual value with SRxLev and SQual values </text:span><text:span text:style-name="T49">both positives</text:span><text:span text:style-name="T48">.</text:span></text:p>
          <text:p text:style-name="P191"/>
          <text:p text:style-name="P191"/>
          <text:p text:style-name="P191"><text:soft-page-break/>Procedure for idle <text:span text:style-name="T74">re</text:span>selection</text:p>
        </text:list-item>
        <text:list-item text:start-value="1">
          <text:p text:style-name="P191"><text:span text:style-name="T46">Mobile compute </text:span><text:span text:style-name="T50">SRxLev</text:span><text:span text:style-name="T46"> and </text:span><text:span text:style-name="T50">SQual </text:span><text:span text:style-name="T46">values for the serving cell and the neighbor cells at least every 5 seconds. </text:span><text:span text:style-name="T47">As for selection, measures used to compute </text:span><text:span text:style-name="T50">SRxLev</text:span><text:span text:style-name="T47"> and </text:span><text:span text:style-name="T50">sQual</text:span><text:span text:style-name="T47"> are both using averages for a fixed time. </text:span></text:p>
        </text:list-item>
        <text:list-item>
          <text:p text:style-name="P191"><text:span text:style-name="T46">If a neighbor cell has </text:span><text:span text:style-name="T50">positives SRLev and SQual </text:span><text:span text:style-name="T46">value and has a greater </text:span><text:span text:style-name="T50">SQual</text:span><text:span text:style-name="T46"> value than the current service cell, the mobile will perform reselection towards this cell. If the path loss criteria for service cell has become too high (</text:span><text:span text:style-name="T50">SRxLev</text:span><text:span text:style-name="T46"> &lt; 0) </text:span><text:span text:style-name="T50">or the level of interference is too high (SQual &lt; 0)</text:span><text:span text:style-name="T46">, a reselection is also triggered.</text:span><text:span text:style-name="T47"> Furthermore,</text:span><text:span text:style-name="T46"> </text:span><text:span text:style-name="T47">if the serving cell has become barred, or downlink signaling failure is experienced, it can results to a reselection as well.</text:span></text:p>
        </text:list-item>
      </text:list>
      <text:p text:style-name="P193"/>
      <text:h text:style-name="P140" text:outline-level="2">Cell <text:span text:style-name="T78">handover</text:span> (<text:span text:style-name="T78">GSM)</text:span></text:h>
      <text:p text:style-name="P127"><text:tab/><text:span text:style-name="T78">Basically, the measures and criteria used for handover are about the same as the criteria regarded for idle reselection. The main difference is that we also compute RxQUAL in order to measure the quality of the transmission that can be altered due to a low SINR. A level of RxQUAL greater than 3 is indeed not acceptable for having a call.</text:span></text:p>
      <text:p text:style-name="P129"><text:tab/><text:span text:style-name="T79">For cell ranking we also use C1 and C2 criteria under the same condition. Actually, when more than one cell have a C1 and C2 criteria positive, RxQuAL is the primary parameter for sorting them. Then, if two cell have the same RxQUAL level, the C2 parameter will give the new service cell.</text:span></text:p>
      <text:p text:style-name="P129"/>
      <text:p text:style-name="P169"><text:tab/>While a cell reselection in idle mode occurs most of the time because of the RxLev level, handover can performed when one of the following event occurs :</text:p>
      <text:p text:style-name="P128"/>
      <text:list xml:id="list397928992529297794" text:style-name="L3">
        <text:list-item>
          <text:p text:style-name="P170">Quality is too low i.e. RxQUAL is too high (in uplink or downlink)</text:p>
        </text:list-item>
      </text:list>
      <text:p text:style-name="P65"><text:tab/><text:tab/><text:tab/>RxQUAL_Uplink &gt; L_RxQUAL_Uplink_H</text:p>
      <text:p text:style-name="P65"><text:tab/><text:tab/><text:tab/>RxQUAL_Downlink &gt; L_RxQual_DownLink_H</text:p>
      <text:p text:style-name="P65"/>
      <text:list xml:id="list8135186749582703689" text:style-name="L4">
        <text:list-item>
          <text:p text:style-name="P171">Received level (RxLev) is too low (in uplink or downlink)</text:p>
        </text:list-item>
      </text:list>
      <text:p text:style-name="P123"><text:tab/><text:tab/>Rx<text:span text:style-name="T79">LEV</text:span>_Uplink <text:span text:style-name="T79">&lt;</text:span> <text:span text:style-name="T79">R</text:span>_RxL<text:span text:style-name="T79">EV</text:span>_Uplink_H</text:p>
      <text:p text:style-name="P123"><text:tab/><text:tab/>Rx<text:span text:style-name="T79">LEV</text:span>_Downlink <text:span text:style-name="T79">&lt;</text:span> <text:span text:style-name="T79">R</text:span>_Rx<text:span text:style-name="T79">LEV</text:span>_DownLink_H</text:p>
      <text:list xml:id="list174843084062667" text:continue-numbering="true" text:style-name="L4">
        <text:list-item>
          <text:list>
            <text:list-item>
              <text:list>
                <text:list-item>
                  <text:list>
                    <text:list-item>
                      <text:list>
                        <text:list-item>
                          <text:list>
                            <text:list-header>
                              <text:p text:style-name="P173"/>
                            </text:list-header>
                          </text:list>
                        </text:list-item>
                      </text:list>
                    </text:list-item>
                  </text:list>
                </text:list-item>
              </text:list>
            </text:list-item>
          </text:list>
        </text:list-item>
        <text:list-item>
          <text:p text:style-name="P171">Distance between MS and BTS is loo large (usually more than 35 km)</text:p>
        </text:list-item>
      </text:list>
      <text:p text:style-name="P123"><text:tab/><text:tab/><text:span text:style-name="T79">MS_BS_Dist &gt; MS_Range_Max</text:span></text:p>
      <text:p text:style-name="P123"/>
      <text:list xml:id="list2085052470888571904" text:style-name="L5">
        <text:list-item>
          <text:p text:style-name="P172">A neighbor cell is more favorable </text:p>
        </text:list-item>
      </text:list>
      <text:p text:style-name="P124"><text:tab/>RxQUAL_NCELL(n) &gt; RxQUAL_DL</text:p>
      <text:p text:style-name="P125"><text:span text:style-name="T79"><text:tab/>RxQUAL_NCELL(n) equals RxQUAL_DL </text:span><text:span text:style-name="T80">AND</text:span><text:span text:style-name="T79"> RXLEV_NCELL – RXEV_DL &gt; HO_MARGIN</text:span></text:p>
      <text:p text:style-name="P194"><text:tab/>As we have seen in reselection, we can use a timer to prever a fast moving mobile phone to connect to micro-cell where a larger cell is available. We replace HO_MARGIN by HO_MARGIN_TIME as above</text:p>
      <text:p text:style-name="P122"/>
      <text:list xml:id="list174843167661806" text:continue-list="list174844104180707" text:style-name="L1">
        <text:list-item>
          <text:p text:style-name="P187"><text:span text:style-name="Police_20_par_20_défaut"><text:span text:style-name="T20">If T &lt; </text:span></text:span><text:span text:style-name="Police_20_par_20_défaut"><text:span text:style-name="T22">DELAY_TIME</text:span></text:span><text:span text:style-name="Police_20_par_20_défaut"><text:span text:style-name="T20"> then</text:span></text:span></text:p>
        </text:list-item>
      </text:list>
      <text:p text:style-name="P94"><text:s/><text:tab/><text:span text:style-name="T81">HO_MARGIN_TIME(n) = HO_MARGIN(n) + HO_STATIC_OFFSET(n)</text:span></text:p>
      <text:p text:style-name="P94">Else</text:p>
      <text:p text:style-name="P94"><text:tab/><text:span text:style-name="T81">HO_MARGIN_TIME(n) = HO_MARGIN(n) + HO_STATIC_OFFSET(n) - HO_DYA_OFFSET(n)</text:span></text:p>
      <text:p text:style-name="P95">End</text:p>
      <text:p text:style-name="P114"/>
      <text:p text:style-name="P114"><text:soft-page-break/><text:tab/><text:span text:style-name="T81">Finally, the algorithm of handover as we implemented it in our algorithm follow these line:</text:span></text:p>
      <text:list xml:id="list7572805639774250091" text:style-name="L6">
        <text:list-item>
          <text:p text:style-name="P195">For the neighbor cells (in the list) take the one with <text:span text:style-name="T82">a positive C1 value</text:span> and the best C2 <text:span text:style-name="T82">criterion</text:span>. We will call it candidate cell.</text:p>
        </text:list-item>
      </text:list>
      <text:list xml:id="list7734953212331780591" text:style-name="L7">
        <text:list-item>
          <text:p text:style-name="P196">If RxLEV of the service cell is too low (C1 negative) then we perform handover toward candidate cell due to level.</text:p>
        </text:list-item>
        <text:list-item>
          <text:p text:style-name="P196">If MS_BS_DIST is too large, we perform handover toward candidate cell due to distance.</text:p>
        </text:list-item>
        <text:list-item>
          <text:p text:style-name="P196">If RxQUAL of the service cell is greater than RxQUAL of the candidate cell, we perform handover toward candidate cell due to quality. In case RxQUAL of the service cell is the same as RXQual of the candidate cell, we perform handover only if the C2 value of candidate cell is better than C2 value of service cell due to power budget. </text:p>
          <text:list>
            <text:list-header>
              <text:p text:style-name="P197">2. <text:s/>As soon as a handover is performed, we retrieve the list of neighbor cells (both GSM and <text:s text:c="3"/>UMTS) in order to do RxLEV and RxQUAL measurements <text:span text:style-name="T82">in projection for a future handover</text:span>.</text:p>
            </text:list-header>
          </text:list>
        </text:list-item>
      </text:list>
      <text:p text:style-name="P114"/>
      <text:h text:style-name="P141" text:outline-level="2">Cell <text:span text:style-name="T78">handover</text:span> <text:span text:style-name="T83">(UMTS)</text:span></text:h>
      <text:p text:style-name="P153"><text:tab/><text:span text:style-name="T83">For handover in UMTS, the measures remain SRxLev and SQual. The big difference is that the mobile is able to establish a connection with more than one cell, in order to improve the quality of the link. This feature is only used in case of connection, i.e. in voice call or in data transmission.</text:span></text:p>
      <text:p text:style-name="P153"><text:tab/><text:span text:style-name="T83">The cells with which a connection is established is in an active set. The cell for which measurements are improved but are not in the active set because their SRxLev or SQual is not good enough are in a neighbor set.</text:span></text:p>
      <text:p text:style-name="P153"><text:tab/><text:span text:style-name="T83">The main idea is that all the cells in the active set in the same time should not have a SQual too much different. In other terms, the absolute distance between the SQual of a cell and the SQual of any another cell should not be greater that this parameters. In order to implement this mechanisms, we are implementing what we call cell addition, cell removal and cell addition and removal as described below. The active set has a fixed size, and is most of the time between 1 and 6. For example, if the active set has a size of 3, no more than 3 cells can be in the active set at the same time. As we saw before, SRxLev and SQual are again average value for a fixed time. </text:span></text:p>
      <text:p text:style-name="P160"/>
      <text:p text:style-name="P160"><text:span text:style-name="T86">Link</text:span> removal:</text:p>
      <text:p text:style-name="P160"><text:span text:style-name="T84">1. </text:span>If any <text:span text:style-name="T84">cell from the active set has negative SRxLev value, we remove it from active set.</text:span></text:p>
      <text:p text:style-name="P161">2. If any cell from the active set has SQual value lower than the best SQual of any cell in the active set minus a fixed offset, we remove it from active set as well.</text:p>
      <text:p text:style-name="P161"/>
      <text:p text:style-name="P161"><text:span text:style-name="T86">Link</text:span> addition:</text:p>
      <text:p text:style-name="P161">1. If the active set is not full and any cell from the neighbor set has positive SRxLev and has a greater <text:span text:style-name="T86">SQual</text:span> than the <text:span text:style-name="T85">best SQual value minus a fixed offset, we add into the active set.</text:span></text:p>
      <text:p text:style-name="P161"/>
      <text:p text:style-name="P162">Combined link addition and removal:</text:p>
      <text:p text:style-name="P162">1. If the best cell (regarding its SQual criterion) from the neighbor set having a positive SRxLev value has a better SQual value than the worst cell (regarding its SQual criterion), then the two cell are switched, i.e. the worst cell is removed from the active set and the best cell enters in the active set</text:p>
      <text:p text:style-name="P114"><text:soft-page-break/><text:tab/><text:span text:style-name="T86">Finally, the process of handover as it is implemented in our software follow the following steps:</text:span></text:p>
      <text:p text:style-name="P198">1. Implementing link removal, link addition and combined link addition and removal following the rules as explain above.</text:p>
      <text:p text:style-name="P198">2.When the best cell in the active set change, we retrieve the neighbor list from this cell and we use it for cell measurement.</text:p>
      <text:p text:style-name="P198"/>
      <text:h text:style-name="P143" text:outline-level="2"><text:span text:style-name="T87">Cell reselection in data transmission mode (GSM)</text:span></text:h>
      <text:p text:style-name="P174"><text:tab/><text:span text:style-name="T87">The process of reselection in transmission mode follow the same steps as the process of handover, except that the criteria are a little different and improved, in order to match the data packet transmission requirements</text:span></text:p>
      <text:p text:style-name="P201">The pass loss criterion C'1 is used as a minimum signal level criterion for GPRS cell reselection.</text:p>
      <text:list xml:id="list3364013889792247266" text:style-name="L8">
        <text:list-item>
          <text:p text:style-name="P183">C’1 = RXLEV – GPRS_RXLEV_ACCESS_MIN</text:p>
        </text:list-item>
      </text:list>
      <text:p text:style-name="P199"><text:span text:style-name="Police_20_par_20_défaut"><text:span text:style-name="T10">GPRS_RXLEV_ACCESS_MIN is provided by the BCCH of the regarded cell.</text:span></text:span></text:p>
      <text:p text:style-name="P148"/>
      <text:p text:style-name="P149">The signal level threshold criterion parameter C31 for hierarchical cell structure (HCS) is used to determine whether prioritize hierarchical GPRS cell reselection applies.</text:p>
      <text:p text:style-name="P149"/>
      <text:p text:style-name="P178"/>
      <text:list xml:id="list174842788345193" text:continue-numbering="true" text:style-name="L8">
        <text:list-item>
          <text:p text:style-name="P204"><text:span text:style-name="Police_20_par_20_défaut"><text:span text:style-name="T20">C31(serv) = RxLev(serv) – HCS_THR(serv)</text:span></text:span></text:p>
        </text:list-item>
      </text:list>
      <text:p text:style-name="P210"/>
      <text:p text:style-name="P210">If Priority_Class(neighbor) = Priority_Class(serv) then</text:p>
      <text:p text:style-name="P210"><text:tab/>C31(neighbor) = RxLev(neighbor) – HCS_THR(neighbor)</text:p>
      <text:p text:style-name="P210">Else</text:p>
      <text:p text:style-name="P210"><text:tab/>If T &lt; GPRS_Penality_Time then</text:p>
      <text:p text:style-name="P210"><text:tab/><text:tab/>C31(neighbor) = RxLev(neighbor) – HCS_THR(neighbor) <text:s/>- GPRS_Temporary_Offset</text:p>
      <text:p text:style-name="P210"><text:tab/>Else</text:p>
      <text:p text:style-name="P210"><text:tab/><text:tab/>C31(neighbor) = RxLev(neighbor) – HCS_THR(neighbor)</text:p>
      <text:p text:style-name="P210"><text:tab/>End if</text:p>
      <text:p text:style-name="P210">End If</text:p>
      <text:p text:style-name="P151"><draw:custom-shape text:anchor-type="paragraph" draw:z-index="9" draw:name="AutoShape 6" draw:style-name="gr4" draw:text-style-name="P228" svg:width="0.251cm" svg:height="2.32cm" svg:x="0.503cm" svg:y="0.464cm"><text:p/><draw:enhanced-geometry svg:viewBox="0 0 90809 835020" draw:text-areas="?f23 ?f24 ?f19 ?f25" draw:glue-points="?f17 ?f18 ?f19 ?f20 ?f17 ?f21 ?f22 ?f20 ?f17 ?f18 ?f19 ?f20 ?f17 ?f21 ?f22 ?f20 ?f17 ?f18 ?f19 ?f20 ?f17 ?f21 ?f22 ?f20 ?f17 ?f18 ?f19 ?f20 ?f17 ?f21 ?f22 ?f20 ?f17 ?f18 ?f19 ?f20 ?f17 ?f21 ?f22 ?f20 ?f17 ?f18 ?f19 ?f20 ?f17 ?f21 ?f22 ?f20 ?f17 ?f18 ?f19 ?f20 ?f17 ?f21 ?f22 ?f20 ?f19 ?f18 ?f22 ?f20 ?f19 ?f21" draw:type="non-primitive" draw:enhanced-path="S M 90809 835020 L 90809 835020 C 65732 835020 45404 803863 45404 765431 L 45405 487099 C 45405 448666 25076 417510 0 417510 25076 417509 45405 386353 45405 347921 L 45405 69589 C 45405 31156 65733 0 90809 0 Z N F M 90809 835020 L 90809 835020 C 65732 835020 45404 803863 45404 765431 L 45405 487099 C 45405 448666 25076 417510 0 417510 25076 417509 45405 386353 45405 347921 L 45405 69589 C 45405 31156 65733 0 90809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835020"/><draw:equation draw:name="f8" draw:formula="45405 * ?f5 / 90809"/><draw:equation draw:name="f9" draw:formula="0 * ?f4 / 835020"/><draw:equation draw:name="f10" draw:formula="90809 * ?f5 / 90809"/><draw:equation draw:name="f11" draw:formula="417510 * ?f4 / 835020"/><draw:equation draw:name="f12" draw:formula="835020 * ?f4 / 835020"/><draw:equation draw:name="f13" draw:formula="0 * ?f5 / 90809"/><draw:equation draw:name="f14" draw:formula="58703 * ?f5 / 90809"/><draw:equation draw:name="f15" draw:formula="20382 * ?f4 / 835020"/><draw:equation draw:name="f16" draw:formula="814638 * ?f4 / 835020"/><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 text:style-name="Police_20_par_20_défaut"><text:span text:style-name="T14"/></text:span></text:p>
      <text:p text:style-name="P176"><text:span text:style-name="Police_20_par_20_défaut"><text:span text:style-name="T10">PRIORITY_CLASS : give cells different priory depending on their type</text:span></text:span></text:p>
      <text:p text:style-name="P176"><text:span text:style-name="Police_20_par_20_défaut"><text:span text:style-name="T10">HCS_THR : <text:s/>signal threshold for applying HCS GPRS reselection</text:span></text:span></text:p>
      <text:p text:style-name="P176"><text:span text:style-name="Police_20_par_20_défaut"><text:span text:style-name="T10">T : timer that is started from 0 at the time the cell inters in the list of strongest carriers.</text:span></text:span></text:p>
      <text:p text:style-name="P177">GPRS_PENALTY_TIME : give a duration for which the temporary offset GPRS_TEMPORARY_OFFSET is applied. </text:p>
      <text:p text:style-name="P149"/>
      <text:p text:style-name="P149">The cell-ranking criterion parameter (C32) is used to select cells among those with the same priority and is defined for the serving cell and the neighbor cells</text:p>
      <text:p text:style-name="P149"/>
      <text:list xml:id="list174842507594970" text:continue-numbering="true" text:style-name="L8">
        <text:list-item>
          <text:p text:style-name="P204"><text:span text:style-name="Police_20_par_20_défaut"><text:span text:style-name="T20">C32(serv) = C’1(serv)</text:span></text:span></text:p>
        </text:list-item>
      </text:list>
      <text:p text:style-name="P210"/>
      <text:p text:style-name="P210">If Priority_Class(neighbor) = Priority_Class(serv) then</text:p>
      <text:p text:style-name="P210"><text:tab/>If T &lt; GPRS_Penality_Time then</text:p>
      <text:p text:style-name="P211"><text:span text:style-name="Police_20_par_20_défaut"><text:span text:style-name="T20"><text:tab/><text:tab/>C32(neighbor) </text:span></text:span><text:span text:style-name="Police_20_par_20_défaut"><text:span text:style-name="T38">= </text:span></text:span><text:span text:style-name="Police_20_par_20_défaut"><text:span text:style-name="T20">C1(neighbor) + GPRS_RESELECT_OFFSET(neighbor) </text:span></text:span></text:p>
      <text:p text:style-name="P212">- GPRS_Temporary_Offset</text:p>
      <text:p text:style-name="P210"><text:tab/>Else</text:p>
      <text:p text:style-name="P211"><text:span text:style-name="Police_20_par_20_défaut"><text:span text:style-name="T20"><text:tab/><text:tab/>C32(neighbor) </text:span></text:span><text:span text:style-name="Police_20_par_20_défaut"><text:span text:style-name="T38">= </text:span></text:span><text:span text:style-name="Police_20_par_20_défaut"><text:span text:style-name="T20">C1(neighbor) + GPRS_RESELECT_OFFSET(neighbor)</text:span></text:span></text:p>
      <text:p text:style-name="P210"><text:tab/>End if</text:p>
      <text:p text:style-name="P210">Else</text:p>
      <text:p text:style-name="P211"><text:span text:style-name="Police_20_par_20_défaut"><text:span text:style-name="T20"><text:tab/>C32(neighbor) </text:span></text:span><text:span text:style-name="Police_20_par_20_défaut"><text:span text:style-name="T38">= </text:span></text:span><text:span text:style-name="Police_20_par_20_défaut"><text:span text:style-name="T20">C1(neighbor) + GPRS_RESELECT_OFFSET(neighbor)</text:span></text:span></text:p>
      <text:p text:style-name="P210"><text:soft-page-break/>End If</text:p>
      <text:p text:style-name="P168"/>
      <text:p text:style-name="P148"><text:tab/>As well as for C1 criterion, the parameter GPRS_CELL_RESELECT_HYSTERESIS cab be substracted from the C32 criteria of the neighbor cells. This hysteresis is also substracted from C31 criterion if requested by network.</text:p>
      <text:p text:style-name="P148"><text:tab/></text:p>
      <text:p text:style-name="P148"><text:tab/>When the neighbor cell does not belong to the same area location (LA) as the serving cell, RA_RESELECT_HYSTERESIS is substracted from the C32 criterion of the neighbor cell.</text:p>
      <text:p text:style-name="P148"/>
      <text:p text:style-name="P148"><text:tab/>In case cell selection occurred within the previous 15 seconds, all neighbor cells are penalized by 5dB in oder to avoid ping-pong between cells.</text:p>
      <text:h text:style-name="P137" text:outline-level="4" text:is-list-header="true"/>
      <text:p text:style-name="P151"><text:span text:style-name="Police_20_par_20_défaut"><text:span text:style-name="T16"><text:tab/>Mobile computes the values for C'1, C31, C32 criteria for the serving cell and the non serving cells at least every second. A cell reselection is then triggered if one of the following events occurs:</text:span></text:span></text:p>
      <text:p text:style-name="P163"/>
      <text:list xml:id="list174843304757465" text:continue-numbering="true" text:style-name="L8">
        <text:list-item>
          <text:p text:style-name="P206">The pass criterion parameter C'1 indicate that the pass loss to the cell has become too high (C'1 &lt; 0)</text:p>
        </text:list-item>
        <text:list-item>
          <text:p text:style-name="P207">A nonserving suitable cell is evaluated to be better than the serving cell. The best cell is the cell with the highest C32 value among</text:p>
        </text:list-item>
        <text:list-item>
          <text:p text:style-name="P208">The cells that have the highest priority class among the cell that fulfill C31 &gt;= 0</text:p>
        </text:list-item>
        <text:list-item>
          <text:p text:style-name="P208">All cells, if no cell fulfill the criterion C31 &gt;= 0</text:p>
        </text:list-item>
        <text:list-item>
          <text:p text:style-name="P208">Downlink signaling failure is experienced</text:p>
        </text:list-item>
        <text:list-item>
          <text:p text:style-name="P208">The cell on which the mobile is camping has become barred</text:p>
        </text:list-item>
        <text:list-item>
          <text:p text:style-name="P209">A random access attempt is still unsuccessful adter MAX_RESTRANS_RATE attempt.</text:p>
        </text:list-item>
      </text:list>
      <text:h text:style-name="P145" text:outline-level="2"><text:span text:style-name="T87">Cell reselection in data transmission mode (UMTS)</text:span></text:h>
      <text:p text:style-name="P32"><text:tab/><text:span text:style-name="T87">All of the informations that have been given from handover in UMTS are exactly the same for cell reselection in data transmission mode. The measurements, the parameters and the steps are exactly the same.</text:span></text:p>
      <text:p text:style-name="P32"/>
      <text:h text:style-name="P144" text:outline-level="2">UMTS and GSM working together</text:h>
      <text:p text:style-name="P175"><text:span text:style-name="T17"/></text:p>
      <text:p text:style-name="P175"><text:span text:style-name="T17"><text:tab/>One of the biggest issue is how we can make UMTS and GSM networks working together. Actually, it depends on the network operator. In our software, we decided to prioritize GSM network for idle selection, idle reselection and handover. It means that every-time the layer of GSM is available, it should be used. Only, if GSM is not available, then these procedures can happens within the UMTS layer. If the user begin a call into GSM layer and then get out of coverage, the UMTS layer (if it is available) is able to take over so the user can continue calling without suffering from any disruption.</text:span></text:p>
      <text:p text:style-name="P175"><text:span text:style-name="T17"/></text:p>
      <text:p text:style-name="P175"><text:span text:style-name="T17"><text:tab/>Since the throughput for UMTS is pretty much better than GSM (using GPRS and EDGE), UMTS is prioritized for data transmission. It means, that every time the user want to receive or to send data, UMTS layer will be used if it is available. If the user then go out of UMTS coverage, GPRS and EDGE can take over so the user will not suffer for any interruption.</text:span></text:p>
      <text:p text:style-name="P32"/>
      <text:h text:style-name="Heading_20_2" text:outline-level="2"><text:s text:c="2"/>Pseudo-code</text:h>
      <text:p text:style-name="Normal"><text:tab/><text:span text:style-name="T89">Only a few example of all the algorithms which are implemented in our software are explained here, because there is a plenty of different situation. The best method for the user to understand all the decisions taken is to use the software and see it with its own eyes.</text:span></text:p>
      <text:p text:style-name="P50"/>
      <text:p text:style-name="P39">Start </text:p>
      <text:p text:style-name="P39"/>
      <text:p text:style-name="P42"><text:span text:style-name="Police_20_par_20_défaut"><text:span text:style-name="T57"><text:s text:c="3"/></text:span></text:span><text:span text:style-name="Police_20_par_20_défaut"><text:span text:style-name="T58">/* The Mobile Station is turn off : idle mode */</text:span></text:span></text:p>
      <text:p text:style-name="P44"/>
      <text:p text:style-name="P44"><text:s text:c="3"/>/* We have decided that GSM is the priority network for idle mode and voice call */</text:p>
      <text:p text:style-name="P42"><text:span text:style-name="Police_20_par_20_défaut"><text:span text:style-name="T58"><text:s text:c="3"/>/* We have decided that UMTS is the priority network for data transmission */</text:span></text:span></text:p>
      <text:p text:style-name="P44"/>
      <text:p text:style-name="P44"><text:s text:c="3"/>/* Some measures like the hysteresis and the thresholds are write in the code, we chose the values according</text:p>
      <text:p text:style-name="P44"><text:soft-page-break/><text:s text:c="6"/>on what we see during the TD. Their values won’t change */</text:p>
      <text:p text:style-name="P44"/>
      <text:p text:style-name="P44"><text:s text:c="3"/>/* To be sure that a network is really available, we do the test five time, and then link up */</text:p>
      <text:p text:style-name="P44"/>
      <text:p text:style-name="P40"><text:s text:c="3"/>Turn on the MS</text:p>
      <text:p text:style-name="P40"><text:s text:c="3"/>MS do measurements</text:p>
      <text:p text:style-name="P40"><text:s text:c="9"/></text:p>
      <text:p text:style-name="P42"><text:span text:style-name="Police_20_par_20_défaut"><text:span text:style-name="T57"><text:s text:c="3"/></text:span></text:span><text:span text:style-name="Police_20_par_20_défaut"><text:span text:style-name="T58">/* CELL SELECTION */</text:span></text:span></text:p>
      <text:p text:style-name="P40"/>
      <text:p text:style-name="P40"><text:s text:c="3"/>If GSM is available <text:span text:style-name="T88">based on C1 criteria</text:span></text:p>
      <text:p text:style-name="P40"><text:s text:c="6"/>Link up GSM Network</text:p>
      <text:p text:style-name="P43"><text:span text:style-name="Police_20_par_20_défaut"><text:span text:style-name="T4"><text:s text:c="3"/>Else </text:span></text:span><text:span text:style-name="Police_20_par_20_défaut"><text:span text:style-name="T5">if</text:span></text:span><text:span text:style-name="Police_20_par_20_défaut"><text:span text:style-name="T60"> </text:span></text:span><text:span text:style-name="T4">UMTS is available </text:span><text:span text:style-name="T5">based on SRxLev and SQual</text:span></text:p>
      <text:p text:style-name="P40"><text:s text:c="6"/>Link up to UMTS Network</text:p>
      <text:p text:style-name="P42"><text:span text:style-name="Police_20_par_20_défaut"><text:span text:style-name="T4"><text:s text:c="3"/>Else </text:span></text:span><text:span text:style-name="Police_20_par_20_défaut"><text:span text:style-name="T58"><text:s text:c="3"/>/* GSM is not available UMTS is not either */</text:span></text:span></text:p>
      <text:p text:style-name="P39"><text:s text:c="9"/>No network available</text:p>
      <text:p text:style-name="P39"><text:s text:c="3"/>End</text:p>
      <text:p text:style-name="P41"/>
      <text:p text:style-name="P42"><text:span text:style-name="Police_20_par_20_défaut"><text:span text:style-name="T57"><text:s text:c="3"/></text:span></text:span><text:span text:style-name="Police_20_par_20_défaut"><text:span text:style-name="T58">/* CELL RESELECTION ; Idle Mode */</text:span></text:span></text:p>
      <text:p text:style-name="P41"/>
      <text:p text:style-name="P44"><text:s text:c="3"/>/* The user is moving */</text:p>
      <text:p text:style-name="P44"><text:s text:c="3"/>/* We stay in the same cell : nothing changes but the MS is always doing measurements */</text:p>
      <text:p text:style-name="P43"><text:span text:style-name="Police_20_par_20_défaut"><text:span text:style-name="T4"><text:s/></text:span></text:span><text:span text:style-name="Police_20_par_20_défaut"><text:span text:style-name="T58"><text:s text:c="2"/>/* W</text:span></text:span><text:span text:style-name="Police_20_par_20_défaut"><text:span text:style-name="T59">hen signal strength become too low, we</text:span></text:span><text:span text:style-name="Police_20_par_20_défaut"><text:span text:style-name="T58"> move to another cell */</text:span></text:span></text:p>
      <text:p text:style-name="P45"/>
      <text:p text:style-name="P40"><text:s text:c="3"/>If <text:span text:style-name="T88">idle reselection condition for GSM are fulfilled</text:span></text:p>
      <text:p text:style-name="P40"><text:s text:c="6"/><text:span text:style-name="T89">Perform GSM reselection</text:span></text:p>
      <text:p text:style-name="P43"><text:span text:style-name="Police_20_par_20_défaut"><text:span text:style-name="T4"><text:s text:c="3"/>Els</text:span></text:span><text:span text:style-name="Police_20_par_20_défaut"><text:span text:style-name="T5">e</text:span></text:span><text:span text:style-name="Police_20_par_20_défaut"><text:span text:style-name="T4"> </text:span></text:span><text:span text:style-name="Police_20_par_20_défaut"><text:span text:style-name="T5">if GSM C1 criteria become too low and UMTS is available based on SRxLev and SQual</text:span></text:span></text:p>
      <text:p text:style-name="P40"><text:s text:c="6"/><text:span text:style-name="T89">Perform inter-system reselection toward UMTS</text:span></text:p>
      <text:p text:style-name="P42"><text:span text:style-name="Police_20_par_20_défaut"><text:span text:style-name="T4"><text:s text:c="3"/>Else </text:span></text:span><text:span text:style-name="Police_20_par_20_défaut"><text:span text:style-name="T58"><text:s text:c="3"/>/* GSM is not available UMTS is not either */</text:span></text:span></text:p>
      <text:p text:style-name="P39"><text:s text:c="6"/><text:span text:style-name="T88">We loose network coverage</text:span></text:p>
      <text:p text:style-name="P213"><text:span text:style-name="T4"><text:s text:c="3"/>End</text:span></text:p>
      <text:p text:style-name="P213"><text:span text:style-name="Police_20_par_20_défaut"><text:span text:style-name="T57"/></text:span></text:p>
      <text:p text:style-name="P213"><text:span text:style-name="Police_20_par_20_défaut"><text:span text:style-name="T57"><text:s/></text:span></text:span><text:span text:style-name="Police_20_par_20_défaut"><text:span text:style-name="T58">/* CELL HANDOWER */</text:span></text:span></text:p>
      <text:p text:style-name="P217"/>
      <text:p text:style-name="P223"><text:s text:c="3"/>/* The user is now calling and moving */</text:p>
      <text:p text:style-name="P220"><text:s text:c="3"/>If <text:span text:style-name="T89">handover conditions for GSM are fulfilled</text:span></text:p>
      <text:p text:style-name="P220"><text:s text:c="6"/><text:span text:style-name="T89">Perform GSM handover</text:span></text:p>
      <text:p text:style-name="P214"><text:span text:style-name="Police_20_par_20_défaut"><text:span text:style-name="T4"><text:s text:c="3"/>Else </text:span></text:span><text:span text:style-name="Police_20_par_20_défaut"><text:span text:style-name="T6">if GSM C1 criteria become too low or RxQual become too high</text:span></text:span><text:span text:style-name="Police_20_par_20_défaut"><text:span text:style-name="T4"> </text:span></text:span><text:span text:style-name="Police_20_par_20_défaut"><text:span text:style-name="T6">and</text:span></text:span><text:span text:style-name="T4"> UMTS is available</text:span></text:p>
      <text:p text:style-name="P220"><text:s text:c="7"/><text:span text:style-name="T89">Perform inter-system handover towards UMTS</text:span></text:p>
      <text:p text:style-name="P213"><text:span text:style-name="Police_20_par_20_défaut"><text:span text:style-name="T4"><text:s text:c="3"/>Else </text:span></text:span><text:span text:style-name="Police_20_par_20_défaut"><text:span text:style-name="T58"><text:s text:c="3"/>/* GSM is not available UMTS is not either */</text:span></text:span></text:p>
      <text:p text:style-name="P213"><text:span text:style-name="Police_20_par_20_défaut"><text:span text:style-name="T4"><text:s text:c="6"/>Cut the call </text:span></text:span><text:span text:style-name="Police_20_par_20_défaut"><text:span text:style-name="T58">/* No network available */</text:span></text:span></text:p>
      <text:p text:style-name="P217"><text:s text:c="3"/>End</text:p>
      <text:p text:style-name="P44"/>
      <text:p text:style-name="P42"><text:span text:style-name="Police_20_par_20_défaut"><text:span text:style-name="T58"><text:s text:c="3"/></text:span></text:span><text:span text:style-name="Police_20_par_20_défaut"><text:span text:style-name="T57"><text:s text:c="3"/></text:span></text:span><text:span text:style-name="Police_20_par_20_défaut"><text:span text:style-name="T58">/* CELL RESELECTION ; Data packet transfer mode */</text:span></text:span></text:p>
      <text:p text:style-name="P44"><text:s text:c="5"/></text:p>
      <text:p text:style-name="P44"><text:s text:c="4"/>/* The user uses data – UMTS is the priority network for data transmission */</text:p>
      <text:p text:style-name="P42"/>
      <text:p text:style-name="P40"><text:s text:c="3"/>If <text:span text:style-name="T89">data reselection conditions for UMTS are fulfilled</text:span></text:p>
      <text:p text:style-name="P40"><text:s text:c="6"/><text:span text:style-name="T89">Perform UMTS handover</text:span></text:p>
      <text:p text:style-name="P215"><text:span text:style-name="Police_20_par_20_défaut"><text:span text:style-name="T4"><text:s text:c="3"/>Else </text:span></text:span><text:span text:style-name="Police_20_par_20_défaut"><text:span text:style-name="T6">if SRxLev or SQual of UMTS cells become too low and GSM is available</text:span></text:span></text:p>
      <text:p text:style-name="P40"><text:s text:c="9"/>If <text:span text:style-name="T89">EDGE</text:span> is available</text:p>
      <text:p text:style-name="P40"><text:s text:c="12"/><text:span text:style-name="T89">Perform inter-system data reselection </text:span>to<text:span text:style-name="T89">ward</text:span> <text:span text:style-name="T89">EDGE</text:span> Network</text:p>
      <text:p text:style-name="P221"><text:s text:c="9"/>Else if GPRS is available</text:p>
      <text:p text:style-name="P221"><text:s text:c="12"/>Perform inter-system data reselection toward GPRS Network</text:p>
      <text:p text:style-name="P42"><text:span text:style-name="Police_20_par_20_défaut"><text:span text:style-name="T4"><text:s text:c="9"/>Else </text:span></text:span><text:span text:style-name="Police_20_par_20_défaut"><text:span text:style-name="T58"><text:s text:c="3"/>/* </text:span></text:span><text:span text:style-name="Police_20_par_20_défaut"><text:span text:style-name="T61">No packet transmission in GSM layer </text:span></text:span><text:span text:style-name="Police_20_par_20_défaut"><text:span text:style-name="T58">*/</text:span></text:span></text:p>
      <text:p text:style-name="P39"><text:s text:c="12"/><text:span text:style-name="T89">No data transmission available anymore</text:span></text:p>
      <text:p text:style-name="P39"><text:s text:c="9"/>End</text:p>
      <text:p text:style-name="P222"><text:s text:c="3"/>Else <text:s text:c="3"/>/* <text:span text:style-name="Police_20_par_20_défaut"><text:span text:style-name="T62">GPRS is not available UMTS is not either */</text:span></text:span></text:p>
      <text:p text:style-name="P222"><text:span text:style-name="Police_20_par_20_défaut"><text:span text:style-name="T62"/></text:span></text:p>
      <text:p text:style-name="P218"><text:soft-page-break/><text:s text:c="7"/><text:span text:style-name="T89">No data transmission available anymore </text:span></text:p>
      <text:p text:style-name="P218"><text:s text:c="3"/>End</text:p>
      <text:p text:style-name="P5"/>
      <text:p text:style-name="P3"/>
      <text:h text:style-name="Heading_20_1" text:outline-level="1">OUTPUT DATA </text:h>
      <text:p text:style-name="P3"/>
      <text:p text:style-name="P5">The main function simulates the operations that the mobile or network must take depending on the situation. The function performs simulation of selection/reselection on GSM and UMTS, soft handover (UMTS to UMTS) and hard handover (UMTS to GSM, GSM to UMTS, and GSM to GSM).</text:p>
      <text:p text:style-name="P5"/>
      <text:p text:style-name="P5">As result we know on which cell the mobile is connected, who the active cell’s neighbors are etc.</text:p>
      <text:p text:style-name="P5"/>
      <text:p text:style-name="P12"><text:span text:style-name="Police_20_par_20_défaut"><text:span text:style-name="T24">Remark</text:span></text:span><text:span text:style-name="Police_20_par_20_défaut"><text:span text:style-name="T16"> : We’ll see it in details when we’ll show the implementation and the results.</text:span></text:span></text:p>
      <text:p text:style-name="P5"><text:tab/></text:p>
      <text:p text:style-name="P142"/>
      <text:h text:style-name="Heading_20_1" text:outline-level="1">VALIDATION ON ONE EXAMPLE </text:h>
      <text:p text:style-name="P3"/>
      <text:h text:style-name="Heading_20_2" text:outline-level="2"><text:span text:style-name="Police_20_par_20_défaut"><text:span text:style-name="T55"><text:s text:c="2"/></text:span></text:span>The network</text:h>
      <text:p text:style-name="Normal"/>
      <table:table table:name="Tableau6" table:style-name="Tableau6">
        <table:table-column table:style-name="Tableau6.A"/>
        <table:table-column table:style-name="Tableau6.B"/>
        <table:table-row>
          <table:table-cell table:style-name="Tableau6.A1" office:value-type="string">
            <text:p text:style-name="Normal"><text:span text:style-name="Police_20_par_20_défaut"><text:span text:style-name="T63"/></text:span></text:p>
          </table:table-cell>
          <table:table-cell table:style-name="Tableau6.A1" office:value-type="string">
            <text:p text:style-name="P51"/>
            <text:p text:style-name="P51">We have decided to use that network for our example. There are two GSM cells (the red one) and one UMTS cell (the black one). There is one mobile, turn off at the beginning.</text:p>
            <text:p text:style-name="P51"/>
            <text:p text:style-name="P51">To start, we turn on the mobile …</text:p>
            <text:p text:style-name="P51"/>
            <text:p text:style-name="P60"><text:span text:style-name="Police_20_par_20_défaut"><text:span text:style-name="T23">Remember</text:span></text:span><text:span text:style-name="Police_20_par_20_défaut"><text:span text:style-name="T15"> : GSM Network is priority for idle mode and voice call.</text:span></text:span></text:p>
            <text:p text:style-name="P51"/>
            <text:p text:style-name="P51"/>
          </table:table-cell>
        </table:table-row>
      </table:table>
      <text:p text:style-name="Normal"/>
      <text:p text:style-name="Normal"/>
      <text:h text:style-name="Heading_20_2" text:outline-level="2"><text:span text:style-name="Police_20_par_20_défaut"><text:span text:style-name="T55"><text:s text:c="2"/></text:span></text:span><text:span text:style-name="Police_20_par_20_défaut"><text:span text:style-name="T63">The values to start</text:span></text:span></text:h>
      <text:p text:style-name="P61"/>
      <text:p text:style-name="P97">At the begging, when we turn on the mobile, we have this different value:</text:p>
      <text:list xml:id="list8801794059600287324" text:style-name="L9">
        <text:list-item>
          <text:p text:style-name="P205">The emitted strength (Pe) by the GSM antenna is 38dBm and the frequency is 900 MHz.</text:p>
        </text:list-item>
        <text:list-item>
          <text:p text:style-name="P205">The minimum received signal level the MS is allowed to access the network (RxLevAccessMin) = -90 dBm, and Cell_Reselect_Offset = 0, because <text:span text:style-name="T89">we decide to not prioritize a cell over another.</text:span></text:p>
        </text:list-item>
      </text:list>
      <text:h text:style-name="Heading_20_2" text:outline-level="2"><text:span text:style-name="Police_20_par_20_défaut"><text:span text:style-name="T55"><text:s text:c="2"/></text:span></text:span>Measurements</text:h>
      <text:p text:style-name="Normal"/>
      <text:p text:style-name="P97">We measure, 10 times, the RxLEV of the mobile with the <text:span text:style-name="T89">cells</text:span> 1 and 2, then we do an average. The distance changes a little, because the mobile moves the measures. The formula uses to calculate RxLEV is the Friis formula:</text:p>
      <text:p text:style-name="P99"/>
      <text:p text:style-name="P98"><text:span text:style-name="Police_20_par_20_défaut"><text:span text:style-name="T1">RxLEV = Pe + 27.55 - 20 log(Frequency) – 20 * 1.5 log(Distance)</text:span></text:span></text:p>
      <text:p text:style-name="P100"/>
      <table:table table:name="Tableau7" table:style-name="Tableau7">
        <table:table-column table:style-name="Tableau7.A"/>
        <table:table-column table:style-name="Tableau7.B"/>
        <table:table-column table:style-name="Tableau7.A"/>
        <table:table-column table:style-name="Tableau7.D"/>
        <table:table-row>
          <table:table-cell table:style-name="Tableau7.A1" office:value-type="string">
            <text:p text:style-name="P102">Distance between the mobile and the antenna 1 in meter</text:p>
          </table:table-cell>
          <table:table-cell table:style-name="Tableau7.A1" office:value-type="string">
            <text:p text:style-name="P56">RxLEV with <text:span text:style-name="T89">Cell</text:span>_1 <text:s/>(dBm)</text:p>
          </table:table-cell>
          <table:table-cell table:style-name="Tableau7.A1" office:value-type="string">
            <text:p text:style-name="P105">Distance between the mobile and the antenna 2 in meter</text:p>
          </table:table-cell>
          <table:table-cell table:style-name="Tableau7.A1" office:value-type="string">
            <text:p text:style-name="P105">RxLEV with <text:span text:style-name="T89">Cell_2</text:span></text:p>
            <text:p text:style-name="P105">(dBm)</text:p>
          </table:table-cell>
        </table:table-row>
        <table:table-row>
          <table:table-cell table:style-name="Tableau7.A1" office:value-type="string">
            <text:p text:style-name="P103">300</text:p>
          </table:table-cell>
          <table:table-cell table:style-name="Tableau7.A1" office:value-type="string">
            <text:p text:style-name="P62">-67,8484878</text:p>
          </table:table-cell>
          <table:table-cell table:style-name="Tableau7.A1" office:value-type="string">
            <text:p text:style-name="P106">100</text:p>
          </table:table-cell>
          <table:table-cell table:style-name="Tableau7.A1" office:value-type="string">
            <text:p text:style-name="P106">-53,5348502</text:p>
          </table:table-cell>
        </table:table-row>
        <table:table-row>
          <table:table-cell table:style-name="Tableau7.A1" office:value-type="string">
            <text:p text:style-name="P103">295</text:p>
          </table:table-cell>
          <table:table-cell table:style-name="Tableau7.A1" office:value-type="string">
            <text:p text:style-name="P62">-67,6295107</text:p>
          </table:table-cell>
          <table:table-cell table:style-name="Tableau7.A1" office:value-type="string">
            <text:p text:style-name="P106">105</text:p>
          </table:table-cell>
          <table:table-cell table:style-name="Tableau7.A1" office:value-type="string">
            <text:p text:style-name="P106">-54,1705292</text:p>
          </table:table-cell>
        </table:table-row>
        <table:table-row>
          <table:table-cell table:style-name="Tableau7.A1" office:value-type="string">
            <text:p text:style-name="P103">293</text:p>
          </table:table-cell>
          <table:table-cell table:style-name="Tableau7.A1" office:value-type="string">
            <text:p text:style-name="P62">-67,5408788</text:p>
          </table:table-cell>
          <table:table-cell table:style-name="Tableau7.A1" office:value-type="string">
            <text:p text:style-name="P106">107</text:p>
          </table:table-cell>
          <table:table-cell table:style-name="Tableau7.A1" office:value-type="string">
            <text:p text:style-name="P106">-54,4163635</text:p>
          </table:table-cell>
        </table:table-row>
        <table:table-row>
          <table:table-cell table:style-name="Tableau7.A1" office:value-type="string">
            <text:p text:style-name="P103">298</text:p>
          </table:table-cell>
          <table:table-cell table:style-name="Tableau7.A1" office:value-type="string">
            <text:p text:style-name="P62">-67,7613381</text:p>
          </table:table-cell>
          <table:table-cell table:style-name="Tableau7.A1" office:value-type="string">
            <text:p text:style-name="P106">102</text:p>
          </table:table-cell>
          <table:table-cell table:style-name="Tableau7.A1" office:value-type="string">
            <text:p text:style-name="P106">-53,7928553</text:p>
          </table:table-cell>
        </table:table-row>
        <table:table-row>
          <table:table-cell table:style-name="Tableau7.A1" office:value-type="string">
            <text:p text:style-name="P103">305</text:p>
          </table:table-cell>
          <table:table-cell table:style-name="Tableau7.A1" office:value-type="string">
            <text:p text:style-name="P62">-68,0638454</text:p>
          </table:table-cell>
          <table:table-cell table:style-name="Tableau7.A1" office:value-type="string">
            <text:p text:style-name="P106">95</text:p>
          </table:table-cell>
          <table:table-cell table:style-name="Tableau7.A1" office:value-type="string">
            <text:p text:style-name="P106">-52,8665583</text:p>
          </table:table-cell>
        </table:table-row>
        <table:table-row>
          <table:table-cell table:style-name="Tableau7.A1" office:value-type="string">
            <text:p text:style-name="P103">296</text:p>
          </table:table-cell>
          <table:table-cell table:style-name="Tableau7.A1" office:value-type="string">
            <text:p text:style-name="P62">-67,6736015</text:p>
          </table:table-cell>
          <table:table-cell table:style-name="Tableau7.A1" office:value-type="string">
            <text:p text:style-name="P106">104</text:p>
          </table:table-cell>
          <table:table-cell table:style-name="Tableau7.A1" office:value-type="string">
            <text:p text:style-name="P106">-54,0458504</text:p>
          </table:table-cell>
        </table:table-row>
        <table:table-row>
          <table:table-cell table:style-name="Tableau7.A1" office:value-type="string">
            <text:p text:style-name="P103">290</text:p>
          </table:table-cell>
          <table:table-cell table:style-name="Tableau7.A1" office:value-type="string">
            <text:p text:style-name="P62">-67,4067901</text:p>
          </table:table-cell>
          <table:table-cell table:style-name="Tableau7.A1" office:value-type="string">
            <text:p text:style-name="P106">110</text:p>
          </table:table-cell>
          <table:table-cell table:style-name="Tableau7.A1" office:value-type="string">
            <text:p text:style-name="P106">-54,7766307</text:p>
          </table:table-cell>
        </table:table-row>
        <table:table-row>
          <table:table-cell table:style-name="Tableau7.A1" office:value-type="string">
            <text:p text:style-name="P103">295</text:p>
          </table:table-cell>
          <table:table-cell table:style-name="Tableau7.A1" office:value-type="string">
            <text:p text:style-name="P62">-67,6295107</text:p>
          </table:table-cell>
          <table:table-cell table:style-name="Tableau7.A1" office:value-type="string">
            <text:p text:style-name="P106">105</text:p>
          </table:table-cell>
          <table:table-cell table:style-name="Tableau7.A1" office:value-type="string">
            <text:p text:style-name="P106">-54,1705292</text:p>
          </table:table-cell>
        </table:table-row>
        <text:soft-page-break/>
        <table:table-row>
          <table:table-cell table:style-name="Tableau7.A1" office:value-type="string">
            <text:p text:style-name="P103">301</text:p>
          </table:table-cell>
          <table:table-cell table:style-name="Tableau7.A1" office:value-type="string">
            <text:p text:style-name="P62">-67,8918451</text:p>
          </table:table-cell>
          <table:table-cell table:style-name="Tableau7.A1" office:value-type="string">
            <text:p text:style-name="P106">99</text:p>
          </table:table-cell>
          <table:table-cell table:style-name="Tableau7.A1" office:value-type="string">
            <text:p text:style-name="P106">-53,403906</text:p>
          </table:table-cell>
        </table:table-row>
        <table:table-row>
          <table:table-cell table:style-name="Tableau7.A1" office:value-type="string">
            <text:p text:style-name="P103">299</text:p>
          </table:table-cell>
          <table:table-cell table:style-name="Tableau7.A1" office:value-type="string">
            <text:p text:style-name="P62">-67,8049858</text:p>
          </table:table-cell>
          <table:table-cell table:style-name="Tableau7.A1" office:value-type="string">
            <text:p text:style-name="P106">101</text:p>
          </table:table-cell>
          <table:table-cell table:style-name="Tableau7.A1" office:value-type="string">
            <text:p text:style-name="P106">-53,6644914</text:p>
          </table:table-cell>
        </table:table-row>
        <table:table-row table:style-name="Tableau7.12">
          <table:table-cell table:style-name="Tableau7.A1" office:value-type="string">
            <text:p text:style-name="P104">Average</text:p>
          </table:table-cell>
          <table:table-cell table:style-name="Tableau7.A1" office:value-type="string">
            <text:p text:style-name="P62">-67,7250794</text:p>
          </table:table-cell>
          <table:table-cell table:style-name="Tableau7.A1" office:value-type="string">
            <text:p text:style-name="P106">Average</text:p>
          </table:table-cell>
          <table:table-cell table:style-name="Tableau7.A1" office:value-type="string">
            <text:p text:style-name="P106">-53,8842564</text:p>
          </table:table-cell>
        </table:table-row>
      </table:table>
      <text:p text:style-name="P100"/>
      <text:p text:style-name="P99">After that, we calculate C1 with this formula:<text:tab/></text:p>
      <text:list xml:id="list7520553080887804081" text:style-name="L10">
        <text:list-item>
          <text:p text:style-name="P202"><text:span text:style-name="Police_20_par_20_défaut"><text:span text:style-name="T1">C1 = RxLEV – RxLevAccessMin</text:span></text:span></text:p>
        </text:list-item>
      </text:list>
      <text:p text:style-name="P101"/>
      <text:p text:style-name="P99">For <text:span text:style-name="T90">Cell</text:span>_1, C1 = 22,2749206 dBm. For <text:span text:style-name="T90">Cell</text:span>_2, C1 = 36,1157436 dBm.</text:p>
      <text:p text:style-name="P99"/>
      <text:p text:style-name="P101"><text:span text:style-name="Police_20_par_20_défaut"><text:span text:style-name="T15">The </text:span></text:span><text:span text:style-name="Police_20_par_20_défaut"><text:span text:style-name="T18">Cell</text:span></text:span><text:span text:style-name="Police_20_par_20_défaut"><text:span text:style-name="T15">_</text:span></text:span><text:span text:style-name="Police_20_par_20_défaut"><text:span text:style-name="T18">1</text:span></text:span><text:span text:style-name="Police_20_par_20_défaut"><text:span text:style-name="T15"> has the best C2.</text:span></text:span></text:p>
      <text:p text:style-name="Normal"/>
      <text:h text:style-name="Heading_20_2" text:outline-level="2"><text:span text:style-name="Police_20_par_20_défaut"><text:span text:style-name="T55"><text:s text:c="2"/></text:span></text:span>Decision </text:h>
      <text:p text:style-name="Normal"/>
      <table:table table:name="Tableau8" table:style-name="Tableau8">
        <table:table-column table:style-name="Tableau8.A"/>
        <table:table-column table:style-name="Tableau8.B"/>
        <table:table-row>
          <table:table-cell table:style-name="Tableau8.A1" office:value-type="string">
            <text:p text:style-name="P67"><draw:connector text:anchor-type="paragraph" draw:z-index="3" draw:name="AutoShape 7" draw:style-name="gr2" draw:text-style-name="P228" draw:type="line" svg:x1="4.389cm" svg:y1="2.829cm" svg:x2="3.709cm" svg:y2="2.829cm" svg:d="m4389 2829h-680" svg:viewBox="0 0 681 2"><text:p/></draw:connector><text:span text:style-name="Police_20_par_20_défaut"><text:span text:style-name="T13"/></text:span></text:p>
          </table:table-cell>
          <table:table-cell table:style-name="Tableau8.A1" office:value-type="string">
            <text:p text:style-name="P69"/>
            <text:p text:style-name="P70">After the measurements, the mobile is going to join the <text:span text:style-name="T90">Cell_2</text:span> which has the best C<text:span text:style-name="T90">1</text:span>.</text:p>
            <text:p text:style-name="P70"/>
            <text:p text:style-name="P70">If we continue the simulation, we can decide that the mobile is going to go <text:span text:style-name="T90">closer</text:span> to <text:span text:style-name="T90">Cell</text:span>_1, as shown by the green arrow. Remark that the MS is always doing measurements. When it’s going to be <text:span text:style-name="T90">on</text:span> t<text:span text:style-name="T90">he</text:span> border between the two cells it will do the calculations for C1 <text:span text:style-name="T90">and</text:span> C2 criteria...</text:p>
            <text:p text:style-name="P70"/>
            <text:p text:style-name="P70">If we are going to use data, the mobile will check if it is able to join UMTS Network …</text:p>
          </table:table-cell>
        </table:table-row>
      </table:table>
      <text:p text:style-name="P3"/>
      <text:p text:style-name="P3"/>
      <text:p text:style-name="P47"/>
      <text:h text:style-name="Heading_20_1" text:outline-level="1">BIBLIOGRAPHY USED</text:h>
      <text:p text:style-name="P3"/>
      <text:list xml:id="list8815416048142249308" text:style-name="L11">
        <text:list-item>
          <text:p text:style-name="P150"><text:span text:style-name="Police_20_par_20_défaut"><text:span text:style-name="T13">UMTS, Services, Architectures et WCDMA, </text:span></text:span><text:span text:style-name="Police_20_par_20_défaut"><text:span text:style-name="T14">Javier Sanchez and Mamadou Thioune</text:span></text:span><text:span text:style-name="Police_20_par_20_défaut"><text:span text:style-name="T13">, Hermes</text:span></text:span></text:p>
        </text:list-item>
        <text:list-item>
          <text:p text:style-name="P150"><text:span text:style-name="Police_20_par_20_défaut"><text:span text:style-name="T16">Réseaux mobiles, </text:span></text:span><text:span text:style-name="Police_20_par_20_défaut"><text:span text:style-name="T10">Sami Tabbane</text:span></text:span><text:span text:style-name="Police_20_par_20_défaut"><text:span text:style-name="T16">, Hermes</text:span></text:span></text:p>
        </text:list-item>
        <text:list-item>
          <text:p text:style-name="P134"><text:span text:style-name="Police_20_par_20_défaut"><text:span text:style-name="T3">Simulating soft handover and power control for enhanced umts, </text:span></text:span><text:span text:style-name="Police_20_par_20_défaut"><text:span text:style-name="T40">V. Vassiliou, J. Antoniou, A. Pitsillides, and G. Hadjipollas, </text:span></text:span><text:span text:style-name="Police_20_par_20_défaut"><text:span text:style-name="T3">Department of Computer Science in University of Cyprus</text:span></text:span></text:p>
        </text:list-item>
        <text:list-item>
          <text:p text:style-name="P134"><text:span text:style-name="Police_20_par_20_défaut"><text:span text:style-name="T3">GSM UMTS Cell Reselection and Handover, </text:span></text:span><text:span text:style-name="Police_20_par_20_défaut"><text:span text:style-name="T39">Ericsson</text:span></text:span></text:p>
        </text:list-item>
      </text:list>
      <text:p text:style-name="P68"/>
      <text:h text:style-name="Heading_20_1" text:outline-level="1">SOFTWARE DEVELOPMENT </text:h>
      <text:p text:style-name="P48"/>
      <text:h text:style-name="Heading_20_2" text:outline-level="2"><text:span text:style-name="Police_20_par_20_défaut"><text:span text:style-name="T55"><text:s text:c="2"/></text:span></text:span>Computing language</text:h>
      <text:p text:style-name="P52"/>
      <text:p text:style-name="P12"><text:span text:style-name="Police_20_par_20_défaut"><text:span text:style-name="T16">To implement our software we chose use </text:span></text:span><text:span text:style-name="Police_20_par_20_défaut"><text:span text:style-name="T20">java</text:span></text:span><text:span text:style-name="Police_20_par_20_défaut"><text:span text:style-name="T16"> language. Java is a computer programming language that is concurrent, class-based, object-oriented, and designed to eliminate language features that cause common programming errors in the others high level programming languages.</text:span></text:span></text:p>
      <text:p text:style-name="P48"/>
      <text:h text:style-name="Heading_20_2" text:outline-level="2"><text:span text:style-name="Police_20_par_20_défaut"><text:span text:style-name="T55"><text:s text:c="2"/></text:span></text:span>Environment</text:h>
      <text:p text:style-name="P48"/>
      <text:p text:style-name="P12"><text:span text:style-name="Police_20_par_20_défaut"><text:span text:style-name="T16">We used </text:span></text:span><text:span text:style-name="Police_20_par_20_défaut"><text:span text:style-name="T20">Eclipse </text:span></text:span><text:span text:style-name="Police_20_par_20_défaut"><text:span text:style-name="T16">to develop the application and we shared the sources thanks to </text:span></text:span><text:span text:style-name="Police_20_par_20_défaut"><text:span text:style-name="T20">GitHub</text:span></text:span><text:span text:style-name="Police_20_par_20_défaut"><text:span text:style-name="T16">. </text:span></text:span></text:p>
      <text:p text:style-name="P5"/>
      <text:p text:style-name="P5">Eclipse is an Integrated Development Environment developed by IBM. It's an open source IDE that works on all the operating systems. IDE are really useful because of the libraries : we just have to start to write a function and it helps to finish. It permits too to avoid unexpected errors.</text:p>
      <text:p text:style-name="P5"/>
      <text:p text:style-name="P5">GitHub is a web-based hosting service for software development projects, created in 2008, that use the Git revision control system. We used a free account for open source projects. That way, we can share the code with our co-workers, revise projects, edit other people’s work, and interact with the other members. It's really efficient, thanks to a version control application : multiple people are allowed to work simultaneously without work getting overwritten or erased.</text:p>
      <text:p text:style-name="P48"/>
      <text:h text:style-name="Heading_20_2" text:outline-level="2"><text:span text:style-name="Police_20_par_20_défaut"><text:span text:style-name="T55"><text:s text:c="2"/></text:span></text:span>Content of the different files</text:h>
      <text:p text:style-name="P48"/>
      <table:table table:name="Tableau9" table:style-name="Tableau9">
        <table:table-column table:style-name="Tableau9.A"/>
        <table:table-column table:style-name="Tableau9.B"/>
        <table:table-row>
          <table:table-cell table:style-name="Tableau9.A1" office:value-type="string">
            <text:p text:style-name="P48"><text:span text:style-name="Police_20_par_20_défaut"><text:span text:style-name="T63"/></text:span></text:p>
            <text:p text:style-name="P109"><text:span text:style-name="Police_20_par_20_défaut"><text:span text:style-name="T63"/></text:span></text:p>
            <text:p text:style-name="P48"/>
          </table:table-cell>
          <table:table-cell table:style-name="Tableau9.A1" office:value-type="string">
            <text:p text:style-name="P53"/>
            <text:p text:style-name="P53"/>
            <text:p text:style-name="P53"/>
            <text:p text:style-name="P53"/>
            <text:p text:style-name="P54">// Define the different parameters like cell’s color and dimensions</text:p>
            <text:p text:style-name="P54">// Management of different cells, area and menus</text:p>
            <text:p text:style-name="P54">// Manage the user’s interventions</text:p>
            <text:p text:style-name="P54">// Define the model app. : there is only one MS and it’s a private network</text:p>
            <text:p text:style-name="P54">// Delimit the area</text:p>
            <text:p text:style-name="P54"/>
            <text:p text:style-name="P54"/>
            <text:p text:style-name="P54"/>
            <text:p text:style-name="P63"><text:span text:style-name="Police_20_par_20_défaut"><text:span text:style-name="T9">// Neighbor list of the Active Set</text:span></text:span></text:p>
            <text:p text:style-name="P54"/>
            <text:p text:style-name="P55">// <text:s/>RxLEV / Noise / Time etc.</text:p>
            <text:p text:style-name="P55">// Updates measurements</text:p>
            <text:p text:style-name="P54">// State of the mobile / Position on the map / speed etc.</text:p>
            <text:p text:style-name="P54">// Call the functions for the right use</text:p>
            <text:p text:style-name="P54"/>
            <text:p text:style-name="P54"/>
            <text:p text:style-name="P57"/>
            <text:p text:style-name="P54"><text:soft-page-break/>// Manage the mobile moving on the map</text:p>
            <text:p text:style-name="P54"/>
          </table:table-cell>
        </table:table-row>
        <table:table-row>
          <table:table-cell table:style-name="Tableau9.A1" office:value-type="string">
            <text:p text:style-name="P110"><text:span text:style-name="Police_20_par_20_défaut"><text:span text:style-name="T63"/></text:span></text:p>
          </table:table-cell>
          <table:table-cell table:style-name="Tableau9.A1" office:value-type="string">
            <text:p text:style-name="P54"/>
            <text:p text:style-name="P58"/>
            <text:p text:style-name="P54">// Id, position, type, Location Area Controller</text:p>
            <text:p text:style-name="P54">// Antenna management</text:p>
            <text:p text:style-name="P54">// Each antenna is included in a cell which got its own parameters</text:p>
            <text:p text:style-name="P54"/>
            <text:p text:style-name="P54"/>
            <text:p text:style-name="P59"/>
            <text:p text:style-name="P54"/>
            <text:p text:style-name="P54">// Location Area / Neighbors etc.</text:p>
            <text:p text:style-name="P64"/>
            <text:p text:style-name="P54">// GSM / GPRS / EDGE / UMTS</text:p>
            <text:p text:style-name="P54"/>
            <text:p text:style-name="P54"/>
            <text:p text:style-name="P54">// Here are the ≠ tables, the conversion’s formula.</text:p>
            <text:p text:style-name="P54">// Here are the ≠ pictures for the buttons</text:p>
            <text:p text:style-name="P54"/>
            <text:p text:style-name="P54">// Used to bring into line and standardize the cells</text:p>
            <text:p text:style-name="P54">// Use to manage the display</text:p>
          </table:table-cell>
        </table:table-row>
      </table:table>
      <text:p text:style-name="P48"/>
      <text:p text:style-name="P107"/>
      <text:h text:style-name="Heading_20_2" text:outline-level="2"><text:span text:style-name="Police_20_par_20_défaut"><text:span text:style-name="T55"><text:s text:c="2"/></text:span></text:span>Our program</text:h>
      <text:p text:style-name="P86"/>
      <text:p text:style-name="P86"/>
      <text:p text:style-name="P35"><text:span text:style-name="Police_20_par_20_défaut"><text:span text:style-name="T3">Thanks to the MMI, the user is able to change few parameters like the power of the antenna, the offset, the hysteresis, the neighbors of a cell, the mobile's speed etc. <text:s/>(the right part of the application)</text:span></text:span></text:p>
      <text:p text:style-name="P33"/>
      <text:p text:style-name="P33">We can decide if the mobile is in idle mode or in calling or even data transmitting by selecting a mode on the right part of the application.</text:p>
      <text:p text:style-name="P33"/>
      <text:p text:style-name="P33">Once all parameters are ok, we can launch the application. The user is able to move the mobiles thanks to the keyboard's arrows or via the mouse. </text:p>
      <text:p text:style-name="P33"/>
      <text:p text:style-name="P33">The mobile is moving on the map, and when a cell is active, its outlines are bold.</text:p>
      <text:p text:style-name="P33">At the bottom, we can see how fluctuate the RxReceived from the Antenna selected, how change the SINR.</text:p>
      <text:p text:style-name="P33">And if we are in call or in data transmission mode, there is an indicator to show the throughput variations.</text:p>
      <text:p text:style-name="P33"/>
      <text:p text:style-name="P33">In that way we can see what kind of cell is selected : UMTS or GSM when we use the mobile for something or another thing ...</text:p>
      <text:p text:style-name="P33"/>
      <text:p text:style-name="P35"><text:span text:style-name="Police_20_par_20_défaut"><text:span text:style-name="T41">N.B</text:span></text:span><text:span text:style-name="Police_20_par_20_défaut"><text:span text:style-name="T3"> : On the lower part of the screen, there is a console where we can see what happen for the mobile.</text:span></text:span></text:p>
      <text:p text:style-name="P86"><text:line-break/></text:p>
      <text:p text:style-name="P86"/>
      <text:p text:style-name="P108"><text:span text:style-name="Police_20_par_20_défaut"><text:span text:style-name="T63"/></text:span></text:p>
      <text:p text:style-name="P86"><text:line-break/></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a9" svg:viewBox="0 0 20 30" svg:d="m10 0-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true"/>
    </style:style>
    <style:style style:name="Text_20_body" style:display-name="Text body" style:family="paragraph" style:parent-style-name="Normal" style:class="text">
      <style:paragraph-properties fo:margin-top="0.423cm" fo:margin-bottom="0cm" style:contextual-spacing="false" fo:text-align="justify" style:justify-single-word="false" fo:hyphenation-ladder-count="no-limit"/>
      <style:text-properties style:language-asian="ar" style:country-asian="SA" fo:hyphenate="false"/>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size="16pt" style:font-size-asian="16pt" fo:hyphenate="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tyle="italic" style:font-style-asian="italic"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tru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true"/>
    </style:style>
    <style:style style:name="Normal" style:family="paragraph">
      <style:paragraph-properties fo:hyphenation-ladder-count="no-limit"/>
      <style:text-properties fo:font-size="12pt" style:font-size-asian="12pt" style:font-size-complex="12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ode" style:family="paragraph" style:parent-style-name="Text_20_body">
      <style:paragraph-properties fo:margin-top="0cm" fo:margin-bottom="0cm" style:contextual-spacing="false" fo:hyphenation-ladder-count="no-limit" fo:padding="0cm" fo:border="0.26pt solid #000000" style:shadow="none"/>
      <style:text-properties style:font-name="Lucida Console" fo:font-family="'Lucida Console'" style:font-family-generic="modern" style:font-pitch="fixed" fo:font-size="10pt" style:font-size-asian="10pt"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true"/>
    </style:style>
    <style:style style:name="Text" style:family="paragraph" style:parent-style-name="Caption" style:class="extra">
      <style:paragraph-properties fo:hyphenation-ladder-count="no-limit"/>
      <style:text-properties fo:hyphenate="tru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true"/>
    </style:style>
    <style:style style:name="Sans_20_interligne" style:display-name="Sans interligne" style:family="paragraph">
      <style:paragraph-properties fo:hyphenation-ladder-count="no-limit"/>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tru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tru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tru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tru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Police_20_par_20_défaut" style:display-name="Police par défaut" style:family="text"/>
    <style:style style:name="WW_5f_CharLFO1LVL2" style:display-name="WW_CharLFO1LVL2" style:family="text">
      <style:text-properties fo:font-style="italic" fo:font-weight="bold" style:font-style-asian="italic" style:font-weight-asian="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long_5f_text1" style:display-name="long_text1" style:family="text" style:parent-style-name="Police_20_par_20_défaut">
      <style:text-properties fo:font-size="10pt" style:font-size-asian="10pt" style:font-size-complex="10pt"/>
    </style:style>
    <style:style style:name="short_5f_text1" style:display-name="short_text1" style:family="text" style:parent-style-name="Police_20_par_20_défaut">
      <style:text-properties fo:font-size="14.5pt" style:font-size-asian="14.5pt" style:font-size-complex="14.5pt"/>
    </style:style>
    <style:style style:name="medium_5f_text1" style:display-name="medium_text1" style:family="text" style:parent-style-name="Police_20_par_20_défaut">
      <style:text-properties fo:font-size="12pt" style:font-size-asian="12pt" style:font-size-complex="12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En-tête_20_Car" style:display-name="En-tête Car" style:family="text" style:parent-style-name="Police_20_par_20_défaut">
      <style:text-properties fo:font-size="12pt" style:font-size-asian="12pt" style:font-size-complex="12pt"/>
    </style:style>
    <style:style style:name="Pied_20_de_20_page_20_Car" style:display-name="Pied de page Car" style:family="text" style:parent-style-name="Police_20_par_20_défaut">
      <style:text-properties fo:font-size="12pt" style:font-size-asian="12pt" style:font-size-complex="12pt"/>
    </style:style>
    <style:style style:name="Titre_20_1_20_Car" style:display-name="Titre 1 Car" style:family="text" style:parent-style-name="Police_20_par_20_défaut">
      <style:text-properties fo:color="#0084d1" style:font-name="Arial" fo:font-family="Arial" style:font-family-generic="swiss" style:font-pitch="variable" fo:font-size="14pt" style:font-size-asian="14pt" style:font-name-complex="Arial" style:font-family-complex="Arial" style:font-family-generic-complex="swiss" style:font-pitch-complex="variable"/>
    </style:style>
    <style:style style:name="Titre_20_du_20_livre" style:display-name="Titre du livre" style:family="text">
      <style:text-properties fo:color="#0084d1"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0pt"/>
    </style:style>
    <style:style style:name="Titre_20_2_20_Car" style:display-name="Titre 2 Car" style:family="text" style:parent-style-name="Police_20_par_20_défaut">
      <style:text-properties style:font-name="Arial" fo:font-family="Arial" style:font-family-generic="swiss" style:font-pitch="variable" fo:font-size="12pt" fo:font-style="italic" style:text-underline-style="solid" style:text-underline-width="auto" style:text-underline-color="font-color" fo:font-weight="bold" style:text-underline-mode="continuous" style:text-overline-mode="continuous" style:text-line-through-mode="continuous" style:font-size-asian="12pt" style:font-style-asian="italic" style:font-weight-asian="bold" style:font-name-complex="Arial" style:font-family-complex="Arial" style:font-family-generic-complex="swiss" style:font-pitch-complex="variable"/>
    </style:style>
    <style:style style:name="Titre_20_3_20_Car" style:display-name="Titre 3 Car" style:family="text" style:parent-style-name="Police_20_par_20_défaut">
      <style:text-properties fo:color="#948a54" style:font-name="Arial" fo:font-family="Arial" style:font-family-generic="swiss" style:font-pitch="variable" fo:font-size="12pt" fo:font-style="italic" style:text-underline-style="solid" style:text-underline-width="auto" style:text-underline-color="font-color" fo:font-weight="bold" style:text-underline-mode="continuous" style:text-overline-mode="continuous" style:text-line-through-mode="continuous" style:font-name-asian="MS Mincho" style:font-family-asian="'MS Mincho'" style:font-family-generic-asian="modern" style:font-pitch-asian="fixed" style:font-size-asian="12pt" style:font-style-asian="italic" style:font-weight-asian="bold" style:font-name-complex="Arial" style:font-family-complex="Arial" style:font-family-generic-complex="swiss" style:font-pitch-complex="variable" style:font-style-complex="italic" style:font-weight-complex="bold"/>
    </style:style>
    <style:style style:name="Titre_20_4_20_Car" style:display-name="Titre 4 Car" style:family="text" style:parent-style-name="Police_20_par_20_défaut">
      <style:text-properties fo:color="#215868"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name-asian="MS Mincho" style:font-family-asian="'MS Mincho'" style:font-family-generic-asian="modern" style:font-pitch-asian="fixed" style:font-weight-asian="bold" style:font-name-complex="Arial" style:font-family-complex="Arial" style:font-family-generic-complex="swiss" style:font-pitch-complex="variable" style:font-weight-complex="bold"/>
    </style:style>
    <style:style style:name="Élevé" style:family="text" style:parent-style-name="Police_20_par_20_défaut">
      <style:text-properties fo:font-weight="bold" style:font-weight-asian="bold"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2LVL2" style:display-name="WW_CharLFO2LVL2" style:family="text">
      <style:text-properties fo:font-style="italic" fo:font-weight="bold" style:font-style-asian="italic" style:font-weight-asian="bold"/>
    </style:style>
    <style:style style:name="WW_5f_CharLFO3LVL2" style:display-name="WW_CharLFO3LVL2" style:family="text">
      <style:text-properties fo:font-style="italic" fo:font-weight="bold" style:font-style-asian="italic" style:font-weight-asian="bold"/>
    </style:style>
    <style:style style:name="WW_5f_CharLFO4LVL2" style:display-name="WW_CharLFO4LVL2" style:family="text">
      <style:text-properties fo:font-style="italic" fo:font-weight="bold" style:font-style-asian="italic" style:font-weight-asian="bold"/>
    </style:style>
    <style:style style:name="WW_5f_CharLFO5LVL2" style:display-name="WW_CharLFO5LVL2" style:family="text">
      <style:text-properties fo:font-style="italic" fo:font-weight="bold" style:font-style-asian="italic" style:font-weight-asian="bold"/>
    </style:style>
    <style:style style:name="WW_5f_CharLFO6LVL2" style:display-name="WW_CharLFO6LVL2" style:family="text">
      <style:text-properties fo:font-style="italic" fo:font-weight="bold" style:font-style-asian="italic" style:font-weight-asian="bold"/>
    </style:style>
    <style:style style:name="WW_5f_CharLFO7LVL2" style:display-name="WW_CharLFO7LVL2" style:family="text">
      <style:text-properties fo:font-style="italic" fo:font-weight="bold" style:font-style-asian="italic" style:font-weight-asian="bold"/>
    </style:style>
    <style:style style:name="WW_5f_CharLFO7LVL4" style:display-name="WW_CharLFO7LVL4" style:family="text">
      <style:text-properties style:font-name="Wingdings" fo:font-family="Wingdings" style:font-family-generic="system" style:font-pitch="variable" style:font-charset="x-symbol"/>
    </style:style>
    <style:style style:name="WW_5f_CharLFO8LVL2" style:display-name="WW_CharLFO8LVL2" style:family="text">
      <style:text-properties fo:font-style="italic" fo:font-weight="bold" style:font-style-asian="italic" style:font-weight-asian="bold"/>
    </style:style>
    <style:style style:name="WW_5f_CharLFO9LVL2" style:display-name="WW_CharLFO9LVL2" style:family="text">
      <style:text-properties fo:font-style="italic" fo:font-weight="bold" style:font-style-asian="italic" style:font-weight-asian="bold"/>
    </style:style>
    <style:style style:name="WW_5f_CharLFO10LVL2" style:display-name="WW_CharLFO10LVL2" style:family="text">
      <style:text-properties fo:font-style="italic" fo:font-weight="bold" style:font-style-asian="italic" style:font-weight-asian="bold"/>
    </style:style>
    <style:style style:name="WW_5f_CharLFO11LVL2" style:display-name="WW_CharLFO11LVL2" style:family="text">
      <style:text-properties fo:font-style="italic" fo:font-weight="bold" style:font-style-asian="italic" style:font-weight-asian="bold"/>
    </style:style>
    <style:style style:name="WW_5f_CharOUTLINELVL2" style:display-name="WW_CharOUTLINELVL2" style:family="text">
      <style:text-properties fo:font-style="italic" fo:font-weight="bold" style:font-style-asian="italic" style:font-weight-asian="bold"/>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3LVL2" style:display-name="WW_CharLFO13LVL2" style:family="text">
      <style:text-properties style:font-name="Arial" fo:font-family="Arial" style:font-family-generic="swiss" style:font-pitch="variable" style:font-name-asian="MS Mincho" style:font-family-asian="'MS Mincho'" style:font-family-generic-asian="modern" style:font-pitch-asian="fixed" style:font-name-complex="Arial" style:font-family-complex="Arial" style:font-family-generic-complex="swiss" style:font-pitch-complex="variable"/>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
        <style:list-level-properties text:space-before="0.501cm" text:min-label-width="0.635cm"/>
      </text:outline-level-style>
      <text:outline-level-style text:level="2" text:style-name="WW_5f_CharOUTLINELVL2" style:num-format="1" text:display-levels="2">
        <style:list-level-properties text:space-before="1.771cm" text:min-label-width="0.635cm"/>
      </text:outline-level-style>
      <text:outline-level-style text:level="3" style:num-format="">
        <style:list-level-properties/>
      </text:outline-level-style>
      <text:outline-level-style text:level="4" style:num-suffix="." style:num-format="1">
        <style:list-level-properties text:space-before="1.136cm" text:min-label-width="0.635cm"/>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0" style:display-name="WW_OutlineListStyle_10">
      <text:list-level-style-number text:level="1" style:num-suffix="." style:num-format="1">
        <style:list-level-properties text:space-before="0.501cm" text:min-label-width="0.635cm"/>
      </text:list-level-style-number>
      <text:list-level-style-number text:level="2" text:style-name="WW_5f_CharLFO1LVL2" style:num-format="1" text:display-levels="2">
        <style:list-level-properties text:space-before="1.771cm" text:min-label-width="0.635cm"/>
      </text:list-level-style-number>
      <text:list-level-style-number text:level="3" style:num-format="">
        <style:list-level-properties/>
      </text:list-level-style-number>
      <text:list-level-style-number text:level="4" style:num-suffix="." style:num-format="1">
        <style:list-level-properties text:space-before="1.136cm" text:min-label-width="0.635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suffix="." style:num-format="1">
        <style:list-level-properties text:space-before="0.501cm" text:min-label-width="0.635cm"/>
      </text:list-level-style-number>
      <text:list-level-style-number text:level="2" text:style-name="WW_5f_CharLFO2LVL2" style:num-format="1" text:display-levels="2">
        <style:list-level-properties text:space-before="1.771cm" text:min-label-width="0.635cm"/>
      </text:list-level-style-number>
      <text:list-level-style-number text:level="3" style:num-format="">
        <style:list-level-properties/>
      </text:list-level-style-number>
      <text:list-level-style-number text:level="4" style:num-suffix="." style:num-format="1">
        <style:list-level-properties text:space-before="1.136cm" text:min-label-width="0.635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suffix="." style:num-format="1">
        <style:list-level-properties text:space-before="0.501cm" text:min-label-width="0.635cm"/>
      </text:list-level-style-number>
      <text:list-level-style-number text:level="2" text:style-name="WW_5f_CharLFO3LVL2" style:num-format="1" text:display-levels="2">
        <style:list-level-properties text:space-before="1.771cm" text:min-label-width="0.635cm"/>
      </text:list-level-style-number>
      <text:list-level-style-number text:level="3" style:num-format="">
        <style:list-level-properties/>
      </text:list-level-style-number>
      <text:list-level-style-number text:level="4" style:num-suffix="." style:num-format="1">
        <style:list-level-properties text:space-before="1.136cm" text:min-label-width="0.635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suffix="." style:num-format="1">
        <style:list-level-properties text:space-before="0.501cm" text:min-label-width="0.635cm"/>
      </text:list-level-style-number>
      <text:list-level-style-number text:level="2" text:style-name="WW_5f_CharLFO4LVL2" style:num-format="1" text:display-levels="2">
        <style:list-level-properties text:space-before="1.771cm" text:min-label-width="0.635cm"/>
      </text:list-level-style-number>
      <text:list-level-style-number text:level="3" style:num-format="">
        <style:list-level-properties/>
      </text:list-level-style-number>
      <text:list-level-style-number text:level="4" style:num-suffix="." style:num-format="1">
        <style:list-level-properties text:space-before="1.136cm" text:min-label-width="0.635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suffix="." style:num-format="1">
        <style:list-level-properties text:space-before="0.501cm" text:min-label-width="0.635cm"/>
      </text:list-level-style-number>
      <text:list-level-style-number text:level="2" text:style-name="WW_5f_CharLFO5LVL2" style:num-format="1" text:display-levels="2">
        <style:list-level-properties text:space-before="1.771cm" text:min-label-width="0.635cm"/>
      </text:list-level-style-number>
      <text:list-level-style-number text:level="3" style:num-format="">
        <style:list-level-properties/>
      </text:list-level-style-number>
      <text:list-level-style-number text:level="4" style:num-suffix="." style:num-format="1">
        <style:list-level-properties text:space-before="1.136cm" text:min-label-width="0.635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suffix="." style:num-format="1">
        <style:list-level-properties text:space-before="0.501cm" text:min-label-width="0.635cm"/>
      </text:list-level-style-number>
      <text:list-level-style-number text:level="2" text:style-name="WW_5f_CharLFO6LVL2" style:num-format="1" text:display-levels="2">
        <style:list-level-properties text:space-before="1.771cm" text:min-label-width="0.635cm"/>
      </text:list-level-style-number>
      <text:list-level-style-number text:level="3" style:num-format="">
        <style:list-level-properties/>
      </text:list-level-style-number>
      <text:list-level-style-number text:level="4" style:num-suffix="." style:num-format="1">
        <style:list-level-properties text:space-before="1.136cm" text:min-label-width="0.635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space-before="0.501cm" text:min-label-width="0.635cm"/>
      </text:list-level-style-number>
      <text:list-level-style-number text:level="2" text:style-name="WW_5f_CharLFO7LVL2" style:num-format="1" text:display-levels="2">
        <style:list-level-properties text:space-before="1.771cm" text:min-label-width="0.635cm"/>
      </text:list-level-style-number>
      <text:list-level-style-number text:level="3" style:num-format="">
        <style:list-level-properties/>
      </text:list-level-style-number>
      <text:list-level-style-bullet text:level="4" text:style-name="WW_5f_CharLFO7LVL4" text:bullet-char="">
        <style:list-level-properties text:space-before="1.136cm" text:min-label-width="0.635cm"/>
        <style:text-properties style:font-name="Wingdings"/>
      </text:list-level-style-bullet>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style:num-format="1">
        <style:list-level-properties text:space-before="0.501cm" text:min-label-width="0.635cm"/>
      </text:list-level-style-number>
      <text:list-level-style-number text:level="2" text:style-name="WW_5f_CharLFO8LVL2" style:num-format="1" text:display-levels="2">
        <style:list-level-properties text:space-before="1.771cm" text:min-label-width="0.635cm"/>
      </text:list-level-style-number>
      <text:list-level-style-number text:level="3" style:num-format="">
        <style:list-level-properties/>
      </text:list-level-style-number>
      <text:list-level-style-number text:level="4" style:num-suffix="." style:num-format="1">
        <style:list-level-properties text:space-before="1.136cm" text:min-label-width="0.635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style:num-format="1">
        <style:list-level-properties text:space-before="0.501cm" text:min-label-width="0.635cm"/>
      </text:list-level-style-number>
      <text:list-level-style-number text:level="2" text:style-name="WW_5f_CharLFO9LVL2" style:num-format="1" text:display-levels="2">
        <style:list-level-properties text:space-before="1.771cm" text:min-label-width="0.635cm"/>
      </text:list-level-style-number>
      <text:list-level-style-number text:level="3" style:num-format="">
        <style:list-level-properties/>
      </text:list-level-style-number>
      <text:list-level-style-number text:level="4" style:num-suffix="." style:num-format="1">
        <style:list-level-properties text:space-before="1.136cm" text:min-label-width="0.635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space-before="0.501cm" text:min-label-width="0.635cm"/>
      </text:list-level-style-number>
      <text:list-level-style-number text:level="2" text:style-name="WW_5f_CharLFO10LVL2" style:num-format="1" text:display-levels="2">
        <style:list-level-properties text:space-before="1.771cm" text:min-label-width="0.635cm"/>
      </text:list-level-style-number>
      <text:list-level-style-number text:level="3" style:num-format="">
        <style:list-level-properties/>
      </text:list-level-style-number>
      <text:list-level-style-number text:level="4" style:num-suffix="." style:num-format="1">
        <style:list-level-properties text:space-before="1.136cm" text:min-label-width="0.635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space-before="0.501cm" text:min-label-width="0.635cm"/>
      </text:list-level-style-number>
      <text:list-level-style-number text:level="2" text:style-name="WW_5f_CharLFO11LVL2" style:num-format="1" text:display-levels="2">
        <style:list-level-properties text:space-before="1.771cm" text:min-label-width="0.635cm"/>
      </text:list-level-style-number>
      <text:list-level-style-number text:level="3" style:num-format="">
        <style:list-level-properties/>
      </text:list-level-style-number>
      <text:list-level-style-number text:level="4" style:num-suffix="." style:num-format="1">
        <style:list-level-properties text:space-before="1.136cm" text:min-label-width="0.635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MacOSX_x86 LibreOffice_project/0a0440ccc0227ad9829de5f46be37cfb6edcf72</meta:generator>
    <dc:title>TP RE56 2007</dc:title>
    <meta:initial-creator>acaminad</meta:initial-creator>
    <meta:creation-date>2014-06-10T13:20:00Z</meta:creation-date>
    <dc:date>2014-06-17T17:48:42.104500000</dc:date>
    <meta:editing-cycles>58</meta:editing-cycles>
    <meta:editing-duration>PT9H57M53S</meta:editing-duration>
    <meta:document-statistic meta:table-count="10" meta:image-count="0" meta:object-count="3" meta:page-count="16" meta:paragraph-count="513" meta:word-count="5977" meta:character-count="33964" meta:non-whitespace-character-count="28117"/>
    <meta:template xlink:type="simple" xlink:actuate="onRequest" xlink:title="" xlink:href="Normal"/>
  </office:meta>
</office:document-meta>
</file>

<file path=Object 1/content.xml><?xml version="1.0" encoding="utf-8"?>
<math xmlns="http://www.w3.org/1998/Math/MathML">
  <semantics>
    <mrow>
      <mfrac>
        <mi>C</mi>
        <mrow>
          <mrow>
            <mo stretchy="false">∑</mo>
            <mi>I</mi>
          </mrow>
          <mi>c</mi>
          <mi>o</mi>
          <mi>c</mi>
          <mi>h</mi>
          <mi>a</mi>
          <mi>n</mi>
          <mi>n</mi>
          <mi>e</mi>
          <mrow>
            <mi>l</mi>
            <mo stretchy="false">+</mo>
            <mi>R</mi>
          </mrow>
          <mn>1</mn>
          <mtext>.</mtext>
          <mrow>
            <mo stretchy="false">∑</mo>
            <mi>I</mi>
          </mrow>
          <mi>A</mi>
          <mrow>
            <mn>1</mn>
            <mo stretchy="false">+</mo>
            <mi>R</mi>
          </mrow>
          <mn>2</mn>
          <mtext>.</mtext>
          <mrow>
            <mo stretchy="false">∑</mo>
            <mi>I</mi>
          </mrow>
          <mi>A</mi>
          <mrow>
            <mn>2</mn>
            <mo stretchy="false">+</mo>
            <mi>R</mi>
          </mrow>
          <mn>3</mn>
          <mtext>.</mtext>
          <mrow>
            <mo stretchy="false">∑</mo>
            <mi>I</mi>
          </mrow>
          <mi>A</mi>
          <mn>3</mn>
        </mrow>
      </mfrac>
    </mrow>
    <annotation encoding="StarMath 5.0">C over { sum  I c o c h a n n e l + R 1  "."   sum  I A 1 + R 2  "."   sum  I A 2 + R 3  "."   sum  I A 3}</annotation>
  </semantics>
</math>
</file>

<file path=Object 2/content.xml><?xml version="1.0" encoding="utf-8"?>
<math xmlns="http://www.w3.org/1998/Math/MathML">
  <semantics>
    <mrow>
      <mrow>
        <mrow>
          <mo stretchy="false">∑</mo>
          <mi>I</mi>
        </mrow>
        <mi>c</mi>
        <mi>o</mi>
        <mi>c</mi>
        <mi>h</mi>
        <mi>a</mi>
        <mi>n</mi>
        <mi>n</mi>
        <mi>e</mi>
        <mi>l</mi>
      </mrow>
    </mrow>
    <annotation encoding="StarMath 5.0">{ sum I c o c h a n n e l}</annotation>
  </semantics>
</math>
</file>

<file path=Object 3/content.xml><?xml version="1.0" encoding="utf-8"?>
<math xmlns="http://www.w3.org/1998/Math/MathML">
  <semantics>
    <mrow>
      <mrow>
        <mrow>
          <mo stretchy="false">∑</mo>
          <mi>I</mi>
        </mrow>
        <mi>A</mi>
        <mn>1</mn>
      </mrow>
    </mrow>
    <annotation encoding="StarMath 5.0">{ sum I A 1}</annotation>
  </semantics>
</math>
</file>